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-3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-2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-2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2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0" style:parent-style-name="머리말_신명조9_">
      <style:paragraph-properties fo:text-align="center" fo:text-indent="0pt" fo:margin-left="0pt" fo:margin-right="0pt" fo:margin-top="0pt" fo:margin-bottom="0pt" fo:line-height="150%"/>
    </style:style>
    <style:style style:family="text" style:name="p2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4" style:parent-style-name="머리말_신명조9_">
      <style:paragraph-properties fo:text-align="center" fo:text-indent="0pt" fo:margin-left="0pt" fo:margin-right="0pt" fo:margin-top="0pt" fo:margin-bottom="0pt" fo:line-height="150%"/>
    </style:style>
    <style:style style:family="text" style:name="p3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6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6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3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14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15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16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17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18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19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20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4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1" style:parent-style-name="머리말_중고딕9_">
      <style:paragraph-properties fo:text-align="left" fo:text-indent="0pt" fo:margin-left="0pt" fo:margin-right="0pt" fo:margin-top="0pt" fo:margin-bottom="0pt" fo:line-height="135%"/>
    </style:style>
    <style:style style:family="text" style:name="p4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2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2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3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4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5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6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7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8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9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0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1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2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3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4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5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6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7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8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9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0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1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2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3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4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5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6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7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48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9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53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8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9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머리말_중고딕9_">
      <style:paragraph-properties fo:text-align="justify" fo:text-indent="0pt" fo:margin-left="0pt" fo:margin-right="0pt" fo:margin-top="0pt" fo:margin-bottom="0pt" fo:line-height="135%"/>
    </style:style>
    <style:style style:family="text" style:name="p4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1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4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94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95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96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97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98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4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9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00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01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02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03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6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3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3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3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3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3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64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6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6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7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99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4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3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6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751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752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75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75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755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756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75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5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2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90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9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9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0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0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3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3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3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3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3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4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4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4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4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4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4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0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0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8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8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9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8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1-1-9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8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2-1-9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6-1-8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7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5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5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5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6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6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6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6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6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1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6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7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8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2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2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2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9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0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6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6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12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9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5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5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5-1-6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5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5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8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8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8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39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40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4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5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5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6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4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4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4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4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4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5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6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8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8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8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8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8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8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8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9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6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9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9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9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9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3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5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6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1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8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8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0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0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9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9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0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0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1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0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0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0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2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3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3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3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3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3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3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4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4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4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4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4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5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5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5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5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5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5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6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6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6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6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6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6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4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4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6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7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7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8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8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8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8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8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8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89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9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9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2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2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2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9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9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6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89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8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8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9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0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1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1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1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2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3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3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3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4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5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5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5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6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7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7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7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7-1-4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7-1-5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8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09-1-1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9-1-2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09-1-3">
      <style:text-properties style:font-name="한양신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10" style:parent-style-name="바탕글">
      <style:paragraph-properties fo:text-align="left" fo:text-indent="0pt" fo:margin-left="0pt" fo:margin-right="0pt" fo:margin-top="0pt" fo:margin-bottom="0pt"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</text:span><text:span text:style-name="p1-1-2">회계규정 답안</text:span><text:span text:style-name="p1-1-3">]</text:span></text:p>
      <text:p text:style-name="바탕글"><text:span text:style-name="p2-1-1">1. 라</text:span></text:p>
      <text:p text:style-name="바탕글"><text:span text:style-name="p3-1-1">직제에 따라 소속된 단위별로 총계정원장을 설치한다 </text:span><text:span text:style-name="p3-1-2">➡ </text:span><text:span text:style-name="p3-1-3">총계정원장의 설치부서로 </text:span><text:span text:style-name="p3-2-1">한다.</text:span></text:p>
      <text:p text:style-name="바탕글"><text:span text:style-name="p4-1-1">2. 라</text:span></text:p>
      <text:p text:style-name="바탕글"><text:span text:style-name="p5-1-1">인계자 인수자 </text:span><text:span text:style-name="p5-1-2">➡ </text:span><text:span text:style-name="p5-1-3">입회자의 입회하에 확인한후 인계자, 인수자 및 입회자</text:span></text:p>
      <text:p text:style-name="바탕글"><text:span text:style-name="p6-1-1">3. 나</text:span></text:p>
      <text:p text:style-name="바탕글"><text:span text:style-name="p7-1-1">4. 나</text:span></text:p>
      <text:p text:style-name="바탕글"><text:span text:style-name="p8-1-1">5. 다</text:span></text:p>
      <text:p text:style-name="바탕글"><text:span text:style-name="p9-1-1">보조 </text:span><text:span text:style-name="p9-1-2">➡ </text:span><text:span text:style-name="p9-1-3">분임대리</text:span></text:p>
      <text:p text:style-name="바탕글"><text:span text:style-name="p10-1-1">6. 나</text:span></text:p>
      <text:p text:style-name="바탕글"><text:span text:style-name="p11-1-1">인사규정 </text:span><text:span text:style-name="p11-1-2">➡ </text:span><text:span text:style-name="p11-1-3">회계관계직원 등의 책임에 관한 법률</text:span></text:p>
      <text:p text:style-name="바탕글"><text:span text:style-name="p12-1-1">7. 라</text:span></text:p>
      <text:p text:style-name="바탕글"><text:span text:style-name="p13-1-1">고액일 때 </text:span><text:span text:style-name="p13-1-2">➡ </text:span><text:span text:style-name="p13-1-3">소액일 때</text:span></text:p>
      <text:p text:style-name="바탕글"><text:span text:style-name="p14-1-1">8. 가</text:span></text:p>
      <text:p text:style-name="바탕글"><text:span text:style-name="p15-1-1">나. 이사장 </text:span><text:span text:style-name="p15-1-2">➡ </text:span><text:span text:style-name="p15-1-3">건설교통부장관</text:span></text:p>
      <text:p text:style-name="바탕글"><text:span text:style-name="p16-1-1">다. 연대채무자 또는 보증인등 따로 채무를 이행 할 자가 있는 경우( </text:span><text:span text:style-name="p16-1-2">x )</text:span></text:p>
      <text:p text:style-name="바탕글"><text:span text:style-name="p17-1-1">라. 연대채무자 또는 보증인등 따로 채무를 이행 할 자가 있는 경우( </text:span><text:span text:style-name="p17-1-2">x )</text:span></text:p>
      <text:p text:style-name="바탕글"><text:span text:style-name="p18-1-1">9. 라</text:span></text:p>
      <text:p text:style-name="바탕글"><text:span text:style-name="p19-1-1">가. 연대채무자 또는 보증인등 따로 채무를 이행 할 자가 있는 경우( </text:span><text:span text:style-name="p19-1-2">x )</text:span></text:p>
      <text:p text:style-name="바탕글"><text:span text:style-name="p20-1-1">나. 고액인때 </text:span><text:span text:style-name="p20-1-2">➡ </text:span><text:span text:style-name="p20-1-3">소액인 때</text:span></text:p>
      <text:p text:style-name="바탕글"><text:span text:style-name="p21-1-1">다. 보증인등 따로 채무를 이행할 자가 있는 경우( </text:span><text:span text:style-name="p21-1-2">x )</text:span></text:p>
      <text:p text:style-name="바탕글"><text:span text:style-name="p22-1-1">10. 나</text:span></text:p>
      <text:p text:style-name="바탕글"><text:span text:style-name="p23-1-1">11. 라</text:span></text:p>
      <text:p text:style-name="바탕글"><text:span text:style-name="p24-1-1">신설.통합할 수 없다 </text:span><text:span text:style-name="p24-1-2">➡ </text:span><text:span text:style-name="p24-1-3">필요에 따라 신설 통폐합 할 수 있다.</text:span></text:p>
      <text:p text:style-name="바탕글"><text:span text:style-name="p25-1-1">12. 가</text:span></text:p>
      <text:p text:style-name="바탕글"><text:span text:style-name="p26-1-1">개괄주의 </text:span><text:span text:style-name="p26-1-2">➡ </text:span><text:span text:style-name="p26-1-3">포괄주의</text:span></text:p>
      <text:p text:style-name="바탕글"><text:span text:style-name="p27-1-1">13. 라</text:span></text:p>
      <text:p text:style-name="바탕글"><text:span text:style-name="p28-1-1">자본적 지출</text:span></text:p>
      <text:p text:style-name="바탕글"><text:span text:style-name="p29-1-1">14. 라</text:span></text:p>
      <text:p text:style-name="바탕글"><text:span text:style-name="p30-1-1">자본적 지출</text:span></text:p>
      <text:p text:style-name="바탕글"><text:span text:style-name="p31-1-1">15. 라</text:span></text:p>
      <text:p text:style-name="바탕글"><text:span text:style-name="p32-1-1">자본적 지출</text:span></text:p>
      <text:p text:style-name="바탕글"><text:span text:style-name="p33-1-1">16. 라</text:span></text:p>
      <text:p text:style-name="바탕글"><text:span text:style-name="p34-1-1">17. 라</text:span></text:p>
      <text:p text:style-name="바탕글"><text:span text:style-name="p35-1-1">계속성을 유지하여서는 않된다 </text:span><text:span text:style-name="p35-1-2">➡ </text:span><text:span text:style-name="p35-1-3">계속성을 유지하여야 한다.</text:span></text:p>
      <text:p text:style-name="바탕글"><text:span text:style-name="p36-1-1">18. 라</text:span></text:p>
      <text:p text:style-name="바탕글"><text:span text:style-name="p37-1-1">영업외 비용 또는 특별손실로 계상한다 </text:span><text:span text:style-name="p37-1-2">➡ </text:span><text:span text:style-name="p37-1-3">영업외 손익으로 계상한다.</text:span></text:p>
      <text:p text:style-name="바탕글"><text:span text:style-name="p38-1-1">19. 나</text:span></text:p>
      <text:p text:style-name="바탕글"><text:span text:style-name="p39-1-1">차익과 차손은 영업외 손익으로 계상한다 </text:span><text:span text:style-name="p39-1-2">➡ </text:span><text:span text:style-name="p39-1-3">차익은 특별이익에 계상하고 차손은 그 </text:span><text:span text:style-name="p39-2-1">기준을 정하여 영업외 비용 또는 특별손실로 계상한다.</text:span></text:p>
      <text:p text:style-name="바탕글"><text:span text:style-name="p40-1-1">20. 다</text:span></text:p>
      <text:p text:style-name="바탕글"><text:span text:style-name="p41-1-1">비용항목과 수익항목을 직접 상계하여 그 전부를 손익계상에서 제외하여야 한다. </text:span><text:span text:style-name="p41-1-2">➡ </text:span><text:span text:style-name="p41-2-1">총액에 의하여 계상하여야 하며, 비용항목과 수익항목을 직접상계하므로써 그 점부 </text:span><text:span text:style-name="p41-3-1">또는 일부를 손익계산에서 제외하여서는 아니된다.</text:span></text:p>
      <text:p text:style-name="바탕글"><text:span text:style-name="p42-1-1">21. 다</text:span></text:p>
      <text:p text:style-name="바탕글"><text:span text:style-name="p43-1-1">특별손실로 </text:span><text:span text:style-name="p43-1-2">➡ </text:span><text:span text:style-name="p43-1-3">영업외 손실</text:span></text:p>
      <text:p text:style-name="바탕글"><text:span text:style-name="p44-1-1">22. 나</text:span></text:p>
      <text:p text:style-name="바탕글"><text:span text:style-name="p45-1-1">23. 나</text:span></text:p>
      <text:p text:style-name="바탕글"><text:span text:style-name="p46-1-1">고정부채중 </text:span><text:span text:style-name="p46-1-2">➡ </text:span><text:span text:style-name="p46-1-3">이연자산중</text:span></text:p>
      <text:p text:style-name="바탕글"><text:span text:style-name="p47-1-1">24. 다</text:span></text:p>
      <text:p text:style-name="바탕글"><text:span text:style-name="p48-1-1">자산계정에 계상한다 </text:span><text:span text:style-name="p48-1-2">➡ </text:span><text:span text:style-name="p48-1-3">계정과목으로 계상하지 아니한다.</text:span></text:p>
      <text:p text:style-name="바탕글"><text:span text:style-name="p49-1-1">25. 가</text:span></text:p>
      <text:p text:style-name="바탕글"><text:span text:style-name="p50-1-1">자본잉여금의 국고보조금으로 계상한다 </text:span><text:span text:style-name="p50-1-2">➡ </text:span><text:span text:style-name="p50-1-3">자본금으로 계상한다.</text:span></text:p>
      <text:p text:style-name="바탕글"><text:span text:style-name="p51-1-1">26. 나</text:span></text:p>
      <text:p text:style-name="바탕글"><text:span text:style-name="p52-1-1">정부 전산자료관리기본법 </text:span><text:span text:style-name="p52-1-2">➡</text:span><text:span text:style-name="p52-1-3"> 정부투자기관 전산처리에 관한 자료의 관리기준</text:span></text:p>
      <text:p text:style-name="바탕글"><text:span text:style-name="p53-1-1">27. 나</text:span></text:p>
      <text:p text:style-name="바탕글"><text:span text:style-name="p54-1-1">28. 라</text:span></text:p>
      <text:p text:style-name="바탕글"><text:span text:style-name="p55-1-1">경우에는 대응전표에 상대계정과목을 표시하지 않는다 </text:span><text:span text:style-name="p55-1-2">➡ </text:span><text:span text:style-name="p55-1-3">경우에도 대용전표에 상대</text:span><text:span text:style-name="p55-2-1">계정과목을 표시하여야 한다.</text:span></text:p>
      <text:p text:style-name="바탕글"><text:span text:style-name="p56-1-1">29. 라</text:span></text:p>
      <text:p text:style-name="바탕글"><text:span text:style-name="p57-1-1">표시하지 않는다 </text:span><text:span text:style-name="p57-1-2">➡ </text:span><text:span text:style-name="p57-1-3">표시하여야 한다.</text:span></text:p>
      <text:p text:style-name="바탕글"><text:span text:style-name="p58-1-1">30. 라</text:span></text:p>
      <text:p text:style-name="바탕글"><text:span text:style-name="p59-1-1">전표의 최종 결재사항 누락여부 </text:span><text:span text:style-name="p59-1-2">➡ </text:span><text:span text:style-name="p59-1-3">기타전표 작성상 불피한 사항</text:span></text:p>
      <text:p text:style-name="바탕글"><text:span text:style-name="p60-1-1">31. 다</text:span></text:p>
      <text:p text:style-name="바탕글"><text:span text:style-name="p61-1-1">오기의 정정은 정당한 정정 절차에 의하여야 한다.</text:span></text:p>
      <text:p text:style-name="바탕글"><text:span text:style-name="p62-1-1">32. 가</text:span></text:p>
      <text:p text:style-name="바탕글"><text:span text:style-name="p63-1-1">각 계정원장 및 </text:span><text:span text:style-name="p63-1-2">➡ </text:span><text:span text:style-name="p63-1-3">분개장과, 분개장 </text:span><text:span text:style-name="p63-1-4">➡ </text:span><text:span text:style-name="p63-1-5">각 계정원장 및</text:span></text:p>
      <text:p text:style-name="바탕글"><text:span text:style-name="p64-1-1">33. 나</text:span></text:p>
      <text:p text:style-name="바탕글"><text:span text:style-name="p65-1-1">오기되었을 때는 오기부분을 평행 2주선으로 말소하여 정정하여야 한다 </text:span><text:span text:style-name="p65-1-2">➡ </text:span><text:span text:style-name="p65-1-3">오기일지</text:span><text:span text:style-name="p65-2-1">라도 그 행 전부를 정정하여야 한다.</text:span></text:p>
      <text:p text:style-name="바탕글"><text:span text:style-name="p66-1-1">34. 나</text:span></text:p>
      <text:p text:style-name="바탕글"><text:span text:style-name="p67-1-1">매일 마감한다 </text:span><text:span text:style-name="p67-1-2">➡ </text:span><text:span text:style-name="p67-1-3">매월 말에 마감한다.</text:span></text:p>
      <text:p text:style-name="바탕글"><text:span text:style-name="p68-1-1">35. 나</text:span></text:p>
      <text:p text:style-name="바탕글"><text:span text:style-name="p69-1-1">같이 하여야 한다 </text:span><text:span text:style-name="p69-1-2">➡ </text:span><text:span text:style-name="p69-1-3">달리하여야 한다.</text:span></text:p>
      <text:p text:style-name="바탕글"><text:span text:style-name="p70-1-1">36. 다</text:span></text:p>
      <text:p text:style-name="바탕글"><text:span text:style-name="p71-1-1">매일 </text:span><text:span text:style-name="p71-1-2">➡ </text:span><text:span text:style-name="p71-1-3">매월</text:span></text:p>
      <text:p text:style-name="바탕글"><text:span text:style-name="p72-1-1">37. 다</text:span></text:p>
      <text:p text:style-name="바탕글"><text:span text:style-name="p73-1-1">반드시 </text:span><text:span text:style-name="p73-1-2">➡ </text:span><text:span text:style-name="p73-1-3">다만, 원본에 의하기 곤란한 경우에는 그 사본으로 갈음하고 원본대조자가 </text:span><text:span text:style-name="p73-2-1">이에 확인표시를 하여야 한다.</text:span></text:p>
      <text:p text:style-name="바탕글"><text:span text:style-name="p74-1-1">38. 라</text:span></text:p>
      <text:p text:style-name="바탕글"><text:span text:style-name="p75-1-1">39. 라</text:span></text:p>
      <text:p text:style-name="바탕글"><text:span text:style-name="p76-1-1">40. 다</text:span></text:p>
      <text:p text:style-name="바탕글"><text:span text:style-name="p77-1-1">지급증으로 갈음할 수 있다 </text:span><text:span text:style-name="p77-1-2">➡ </text:span><text:span text:style-name="p77-1-3">지출결의서의 적요란에 대조필로써 갈음할 수 있다. </text:span><text:span text:style-name="p77-2-1">대조된 서류는 증명서에 준하여 보관한다.</text:span></text:p>
      <text:p text:style-name="바탕글"><text:span text:style-name="p78-1-1">41. 라</text:span></text:p>
      <text:p text:style-name="바탕글"><text:span text:style-name="p79-1-1">관계증빙서류에 대조필로써 갈음할 수 있다 </text:span><text:span text:style-name="p79-1-2">➡ </text:span><text:span text:style-name="p79-1-3">관계증빙서류의 여백에 주기하고 날</text:span><text:span text:style-name="p79-2-1">인한다.</text:span></text:p>
      <text:p text:style-name="바탕글"><text:span text:style-name="p80-1-1">42. 가</text:span></text:p>
      <text:p text:style-name="바탕글"><text:span text:style-name="p81-1-1">사업계획서 </text:span><text:span text:style-name="p81-1-2">➡ </text:span><text:span text:style-name="p81-1-3">자금계획서</text:span></text:p>
      <text:p text:style-name="바탕글"><text:span text:style-name="p82-1-1">43. 다</text:span></text:p>
      <text:p text:style-name="바탕글"><text:span text:style-name="p83-1-1">44. 나</text:span></text:p>
      <text:p text:style-name="바탕글"><text:span text:style-name="p84-1-1">기획처장</text:span></text:p>
      <text:p text:style-name="바탕글"><text:span text:style-name="p85-1-1">45. 라</text:span></text:p>
      <text:p text:style-name="바탕글"><text:span text:style-name="p86-1-1">46. 라</text:span></text:p>
      <text:p text:style-name="바탕글"><text:span text:style-name="p87-1-1">이월하여 사용할 수 있다 </text:span><text:span text:style-name="p87-1-2">➡ </text:span><text:span text:style-name="p87-1-3">이월하여 사용할 수 없다.</text:span></text:p>
      <text:p text:style-name="바탕글"><text:span text:style-name="p88-1-1">예산은 원칙적으로 다음연도에 이월하여 사용할 수 없다.</text:span></text:p>
      <text:p text:style-name="바탕글"><text:span text:style-name="p89-1-1">47. 다</text:span></text:p>
      <text:p text:style-name="바탕글"><text:span text:style-name="p90-1-1">48. 라</text:span></text:p>
      <text:p text:style-name="바탕글"><text:span text:style-name="p91-1-1">49. 라</text:span></text:p>
      <text:p text:style-name="바탕글"><text:span text:style-name="p92-1-1">50. 나</text:span></text:p>
      <text:p text:style-name="바탕글"><text:span text:style-name="p93-1-1">전문기술용역 </text:span><text:span text:style-name="p93-1-2">➡ </text:span><text:span text:style-name="p93-1-3">연구개발사업</text:span></text:p>
      <text:p text:style-name="바탕글"><text:span text:style-name="p94-1-1">51. 라</text:span></text:p>
      <text:p text:style-name="바탕글"><text:span text:style-name="p95-1-1">이사회와 운영위원회의 의결을 거쳐 집행한후 건설교통부장관에게 보고</text:span></text:p>
      <text:p text:style-name="바탕글"><text:span text:style-name="p96-1-1">52. 다</text:span></text:p>
      <text:p text:style-name="바탕글"><text:span text:style-name="p97-1-1">53. 다</text:span></text:p>
      <text:p text:style-name="바탕글"><text:span text:style-name="p98-1-1">예산관리자는 예산관리부를 비치하여야 한다 </text:span><text:span text:style-name="p98-1-2">➡ </text:span><text:span text:style-name="p98-1-3">예산관리자는 예산총괄부를 부문예</text:span><text:span text:style-name="p98-2-1">산관리자는 예산관리부를 비치하여야 한다.</text:span></text:p>
      <text:p text:style-name="바탕글"><text:span text:style-name="p99-1-1">54. 라</text:span></text:p>
      <text:p text:style-name="바탕글"><text:span text:style-name="p100-1-1">55. 라</text:span></text:p>
      <text:p text:style-name="바탕글"><text:span text:style-name="p101-1-1">56. 라</text:span></text:p>
      <text:p text:style-name="바탕글"><text:span text:style-name="p102-1-1">운영위원회 의결의 걸쳐 건설교통부장관의 승인을 득한후 이사장의 명의로 행한다. </text:span><text:span text:style-name="p102-2-1">➡ </text:span><text:span text:style-name="p102-2-2">이사회의 의결을 거쳐 이사장의 명의로 행한다.</text:span></text:p>
      <text:p text:style-name="바탕글"><text:span text:style-name="p103-1-1">57. 나</text:span></text:p>
      <text:p text:style-name="바탕글"><text:span text:style-name="p104-1-1">1월</text:span></text:p>
      <text:p text:style-name="바탕글"><text:span text:style-name="p105-1-1">58. 라</text:span></text:p>
      <text:p text:style-name="바탕글"><text:span text:style-name="p106-1-1">59. 라</text:span></text:p>
      <text:p text:style-name="바탕글"><text:span text:style-name="p107-1-1">60. 라</text:span></text:p>
      <text:p text:style-name="바탕글"><text:span text:style-name="p108-1-1">61. 라</text:span></text:p>
      <text:p text:style-name="바탕글"><text:span text:style-name="p109-1-1">62. 나</text:span></text:p>
      <text:p text:style-name="바탕글"><text:span text:style-name="p110-1-1">20일 이내 </text:span><text:span text:style-name="p110-1-2">➡ 15</text:span><text:span text:style-name="p110-1-3">일 이내</text:span></text:p>
      <text:p text:style-name="바탕글"><text:span text:style-name="p111-1-1">63. 가</text:span></text:p>
      <text:p text:style-name="바탕글"><text:span text:style-name="p112-1-1">64. 라</text:span></text:p>
      <text:p text:style-name="바탕글"><text:span text:style-name="p113-1-1">65. 나</text:span></text:p>
      <text:p text:style-name="바탕글"><text:span text:style-name="p114-1-1">66. 가</text:span></text:p>
      <text:p text:style-name="바탕글"><text:span text:style-name="p115-1-1">추가징수 사유에 해당됨</text:span></text:p>
      <text:p text:style-name="바탕글"><text:span text:style-name="p116-1-1">67. 나</text:span></text:p>
      <text:p text:style-name="바탕글"><text:span text:style-name="p117-1-1">납입고지서 부본 </text:span><text:span text:style-name="p117-1-2">➡ </text:span><text:span text:style-name="p117-1-3">납입고지서 원본</text:span></text:p>
      <text:p text:style-name="바탕글"><text:span text:style-name="p118-1-1">68. 나</text:span></text:p>
      <text:p text:style-name="바탕글"><text:span text:style-name="p119-1-1">수납담당자가 </text:span><text:span text:style-name="p119-1-2">➡ </text:span><text:span text:style-name="p119-1-3">징수결정을 요구한 부서의 분임수납담당자가</text:span></text:p>
      <text:p text:style-name="바탕글"><text:span text:style-name="p120-1-1">69. 라</text:span></text:p>
      <text:p text:style-name="바탕글"><text:span text:style-name="p121-1-1">일괄하여 받는다 </text:span><text:span text:style-name="p121-1-2">➡ </text:span><text:span text:style-name="p121-1-3">수취인별로 받아야 한다</text:span></text:p>
      <text:p text:style-name="바탕글"><text:span text:style-name="p122-1-1">70. 라</text:span></text:p>
      <text:p text:style-name="바탕글"><text:span text:style-name="p123-1-1">업무추진비 </text:span><text:span text:style-name="p123-1-2">➡ </text:span><text:span text:style-name="p123-1-3">법령, 규칙등 일정한 기준에 의한 경비</text:span></text:p>
      <text:p text:style-name="바탕글"><text:span text:style-name="p124-1-1">71. 가</text:span></text:p>
      <text:p text:style-name="바탕글"><text:span text:style-name="p125-1-1">소급하여 취소 또는 정정하여야 한다 </text:span><text:span text:style-name="p125-1-2">➡ </text:span><text:span text:style-name="p125-1-3">소급하여 취소 또는 정정하지 아니하고 따</text:span><text:span text:style-name="p125-2-1">로 지출원인행위취소 결의서 또는 지출원인행위 증감결의서를 작성하여야 한다.</text:span></text:p>
      <text:p text:style-name="바탕글"><text:span text:style-name="p126-1-1">72. 라</text:span></text:p>
      <text:p text:style-name="바탕글"><text:span text:style-name="p127-1-1">받은날로부터 20일 이내에 </text:span><text:span text:style-name="p127-1-2">➡ </text:span><text:span text:style-name="p127-1-3">받은달의 말일까지</text:span></text:p>
      <text:p text:style-name="바탕글"><text:span text:style-name="p128-1-1">73. 다</text:span></text:p>
      <text:p text:style-name="바탕글"><text:span text:style-name="p129-1-1">일정한 </text:span><text:span text:style-name="p129-1-2">➡ </text:span><text:span text:style-name="p129-1-3">일정하지 아니한</text:span></text:p>
      <text:p text:style-name="바탕글"><text:span text:style-name="p130-1-1">74. 라</text:span></text:p>
      <text:p text:style-name="바탕글"><text:span text:style-name="p131-1-1">지방에서 </text:span><text:span text:style-name="p131-1-2">➡ </text:span><text:span text:style-name="p131-1-3">외국에서</text:span></text:p>
      <text:p text:style-name="바탕글"><text:span text:style-name="p132-1-1">75. 라</text:span></text:p>
      <text:p text:style-name="바탕글"><text:span text:style-name="p133-1-1">76. 다</text:span></text:p>
      <text:p text:style-name="바탕글"><text:span text:style-name="p134-1-1">77. 라</text:span></text:p>
      <text:p text:style-name="바탕글"><text:span text:style-name="p135-1-1">내국인에게 지출하는 경비 </text:span><text:span text:style-name="p135-1-2">➡ </text:span><text:span text:style-name="p135-1-3">외국인에게 국내에서 지급하는 경비</text:span></text:p>
      <text:p text:style-name="바탕글"><text:span text:style-name="p136-1-1">78. 나</text:span></text:p>
      <text:p text:style-name="바탕글"><text:span text:style-name="p137-1-1">100분의 50 </text:span><text:span text:style-name="p137-1-2">➡ 100</text:span><text:span text:style-name="p137-1-3">분의 70</text:span></text:p>
      <text:p text:style-name="바탕글"><text:span text:style-name="p138-1-1">79. 라</text:span></text:p>
      <text:p text:style-name="바탕글"><text:span text:style-name="p139-1-1">80. 라</text:span></text:p>
      <text:p text:style-name="바탕글"><text:span text:style-name="p140-1-1">81. 가</text:span></text:p>
      <text:p text:style-name="바탕글"><text:span text:style-name="p141-1-1">선급금의 지급범위</text:span></text:p>
      <text:p text:style-name="바탕글"><text:span text:style-name="p142-1-1">82. 나</text:span></text:p>
      <text:p text:style-name="바탕글"><text:span text:style-name="p143-1-1">반드시( </text:span><text:span text:style-name="p143-1-2">x ), </text:span><text:span text:style-name="p143-1-3">지출원인행위결의서에 의하기 곤란한 경우에는 내부결재 문서로써 이에 </text:span><text:span text:style-name="p143-2-1">갈음할 수 있다.</text:span></text:p>
      <text:p text:style-name="바탕글"><text:span text:style-name="p144-1-1">83. 라</text:span></text:p>
      <text:p text:style-name="바탕글"><text:span text:style-name="p145-1-1">공제한 </text:span><text:span text:style-name="p145-1-2">➡ </text:span><text:span text:style-name="p145-1-3">공제전, 소유유가증권의 장부가액은 취득가액으로 한다.</text:span></text:p>
      <text:p text:style-name="바탕글"><text:span text:style-name="p146-1-1">84. 다</text:span></text:p>
      <text:p text:style-name="바탕글"><text:span text:style-name="p147-1-1">85. 다</text:span></text:p>
      <text:p text:style-name="바탕글"><text:span text:style-name="p148-1-1">7월 31일까지 </text:span><text:span text:style-name="p148-1-2">➡ 8</text:span><text:span text:style-name="p148-1-3">월 31일까지</text:span></text:p>
      <text:p text:style-name="바탕글"><text:span text:style-name="p149-1-1">86. 가</text:span></text:p>
      <text:p text:style-name="바탕글"><text:span text:style-name="p150-1-1">87. 라</text:span></text:p>
      <text:p text:style-name="바탕글"><text:span text:style-name="p151-1-1">88. 라</text:span></text:p>
      <text:p text:style-name="바탕글"><text:span text:style-name="p152-1-1">89. 다</text:span></text:p>
      <text:p text:style-name="바탕글"><text:span text:style-name="p153-1-1">소모성용품으로 행정소모품과 운영소모품으로 구분한다 </text:span><text:span text:style-name="p153-1-2">➡ </text:span><text:span text:style-name="p153-1-3">소모성용품 및 재고자산</text:span><text:span text:style-name="p153-2-1">용품에서 결산된 물품으로 하며 소모품과 공용품으로 구분한다.</text:span></text:p>
      <text:p text:style-name="바탕글"><text:span text:style-name="p154-1-1">90. 라</text:span></text:p>
      <text:p text:style-name="바탕글"><text:span text:style-name="p155-1-1">그 대금을 취득가액으로 한다 </text:span><text:span text:style-name="p155-1-2">➡ </text:span><text:span text:style-name="p155-1-3">그 대금에 관세, 보험료, 운임, 하역비, 구매수수료 </text:span><text:span text:style-name="p155-2-1">및 기타 제비용을 합산한 금액으로 한다.</text:span></text:p>
      <text:p text:style-name="바탕글"><text:span text:style-name="p156-1-1">91. 가</text:span></text:p>
      <text:p text:style-name="바탕글"><text:span text:style-name="p157-1-1">나, 이동평균법 </text:span><text:span text:style-name="p157-1-2">➡ </text:span><text:span text:style-name="p157-1-3">계속기록법</text:span></text:p>
      <text:p text:style-name="바탕글"><text:span text:style-name="p158-1-1">다, 계속기록법 </text:span><text:span text:style-name="p158-1-2">➡ </text:span><text:span text:style-name="p158-1-3">이동평균법</text:span></text:p>
      <text:p text:style-name="바탕글"><text:span text:style-name="p159-1-1">라, 계속기록법 </text:span><text:span text:style-name="p159-1-2">➡ </text:span><text:span text:style-name="p159-1-3">선입선출법</text:span></text:p>
      <text:p text:style-name="바탕글"><text:span text:style-name="p160-1-1">92. 나</text:span></text:p>
      <text:p text:style-name="바탕글"><text:span text:style-name="p161-1-1">9월 30일 </text:span><text:span text:style-name="p161-1-2">➡ 8</text:span><text:span text:style-name="p161-1-3">월 31일</text:span></text:p>
      <text:p text:style-name="바탕글"><text:span text:style-name="p162-1-1">93. 라 </text:span></text:p>
      <text:p text:style-name="바탕글"><text:span text:style-name="p163-1-1">1년 이상인 자산 </text:span><text:span text:style-name="p163-1-2">➡ 2</text:span><text:span text:style-name="p163-1-3">년 이상인 자산</text:span></text:p>
      <text:p text:style-name="바탕글"><text:span text:style-name="p164-1-1">94. 나</text:span></text:p>
      <text:p text:style-name="바탕글"><text:span text:style-name="p165-1-1">고정자산대장 </text:span><text:span text:style-name="p165-1-2">➡ </text:span><text:span text:style-name="p165-1-3">사용부서</text:span></text:p>
      <text:p text:style-name="바탕글"><text:span text:style-name="p166-1-1">95. 가</text:span></text:p>
      <text:p text:style-name="바탕글"><text:span text:style-name="p167-1-1">구입가격 </text:span><text:span text:style-name="p167-1-2">➡ </text:span><text:span text:style-name="p167-1-3">구입가격에 부대비 및 설치비를 가산한 금액</text:span></text:p>
      <text:p text:style-name="바탕글"><text:span text:style-name="p168-1-1">96. 다</text:span></text:p>
      <text:p text:style-name="바탕글"><text:span text:style-name="p169-1-1">97. 나</text:span></text:p>
      <text:p text:style-name="바탕글"><text:span text:style-name="p170-1-1">98. 가</text:span></text:p>
      <text:p text:style-name="바탕글"><text:span text:style-name="p171-1-1">다만, 이사회의 의결을 거친 경우에는 불용결정없이 처분할 수 있다.( </text:span><text:span text:style-name="p171-1-2">x )</text:span></text:p>
      <text:p text:style-name="바탕글"><text:span text:style-name="p172-1-1">99. 라</text:span></text:p>
      <text:p text:style-name="바탕글"><text:span text:style-name="p173-1-1">가, 나, 다항은 이사회 의결을 거쳐야 하는 사항임.</text:span></text:p>
      <text:p text:style-name="바탕글"><text:span text:style-name="p174-1-1">100. 라</text:span></text:p>
      <text:p text:style-name="바탕글"><text:span text:style-name="p175-1-1">101. 다</text:span></text:p>
      <text:p text:style-name="바탕글"><text:span text:style-name="p176-1-1">영업외 수익으로 </text:span><text:span text:style-name="p176-1-2">➡ </text:span><text:span text:style-name="p176-1-3">기타 자본잉여금으로</text:span></text:p>
      <text:p text:style-name="바탕글"><text:span text:style-name="p177-1-1">102. 가</text:span></text:p>
      <text:p text:style-name="바탕글"><text:span text:style-name="p178-1-1">100원 </text:span><text:span text:style-name="p178-1-2">➡ 1,000</text:span><text:span text:style-name="p178-1-3">원</text:span></text:p>
      <text:p text:style-name="바탕글"><text:span text:style-name="p179-1-1">103. 다</text:span></text:p>
      <text:p text:style-name="바탕글"><text:span text:style-name="p180-1-1">104. 라</text:span></text:p>
      <text:p text:style-name="바탕글"><text:span text:style-name="p181-1-1">105. 나</text:span></text:p>
      <text:p text:style-name="바탕글"><text:span text:style-name="p182-1-1">106. 나</text:span></text:p>
      <text:p text:style-name="바탕글"><text:span text:style-name="p183-1-1">자산관리 담당자 </text:span><text:span text:style-name="p183-1-2">➡ </text:span><text:span text:style-name="p183-1-3">검수원</text:span></text:p>
      <text:p text:style-name="바탕글"><text:span text:style-name="p184-1-1">107. 다</text:span></text:p>
      <text:p text:style-name="바탕글"><text:span text:style-name="p185-1-1">정률법 </text:span><text:span text:style-name="p185-1-2">➡ </text:span><text:span text:style-name="p185-1-3">정액법</text:span></text:p>
      <text:p text:style-name="바탕글"><text:span text:style-name="p186-1-1">108. 다</text:span></text:p>
      <text:p text:style-name="바탕글"><text:span text:style-name="p187-1-1">직접법 </text:span><text:span text:style-name="p187-1-2">➡ </text:span><text:span text:style-name="p187-1-3">간접법</text:span></text:p>
      <text:p text:style-name="바탕글"><text:span text:style-name="p188-1-1">109. 다</text:span></text:p>
      <text:p text:style-name="바탕글"><text:span text:style-name="p189-1-1">110. 다</text:span></text:p>
      <text:p text:style-name="바탕글"><text:span text:style-name="p190-1-1">하지않을 수 있다 </text:span><text:span text:style-name="p190-1-2">➡ </text:span><text:span text:style-name="p190-1-3">월할상각한다.</text:span></text:p>
      <text:p text:style-name="바탕글"><text:span text:style-name="p191-1-1">111. 다</text:span></text:p>
      <text:p text:style-name="바탕글"><text:span text:style-name="p192-1-1">112. 가</text:span></text:p>
      <text:p text:style-name="바탕글"><text:span text:style-name="p193-1-1">6월 </text:span><text:span text:style-name="p193-1-2">➡ 2</text:span><text:span text:style-name="p193-1-3">월</text:span></text:p>
      <text:p text:style-name="바탕글"><text:span text:style-name="p194-1-1">113. 다</text:span></text:p>
      <text:p text:style-name="바탕글"><text:span text:style-name="p195-1-1">30일 전에 </text:span><text:span text:style-name="p195-1-2">➡ 15</text:span><text:span text:style-name="p195-1-3">일 전에</text:span></text:p>
      <text:p text:style-name="바탕글"><text:span text:style-name="p196-1-1">114. 다</text:span></text:p>
      <text:p text:style-name="바탕글"><text:span text:style-name="p197-1-1">하여야 한다 </text:span><text:span text:style-name="p197-1-2">➡ </text:span><text:span text:style-name="p197-1-3">하지 아니하도록 하여야 한다.</text:span></text:p>
      <text:p text:style-name="바탕글"><text:span text:style-name="p198-1-1">115. 다</text:span></text:p>
      <text:p text:style-name="바탕글"><text:span text:style-name="p199-1-1">100분의 2 </text:span><text:span text:style-name="p199-1-2">➡ 100</text:span><text:span text:style-name="p199-1-3">분의 1</text:span></text:p>
      <text:p text:style-name="바탕글"><text:span text:style-name="p200-1-1">116. 나</text:span></text:p>
      <text:p text:style-name="바탕글"><text:span text:style-name="p201-1-1">모든 미결산 계정 </text:span><text:span text:style-name="p201-1-2">➡ </text:span><text:span text:style-name="p201-1-3">연도이월이 불가피한 사항을 제외하고는 모든 미결산 계정을</text:span></text:p>
      <text:p text:style-name="바탕글"><text:span text:style-name="p202-1-1">117. 라</text:span></text:p>
      <text:p text:style-name="바탕글"><text:span text:style-name="p203-1-1">118. 라</text:span></text:p>
      <text:p text:style-name="바탕글"><text:span text:style-name="p204-1-1">결산서류</text:span></text:p>
      <text:p text:style-name="바탕글"><text:span text:style-name="p205-1-1">119. 다</text:span></text:p>
      <text:p text:style-name="바탕글"><text:span text:style-name="p206-1-1">120. 라</text:span></text:p>
      <text:p text:style-name="바탕글"><text:span text:style-name="p207-1-1">시설준비금, 미처분잉여분의 순으로 </text:span><text:span text:style-name="p207-1-2">➡ </text:span><text:span text:style-name="p207-1-3">미처분잉여분, 시설준비금의 순으로</text:span></text:p>
      <text:p text:style-name="Paragraph-208"><text:span text:style-name="p208-1-1">[</text:span><text:span text:style-name="p208-1-2">보수규정</text:span><text:span text:style-name="p208-1-3">]</text:span></text:p>
      <text:p text:style-name="바탕글"><text:span text:style-name="p209-1-1">1. 라</text:span></text:p>
      <text:p text:style-name="바탕글"><text:span text:style-name="p210-1-1">을 말한다 </text:span><text:span text:style-name="p210-1-2">➡ </text:span><text:span text:style-name="p210-1-3">과 사유가 발생한날 이전 1년간에 지급된 상여수당, 년월차수당, 체력단련비, 월동보조비, 효도휴가비를 12등분하여 합산한 금액을 말한다.</text:span></text:p>
      <text:p text:style-name="바탕글"><text:span text:style-name="p211-1-1">2. 라</text:span></text:p>
      <text:p text:style-name="바탕글"><text:span text:style-name="p212-1-1">상여수당 </text:span><text:span text:style-name="p212-1-2">➡ </text:span><text:span text:style-name="p212-1-3">상여수당은 통상임금에 포함되지 않음</text:span></text:p>
      <text:p text:style-name="바탕글"><text:span text:style-name="p213-1-1">3. 라</text:span></text:p>
      <text:p text:style-name="바탕글"><text:span text:style-name="p214-1-1">4. 라</text:span></text:p>
      <text:p text:style-name="바탕글"><text:span text:style-name="p215-1-1">면직월 보수 전액을 지급한다 </text:span><text:span text:style-name="p215-1-2">➡ </text:span><text:span text:style-name="p215-1-3">발령일까지 일할 계산한다.</text:span></text:p>
      <text:p text:style-name="바탕글"><text:span text:style-name="p216-1-1">5. 다</text:span></text:p>
      <text:p text:style-name="바탕글"><text:span text:style-name="p217-1-1">발령일 현재의 기본급을 지급한다 </text:span><text:span text:style-name="p217-1-2">➡ </text:span><text:span text:style-name="p217-1-3">기본급의 85%만을 지급한다.</text:span></text:p>
      <text:p text:style-name="바탕글"><text:span text:style-name="p218-1-1">6. 다</text:span></text:p>
      <text:p text:style-name="바탕글"><text:span text:style-name="p219-1-1">기본급의 85%을 지급한다 </text:span><text:span text:style-name="p219-1-2">➡ </text:span><text:span text:style-name="p219-1-3">기본급을 지급한다.</text:span></text:p>
      <text:p text:style-name="바탕글"><text:span text:style-name="p220-1-1">7. 라</text:span></text:p>
      <text:p text:style-name="바탕글"><text:span text:style-name="p221-1-1">8. 라</text:span></text:p>
      <text:p text:style-name="바탕글"><text:span text:style-name="p222-1-1">9. 다</text:span></text:p>
      <text:p text:style-name="바탕글"><text:span text:style-name="p223-1-1">월 보수액 이상을 지급할 수 있다 </text:span><text:span text:style-name="p223-1-2">➡ </text:span><text:span text:style-name="p223-1-3">월 보수액의 한도내에서 지급할 수 있다.</text:span></text:p>
      <text:p text:style-name="바탕글"><text:span text:style-name="p224-1-1">10. 다</text:span></text:p>
      <text:p text:style-name="바탕글"><text:span text:style-name="p225-1-1">날이 속하는 달의 </text:span><text:span text:style-name="p225-1-2">➡ </text:span><text:span text:style-name="p225-1-3">경력의 전력조회가 완료된 날에 속하는 달의</text:span></text:p>
      <text:p text:style-name="바탕글"><text:span text:style-name="p226-1-1">11. 나</text:span></text:p>
      <text:p text:style-name="바탕글"><text:span text:style-name="p227-1-1">12. 라</text:span></text:p>
      <text:p text:style-name="바탕글"><text:span text:style-name="p228-1-1">경과한자 </text:span><text:span text:style-name="p228-1-2">➡ </text:span><text:span text:style-name="p228-1-3">경과되지 아니한자</text:span></text:p>
      <text:p text:style-name="바탕글"><text:span text:style-name="p229-1-1">13. 다</text:span></text:p>
      <text:p text:style-name="바탕글"><text:span text:style-name="p230-1-1">1년 </text:span><text:span text:style-name="p230-1-2">➡ 1</text:span><text:span text:style-name="p230-1-3">년 3월</text:span></text:p>
      <text:p text:style-name="바탕글"><text:span text:style-name="p231-1-1">14. 라</text:span></text:p>
      <text:p text:style-name="바탕글"><text:span text:style-name="p232-1-1">1년 경과한 때 </text:span><text:span text:style-name="p232-1-2">➡ 2</text:span><text:span text:style-name="p232-1-3">년 경과한 때</text:span></text:p>
      <text:p text:style-name="바탕글"><text:span text:style-name="p233-1-1">15. 라</text:span></text:p>
      <text:p text:style-name="바탕글"><text:span text:style-name="p234-1-1">다음 정기호봉승급시기에 승급시킨다 </text:span><text:span text:style-name="p234-1-2">➡ </text:span><text:span text:style-name="p234-1-3">다음달 1일자로 승급시킨다.</text:span></text:p>
      <text:p text:style-name="바탕글"><text:span text:style-name="p235-1-1">16. 라</text:span></text:p>
      <text:p text:style-name="바탕글"><text:span text:style-name="p236-1-1">절사한다 </text:span><text:span text:style-name="p236-1-2">➡ </text:span><text:span text:style-name="p236-1-3">절상한다.</text:span></text:p>
      <text:p text:style-name="바탕글"><text:span text:style-name="p237-1-1">17. 라</text:span></text:p>
      <text:p text:style-name="바탕글"><text:span text:style-name="p238-1-1">정년에 달할 때까지 징계, 휴직, 직위해제에 의한 승급제한에 의하지 않고는 계속 승급한다 </text:span><text:span text:style-name="p238-1-2">➡ </text:span><text:span text:style-name="p238-1-3">최고호봉 40호봉에 도달하였을 때에는 승급하지 아니한다.</text:span></text:p>
      <text:p text:style-name="바탕글"><text:span text:style-name="p239-1-1">18. 라</text:span></text:p>
      <text:p text:style-name="바탕글"><text:span text:style-name="p240-1-1">산입하지 아니한다 </text:span><text:span text:style-name="p240-1-2">➡ </text:span><text:span text:style-name="p240-1-3">산입한다.</text:span></text:p>
      <text:p text:style-name="바탕글"><text:span text:style-name="p241-1-1">19. 다</text:span></text:p>
      <text:p text:style-name="바탕글"><text:span text:style-name="p242-1-1">감봉처분을 받은날로부터 </text:span><text:span text:style-name="p242-1-2">➡ </text:span><text:span text:style-name="p242-1-3">감봉처분의 집행이 종료된 날로부터</text:span></text:p>
      <text:p text:style-name="바탕글"><text:span text:style-name="p243-1-1">20. 가</text:span></text:p>
      <text:p text:style-name="바탕글"><text:span text:style-name="p244-1-1">월 40,000 </text:span><text:span text:style-name="p244-1-2">➡ </text:span><text:span text:style-name="p244-1-3">월 45,000원</text:span></text:p>
      <text:p text:style-name="바탕글"><text:span text:style-name="p245-1-1">21. 나</text:span></text:p>
      <text:p text:style-name="바탕글"><text:span text:style-name="p246-1-1">기본급의 500% </text:span><text:span text:style-name="p246-1-2">➡ </text:span><text:span text:style-name="p246-1-3">기본급 교통공단수당 포함의 500%</text:span></text:p>
      <text:p text:style-name="바탕글"><text:span text:style-name="p247-1-1">기본급의 150%이내 </text:span><text:span text:style-name="p247-1-2">➡ </text:span><text:span text:style-name="p247-1-3">기본급 교통공단수당 포함의 150%이내</text:span></text:p>
      <text:p text:style-name="머리말_신명조9_"><text:span text:style-name="p248-1-1">* 가. 기사2급 -&gt; 월 30,000원, 기능장</text:span><text:span text:style-name="p248-1-2">~</text:span><text:span text:style-name="p248-1-3">기능사보 -&gt; 월 25,000원</text:span></text:p>
      <text:p text:style-name="머리말_신명조9_"><text:span text:style-name="p249-1-1">22. 가</text:span></text:p>
      <text:p text:style-name="머리말_신명조9_"><text:span text:style-name="p250-1-1">1.5 ➡ 0.5</text:span></text:p>
      <text:p text:style-name="머리말_신명조9_"><text:span text:style-name="p251-1-1">23. 라</text:span></text:p>
      <text:p text:style-name="머리말_신명조9_"><text:span text:style-name="p252-1-1">휴일근무시간 </text:span><text:span text:style-name="p252-1-2">➡ </text:span><text:span text:style-name="p252-1-3">초과근무시간</text:span></text:p>
      <text:p text:style-name="머리말_신명조9_"><text:span text:style-name="p253-1-1">24. 다</text:span></text:p>
      <text:p text:style-name="머리말_신명조9_"><text:span text:style-name="p254-1-1">월 50,000원 </text:span><text:span text:style-name="p254-1-2">➡ </text:span><text:span text:style-name="p254-1-3">월 45,000원</text:span></text:p>
      <text:p text:style-name="머리말_신명조9_"><text:span text:style-name="p255-1-1">25. 라</text:span></text:p>
      <text:p text:style-name="머리말_신명조9_"><text:span text:style-name="p256-1-1">월 60,000원 </text:span><text:span text:style-name="p256-1-2">➡ </text:span><text:span text:style-name="p256-1-3">월 50,000원</text:span></text:p>
      <text:p text:style-name="머리말_신명조9_"><text:span text:style-name="p257-1-1">26. 가</text:span></text:p>
      <text:p text:style-name="머리말_신명조9_"><text:span text:style-name="p258-1-1">월 70,000원 </text:span><text:span text:style-name="p258-1-2">➡ </text:span><text:span text:style-name="p258-1-3">월 80,000원</text:span></text:p>
      <text:p text:style-name="머리말_신명조9_"><text:span text:style-name="p259-1-1">27. 가</text:span></text:p>
      <text:p text:style-name="머리말_신명조9_"><text:span text:style-name="p260-1-1">80%</text:span></text:p>
      <text:p text:style-name="머리말_신명조9_"><text:span text:style-name="p261-1-1">28. 라</text:span></text:p>
      <text:p text:style-name="머리말_신명조9_"><text:span text:style-name="p262-1-1">29. 나</text:span></text:p>
      <text:p text:style-name="머리말_신명조9_"><text:span text:style-name="p263-1-1">30. 나</text:span></text:p>
      <text:p text:style-name="머리말_신명조9_"><text:span text:style-name="p264-1-1">31. 나</text:span></text:p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Paragraph-280"><text:span text:style-name="p280-1-1">[</text:span><text:span text:style-name="p280-1-2">보수규정시행내규</text:span><text:span text:style-name="p280-1-3">]</text:span></text:p>
      <text:p text:style-name="머리말_신명조9_"><text:span text:style-name="p281-1-1">1. 라</text:span></text:p>
      <text:p text:style-name="머리말_신명조9_"><text:span text:style-name="p282-1-1">기본급의 5할을 감하고 </text:span><text:span text:style-name="p282-1-2">➡ </text:span><text:span text:style-name="p282-1-3">기본급의 3분의 1을 감하고</text:span></text:p>
      <text:p text:style-name="머리말_신명조9_"><text:span text:style-name="p283-1-1">2. 나</text:span></text:p>
      <text:p text:style-name="머리말_신명조9_"><text:span text:style-name="p284-1-1">원래소속부서에서 근무하는것에 준하여 지급한다 </text:span><text:span text:style-name="p284-1-2">➡ </text:span><text:span text:style-name="p284-1-3">파견된 부서의 실제근무 형태에 따라 보수를 지급한다.</text:span></text:p>
      <text:p text:style-name="머리말_신명조9_"><text:span text:style-name="p285-1-1">3. 다</text:span></text:p>
      <text:p text:style-name="머리말_신명조9_"><text:span text:style-name="p286-1-1">2월말일을 기준으로 하여 </text:span><text:span text:style-name="p286-1-2">➡ 12</text:span><text:span text:style-name="p286-1-3">월말일을 기준으로 하여</text:span></text:p>
      <text:p text:style-name="머리말_신명조9_"><text:span text:style-name="p287-1-1">4. 라</text:span></text:p>
      <text:p text:style-name="머리말_신명조9_"><text:span text:style-name="p288-1-1">정직처분 중인자( </text:span><text:span text:style-name="p288-1-2">x )</text:span></text:p>
      <text:p text:style-name="머리말_신명조9_"><text:span text:style-name="p289-1-1">5. 라</text:span></text:p>
      <text:p text:style-name="머리말_신명조9_"><text:span text:style-name="p290-1-1">(기본급+교통공단수당)</text:span><text:span text:style-name="p290-1-2">x(60-</text:span><text:span text:style-name="p290-1-3">병가 및 결근일수)/60 </text:span></text:p>
      <text:p text:style-name="머리말_신명조9_"><text:span text:style-name="p291-1-1"> ➡ </text:span><text:span text:style-name="p291-1-2">기본급</text:span><text:span text:style-name="p291-1-3">x(60-</text:span><text:span text:style-name="p291-1-4">병가 및 결근일수)/60</text:span></text:p>
      <text:p text:style-name="머리말_신명조9_"><text:span text:style-name="p292-1-1">6. 다</text:span></text:p>
      <text:p text:style-name="머리말_신명조9_"><text:span text:style-name="p293-1-1">20세 미만의 형제자매 </text:span><text:span text:style-name="p293-1-2">➡ </text:span><text:span text:style-name="p293-1-3">부모가 사망한 경우 20세 미만의 형제자매</text:span></text:p>
      <text:p text:style-name="머리말_신명조9_"><text:span text:style-name="p294-1-1">7. 나</text:span></text:p>
      <text:p text:style-name="머리말_신명조9_"><text:span text:style-name="p295-1-1">출가한 여자직원의 </text:span><text:span text:style-name="p295-1-2">➡ </text:span><text:span text:style-name="p295-1-3">출가한 여자직원이 형제자매가 없는 경우의 </text:span></text:p>
      <text:p text:style-name="머리말_신명조9_"><text:span text:style-name="p296-1-1">8. 다</text:span></text:p>
      <text:p text:style-name="머리말_신명조9_"><text:span text:style-name="p297-1-1">제출일이 속한 달과 자격요건을 상실하는 달은 일할계산하여 지급한다 </text:span><text:span text:style-name="p297-1-2">➡ </text:span><text:span text:style-name="p297-1-3">제출일이 속한 달분부터 자격요건을 상실한 달분까지 지급한다.</text:span></text:p>
      <text:p text:style-name="머리말_신명조9_"><text:span text:style-name="p298-1-1">9. 라</text:span></text:p>
      <text:p text:style-name="머리말_신명조9_"><text:span text:style-name="p299-1-1">10. 다</text:span></text:p>
      <text:p text:style-name="머리말_신명조9_"><text:span text:style-name="p300-1-1">없다 </text:span><text:span text:style-name="p300-1-2">➡ </text:span><text:span text:style-name="p300-1-3">있다</text:span></text:p>
      <text:p text:style-name="머리말_신명조9_"><text:span text:style-name="p301-1-1">11. 라</text:span></text:p>
      <text:p text:style-name="머리말_신명조9_"><text:span text:style-name="p302-1-1">공무상 병가는 근무일수에 산입하지 아니한다 </text:span><text:span text:style-name="p302-1-2">➡ </text:span><text:span text:style-name="p302-1-3">교육, 출장, 공무상 병가 및 공가는 근무일수에 산입한다.</text:span></text:p>
      <text:p text:style-name="머리말_신명조9_"><text:span text:style-name="p303-1-1">12. 다</text:span></text:p>
      <text:p text:style-name="머리말_신명조9_"><text:span text:style-name="p304-1-1">절사한다 </text:span><text:span text:style-name="p304-1-2">➡ </text:span><text:span text:style-name="p304-1-3">절상한다</text:span></text:p>
      <text:p text:style-name="머리말_신명조9_"><text:span text:style-name="p305-1-1">13. 다</text:span></text:p>
      <text:p text:style-name="머리말_신명조9_"><text:span text:style-name="p306-1-1">15시간의 </text:span><text:span text:style-name="p306-1-2">➡ 5</text:span><text:span text:style-name="p306-1-3">시간</text:span></text:p>
      <text:p text:style-name="머리말_신명조9_"><text:span text:style-name="p307-1-1">14. 나</text:span></text:p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Paragraph-314"><text:span text:style-name="p314-1-1">[</text:span><text:span text:style-name="p314-1-2">물품관리규정</text:span><text:span text:style-name="p314-1-3">]</text:span></text:p>
      <text:p text:style-name="머리말_신명조9_"><text:span text:style-name="p315-1-1">1. 라</text:span></text:p>
      <text:p text:style-name="머리말_신명조9_"><text:span text:style-name="p316-1-1">가. 현금 및 유가증권 </text:span><text:span text:style-name="p316-1-2">➡ </text:span><text:span text:style-name="p316-1-3">자산</text:span></text:p>
      <text:p text:style-name="머리말_신명조9_"><text:span text:style-name="p317-1-1">나. 부동산의 종물 </text:span><text:span text:style-name="p317-1-2">➡ </text:span><text:span text:style-name="p317-1-3">재산</text:span></text:p>
      <text:p text:style-name="머리말_신명조9_"><text:span text:style-name="p318-1-1">다. 전동차 </text:span><text:span text:style-name="p318-1-2">➡ </text:span><text:span text:style-name="p318-1-3">재산</text:span></text:p>
      <text:p text:style-name="머리말_신명조9_"><text:span text:style-name="p319-1-1">2. 나</text:span></text:p>
      <text:p text:style-name="머리말_신명조9_"><text:span text:style-name="p320-1-1">재정처장 </text:span><text:span text:style-name="p320-1-2">➡ </text:span><text:span text:style-name="p320-1-3">이사장</text:span></text:p>
      <text:p text:style-name="머리말_신명조9_"><text:span text:style-name="p321-1-1">3. 나</text:span></text:p>
      <text:p text:style-name="머리말_신명조9_"><text:span text:style-name="p322-1-1">재무부장 </text:span><text:span text:style-name="p322-1-2">➡ </text:span><text:span text:style-name="p322-1-3">관재부장</text:span></text:p>
      <text:p text:style-name="머리말_신명조9_"><text:span text:style-name="p323-1-1">4. 4</text:span></text:p>
      <text:p text:style-name="머리말_신명조9_"><text:span text:style-name="p324-1-1">직접해당계정</text:span></text:p>
      <text:p text:style-name="머리말_신명조9_"><text:span text:style-name="p325-1-1">5. 라</text:span></text:p>
      <text:p text:style-name="머리말_신명조9_"><text:span text:style-name="p326-1-1">저장품계정</text:span></text:p>
      <text:p text:style-name="머리말_신명조9_"><text:span text:style-name="p327-1-1">6. 나</text:span></text:p>
      <text:p text:style-name="머리말_신명조9_"><text:span text:style-name="p328-1-1">과반수의 출석 </text:span><text:span text:style-name="p328-1-2">➡ 3</text:span><text:span text:style-name="p328-1-3">분의 2출석</text:span></text:p>
      <text:p text:style-name="머리말_신명조9_"><text:span text:style-name="p329-1-1">과반수 </text:span><text:span text:style-name="p329-1-2">➡ 3</text:span><text:span text:style-name="p329-1-3">분의 2이상</text:span></text:p>
      <text:p text:style-name="머리말_신명조9_"><text:span text:style-name="p330-1-1">7. 라</text:span></text:p>
      <text:p text:style-name="머리말_신명조9_"><text:span text:style-name="p331-1-1">8. 나</text:span></text:p>
      <text:p text:style-name="머리말_신명조9_"><text:span text:style-name="p332-1-1">직접해당계정 </text:span><text:span text:style-name="p332-1-2">➡ </text:span><text:span text:style-name="p332-1-3">저장품계정</text:span></text:p>
      <text:p text:style-name="머리말_신명조9_"><text:span text:style-name="p333-1-1">9. 나</text:span></text:p>
      <text:p text:style-name="머리말_신명조9_"><text:span text:style-name="p334-1-1">물품운용자의 날인 </text:span><text:span text:style-name="p334-1-2">➡ </text:span><text:span text:style-name="p334-1-3">물품출납책임자 및 분임물품출납책임자의 날인</text:span></text:p>
      <text:p text:style-name="머리말_신명조9_"><text:span text:style-name="p335-1-1">10. 나</text:span></text:p>
      <text:p text:style-name="머리말_신명조9_"><text:span text:style-name="p336-1-1">물품관리규정이 </text:span><text:span text:style-name="p336-1-2">➡ </text:span><text:span text:style-name="p336-1-3">조달청장이</text:span></text:p>
      <text:p text:style-name="머리말_신명조9_"><text:span text:style-name="p337-1-1">11. 나</text:span></text:p>
      <text:p text:style-name="머리말_신명조9_"><text:span text:style-name="p338-1-1">물품관리심의회의 의결을 거친후( </text:span><text:span text:style-name="p338-1-2">X )</text:span></text:p>
      <text:p text:style-name="머리말_신명조9_"><text:span text:style-name="p339-1-1">물품관리심의회는 이사장의 자문기관이므로 반드시 의결을 거칠 필요가 없음</text:span></text:p>
      <text:p text:style-name="머리말_신명조9_"><text:span text:style-name="p340-1-1">12. 라</text:span></text:p>
      <text:p text:style-name="머리말_신명조9_"><text:span text:style-name="p341-1-1">불용품의 </text:span><text:span text:style-name="p341-1-2">➡ </text:span><text:span text:style-name="p341-1-3">불용예정품</text:span></text:p>
      <text:p text:style-name="머리말_신명조9_"><text:span text:style-name="p342-1-1">13. 나</text:span></text:p>
      <text:p text:style-name="머리말_신명조9_"><text:span text:style-name="p343-1-1">다만 천재지변 사고 또는 고장등으로 긴급청구인 경우에는 심사를 거치지 않을 수 있다 </text:span><text:span text:style-name="p343-1-2">➡ </text:span><text:span text:style-name="p343-1-3">긴급청구의 경우에도 심사는 거쳐야 함.</text:span></text:p>
      <text:p text:style-name="머리말_신명조9_"><text:span text:style-name="p344-1-1">14. 나</text:span></text:p>
      <text:p text:style-name="머리말_신명조9_"><text:span text:style-name="p345-1-1">15. 가</text:span></text:p>
      <text:p text:style-name="머리말_신명조9_"><text:span text:style-name="p346-1-1">16. 다</text:span></text:p>
      <text:p text:style-name="머리말_신명조9_"><text:span text:style-name="p347-1-1">17. 가</text:span></text:p>
      <text:p text:style-name="머리말_신명조9_"><text:span text:style-name="p348-1-1">18. 라</text:span></text:p>
      <text:p text:style-name="머리말_신명조9_"><text:span text:style-name="p349-1-1">고정자산물품 = 주요물품</text:span></text:p>
      <text:p text:style-name="머리말_신명조9_"><text:span text:style-name="p350-1-1">19. 라</text:span></text:p>
      <text:p text:style-name="머리말_신명조9_"><text:span text:style-name="p351-1-1">일반청구, 특별청구, 긴급청구 </text:span><text:span text:style-name="p351-1-2">➡ </text:span><text:span text:style-name="p351-1-3">긴급청구, 특별청구, 일반청구</text:span></text:p>
      <text:p text:style-name="머리말_신명조9_"><text:span text:style-name="p352-1-1">20. 가</text:span></text:p>
      <text:p text:style-name="머리말_신명조9_"><text:span text:style-name="p353-1-1">물품관리책임부서의 장이 </text:span><text:span text:style-name="p353-1-2">➡ </text:span><text:span text:style-name="p353-1-3">물품사용부서장이 소속직원중에서</text:span></text:p>
      <text:p text:style-name="머리말_신명조9_"><text:span text:style-name="p354-1-1">21. 다</text:span></text:p>
      <text:p text:style-name="머리말_신명조9_"><text:span text:style-name="p355-1-1">검사를 생략할 수 있다 </text:span><text:span text:style-name="p355-1-2">➡ </text:span><text:span text:style-name="p355-1-3">검사의 일부를 생략할 수 있다, 다만 규격 및 수량의 검사는 생략할 수 없다.</text:span></text:p>
      <text:p text:style-name="머리말_신명조9_"><text:span text:style-name="p356-1-1">22. 다</text:span></text:p>
      <text:p text:style-name="머리말_신명조9_"><text:span text:style-name="p357-1-1">검사를 생략할 수 있다 </text:span><text:span text:style-name="p357-1-2">➡ </text:span><text:span text:style-name="p357-1-3">검사의 일부를 생략할 수 있다. 규격 및 수량의 검사는 생략할 수 없다.</text:span></text:p>
      <text:p text:style-name="머리말_신명조9_"><text:span text:style-name="p358-1-1">23. 다</text:span></text:p>
      <text:p text:style-name="머리말_신명조9_"><text:span text:style-name="p359-1-1">24. 가</text:span></text:p>
      <text:p text:style-name="머리말_신명조9_"><text:span text:style-name="p360-1-1">물품운용자 </text:span><text:span text:style-name="p360-1-2">➡ </text:span><text:span text:style-name="p360-1-3">물품출납책임자</text:span></text:p>
      <text:p text:style-name="머리말_신명조9_"><text:span text:style-name="p361-1-1">25. 다</text:span></text:p>
      <text:p text:style-name="머리말_신명조9_"><text:span text:style-name="p362-1-1">26. 라</text:span></text:p>
      <text:p text:style-name="머리말_신명조9_"><text:span text:style-name="p363-1-1">분기별 물품구입 예산배정계획 </text:span><text:span text:style-name="p363-1-2">➡ </text:span><text:span text:style-name="p363-1-3">가격변동</text:span></text:p>
      <text:p text:style-name="머리말_신명조9_"><text:span text:style-name="p364-1-1">27. 나</text:span></text:p>
      <text:p text:style-name="머리말_신명조9_"><text:span text:style-name="p365-1-1">구매량에 따라 규칙적인 물품 </text:span><text:span text:style-name="p365-1-2">➡ </text:span><text:span text:style-name="p365-1-3">구매량에 따라 구매비용이 저렴해지는 물품</text:span></text:p>
      <text:p text:style-name="머리말_신명조9_"><text:span text:style-name="p366-1-1">28. 가</text:span></text:p>
      <text:p text:style-name="머리말_신명조9_"><text:span text:style-name="p367-1-1">단시일 </text:span><text:span text:style-name="p367-1-2">➡ </text:span><text:span text:style-name="p367-1-3">장시일</text:span></text:p>
      <text:p text:style-name="머리말_신명조9_"><text:span text:style-name="p368-1-1">29. 나</text:span></text:p>
      <text:p text:style-name="머리말_신명조9_"><text:span text:style-name="p369-1-1">물품운용자 </text:span><text:span text:style-name="p369-1-2">➡ </text:span><text:span text:style-name="p369-1-3">물품관리책임자</text:span></text:p>
      <text:p text:style-name="머리말_신명조9_"><text:span text:style-name="p370-1-1">다. 청구물품의 수령은 청구부서의 물품운용자 또는 그 위임을 받은자가 수령하여야 하는것이 원칙이다.</text:span></text:p>
      <text:p text:style-name="머리말_신명조9_"><text:span text:style-name="p371-1-1">30. 다</text:span></text:p>
      <text:p text:style-name="머리말_중고딕9_"><text:span text:style-name="p372-1-1">계정과목을 </text:span><text:span text:style-name="p372-1-2">➡ (</text:span><text:span text:style-name="p372-1-3">분류를 --&gt; 기능별, 성질별, 물품별 분류)</text:span></text:p>
      <text:p text:style-name="머리말_중고딕9_"><text:span text:style-name="p373-1-1">31. 다</text:span></text:p>
      <text:p text:style-name="머리말_중고딕9_"><text:span text:style-name="p374-1-1">물품관리책임자에게 보고 및 그의 명령에 따라 반납</text:span></text:p>
      <text:p text:style-name="머리말_중고딕9_"><text:span text:style-name="p375-1-1">32. 다</text:span></text:p>
      <text:p text:style-name="머리말_중고딕9_"><text:span text:style-name="p376-1-1">나중 </text:span><text:span text:style-name="p376-1-2">➡ </text:span><text:span text:style-name="p376-1-3">먼저, (후입선출원칙) </text:span><text:span text:style-name="p376-1-4">➡ (</text:span><text:span text:style-name="p376-1-5">선입선출원칙)</text:span></text:p>
      <text:p text:style-name="머리말_신명조9_"><text:span text:style-name="p377-1-1">33. 라</text:span></text:p>
      <text:p text:style-name="머리말_중고딕9_"><text:span text:style-name="p378-1-1">34. 나</text:span></text:p>
      <text:p text:style-name="머리말_중고딕9_"><text:span text:style-name="p379-1-1">소모품대장 </text:span><text:span text:style-name="p379-1-2">➡ </text:span><text:span text:style-name="p379-1-3">소모품관리 및 출납카드를</text:span></text:p>
      <text:p text:style-name="머리말_신명조9_"><text:span text:style-name="p380-1-1">35. 라</text:span></text:p>
      <text:p text:style-name="머리말_신명조9_"><text:span text:style-name="p381-1-1">부착된 것으로 </text:span><text:span text:style-name="p381-1-2">➡ </text:span><text:span text:style-name="p381-1-3">분리된 것으로</text:span></text:p>
      <text:p text:style-name="머리말_신명조9_"><text:span text:style-name="p382-1-1">36. 나</text:span></text:p>
      <text:p text:style-name="머리말_신명조9_"><text:span text:style-name="p383-1-1">부착된 것으로 </text:span><text:span text:style-name="p383-1-2">➡ </text:span><text:span text:style-name="p383-1-3">분리된 것으로</text:span></text:p>
      <text:p text:style-name="머리말_중고딕9_"><text:span text:style-name="p384-1-1">37. 다</text:span></text:p>
      <text:p text:style-name="머리말_중고딕9_"><text:span text:style-name="p385-1-1">38. 다</text:span></text:p>
      <text:p text:style-name="머리말_신명조9_"><text:span text:style-name="p386-1-1">39. 가</text:span></text:p>
      <text:p text:style-name="머리말_중고딕9_"><text:span text:style-name="p387-1-1">40. 나</text:span></text:p>
      <text:p text:style-name="머리말_중고딕9_"><text:span text:style-name="p388-1-1">41. 가</text:span></text:p>
      <text:p text:style-name="머리말_중고딕9_"><text:span text:style-name="p389-1-1">소모품중 공기구 및 기기부속품으로서 </text:span><text:span text:style-name="p389-1-2">➡ </text:span><text:span text:style-name="p389-1-3">소모품(공기구 및 기기부속품 제외)</text:span></text:p>
      <text:p text:style-name="머리말_신명조9_"><text:span text:style-name="p390-1-1">42. 다</text:span></text:p>
      <text:p text:style-name="머리말_신명조9_"><text:span text:style-name="p391-1-1">반드시 공개경쟁입찰에 의한다 </text:span><text:span text:style-name="p391-1-2">➡ </text:span><text:span text:style-name="p391-1-3">공개경쟁입찰 또는 수의계약에 의할 수 있다.</text:span></text:p>
      <text:p text:style-name="머리말_신명조9_"><text:span text:style-name="p392-1-1">43. 가</text:span></text:p>
      <text:p text:style-name="머리말_신명조9_"><text:span text:style-name="p393-1-1">매각을 위해 2차에 걸친 공개경쟁입찰에 의해서도 계약이 되지않는 물품 </text:span><text:span text:style-name="p393-1-2">➡ </text:span><text:span text:style-name="p393-1-3">매각되지 아니하는 물품 또는 매각전망이 없다고 인정되는 물품</text:span></text:p>
      <text:p text:style-name="머리말_중고딕9_"><text:span text:style-name="p394-1-1">44. 나</text:span></text:p>
      <text:p text:style-name="머리말_중고딕9_"><text:span text:style-name="p395-1-1">45. 나</text:span></text:p>
      <text:p text:style-name="머리말_중고딕9_"><text:span text:style-name="p396-1-1">46. 다</text:span></text:p>
      <text:p text:style-name="머리말_중고딕9_"><text:span text:style-name="p397-1-1">47. 다</text:span></text:p>
      <text:p text:style-name="머리말_중고딕9_"><text:span text:style-name="p398-1-1">물품관리책임자는 </text:span><text:span text:style-name="p398-1-2">➡ </text:span><text:span text:style-name="p398-1-3">불용신청부서장은</text:span></text:p>
      <text:p text:style-name="머리말_신명조9_"><text:span text:style-name="p399-1-1">48. 다</text:span></text:p>
      <text:p text:style-name="머리말_신명조9_"><text:span text:style-name="p400-1-1">49. 라</text:span></text:p>
      <text:p text:style-name="머리말_신명조9_"><text:span text:style-name="p401-1-1">특별재물조사 </text:span><text:span text:style-name="p401-1-2">➡ </text:span><text:span text:style-name="p401-1-3">수시재물조사</text:span></text:p>
      <text:p text:style-name="머리말_신명조9_"><text:span text:style-name="p402-1-1">50. 라</text:span></text:p>
      <text:p text:style-name="머리말_신명조9_"><text:span text:style-name="p403-1-1">51. 라</text:span></text:p>
      <text:p text:style-name="머리말_중고딕9_"><text:span text:style-name="p404-1-1">52 라</text:span></text:p>
      <text:p text:style-name="머리말_중고딕9_"><text:span text:style-name="p405-1-1">직접물품취급책임자 </text:span><text:span text:style-name="p405-1-2">➡ </text:span><text:span text:style-name="p405-1-3">물품출납자 또는 물품운용자</text:span></text:p>
      <text:p text:style-name="머리말_신명조9_"><text:span text:style-name="p406-1-1">53. 나</text:span></text:p>
      <text:p text:style-name="머리말_신명조9_"><text:span text:style-name="p407-1-1">물품운용자가 직접책임을 진다 </text:span><text:span text:style-name="p407-1-2">➡ 1</text:span><text:span text:style-name="p407-1-3">차 감독자가 직접책임을 진다.</text:span></text:p>
      <text:p text:style-name="머리말_신명조9_"><text:span text:style-name="p408-1-1">54. 라</text:span></text:p>
      <text:p text:style-name="머리말_신명조9_"><text:span text:style-name="p409-1-1">신품이여야 한다 </text:span><text:span text:style-name="p409-1-2">➡ </text:span><text:span text:style-name="p409-1-3">손</text:span><text:span text:style-name="p409-1-4">・</text:span><text:span text:style-name="p409-1-5">망실상태 이상 이어야 한다.</text:span></text:p>
      <text:p text:style-name="머리말_신명조9_"/>
      <text:p text:style-name="머리말_중고딕9_"/>
      <text:p text:style-name="머리말_중고딕9_"/>
      <text:p text:style-name="Paragraph-413"/>
      <text:p text:style-name="Paragraph-414"/>
      <text:p text:style-name="Paragraph-415"/>
      <text:p text:style-name="Paragraph-416"/>
      <text:p text:style-name="Paragraph-417"/>
      <text:p text:style-name="Paragraph-418"/>
      <text:p text:style-name="Paragraph-419"/>
      <text:p text:style-name="Paragraph-420"><text:span text:style-name="p420-1-1">[</text:span><text:span text:style-name="p420-1-2">직제규정</text:span><text:span text:style-name="p420-1-3">]</text:span></text:p>
      <text:p text:style-name="Paragraph-421"><text:span text:style-name="p421-1-1">1. 다</text:span></text:p>
      <text:p text:style-name="Paragraph-422"><text:span text:style-name="p422-1-1">가.</text:span><text:span text:style-name="p422-1-2"> 운영위원회 </text:span><text:span text:style-name="p422-1-3">➡ </text:span><text:span text:style-name="p422-1-4">이사회</text:span></text:p>
      <text:p text:style-name="Paragraph-423"><text:span text:style-name="p423-1-1">나. 감사포함, 감사는 이사로서 </text:span><text:span text:style-name="p423-1-2">➡ </text:span><text:span text:style-name="p423-1-3">감사는 임원이나 이사는 아님</text:span></text:p>
      <text:p text:style-name="Paragraph-424"><text:span text:style-name="p424-1-1">2. 라</text:span></text:p>
      <text:p text:style-name="Paragraph-425"><text:span text:style-name="p425-1-1">가. 운영이사 </text:span><text:span text:style-name="p425-1-2">➡ </text:span><text:span text:style-name="p425-1-3">기획이사, 운영이사, 건설본부장의 순서로 업무대행</text:span></text:p>
      <text:p text:style-name="Paragraph-426"><text:span text:style-name="p426-1-1">나. 상근 또는 비상근으로 위촉할 수 있다.</text:span></text:p>
      <text:p text:style-name="Paragraph-427"><text:span text:style-name="p427-1-1">다. 34개역 및 7개 현업으로 되어 있다.</text:span></text:p>
      <text:p text:style-name="Paragraph-428"><text:span text:style-name="p428-1-1">3. 가</text:span></text:p>
      <text:p text:style-name="Paragraph-429"><text:span text:style-name="p429-1-1">일반직, 별정직, 고용직</text:span></text:p>
      <text:p text:style-name="Paragraph-430"><text:span text:style-name="p430-1-1">4. 나</text:span></text:p>
      <text:p text:style-name="Paragraph-431"><text:span text:style-name="p431-1-1">비서실, 공보실은 이사장 직속 부서이다.</text:span></text:p>
      <text:p text:style-name="Paragraph-432"><text:span text:style-name="p432-1-1">5. 나</text:span></text:p>
      <text:p text:style-name="Paragraph-433"><text:span text:style-name="p433-1-1">총무처 분장업무</text:span></text:p>
      <text:p text:style-name="Paragraph-434"><text:span text:style-name="p434-1-1">6. 다</text:span></text:p>
      <text:p text:style-name="Paragraph-435"><text:span text:style-name="p435-1-1">가. 총무처 </text:span></text:p>
      <text:p text:style-name="Paragraph-436"><text:span text:style-name="p436-1-1">나. 검사 </text:span><text:span text:style-name="p436-1-2">➡ </text:span><text:span text:style-name="p436-1-3">검사입회</text:span></text:p>
      <text:p text:style-name="Paragraph-437"><text:span text:style-name="p437-1-1">라. 공사 1처</text:span></text:p>
      <text:p text:style-name="Paragraph-438"><text:span text:style-name="p438-1-1">7. 가</text:span></text:p>
      <text:p text:style-name="Paragraph-439"><text:span text:style-name="p439-1-1">나. 총무처 </text:span><text:span text:style-name="p439-1-2">➡ </text:span><text:span text:style-name="p439-1-3">기획처</text:span></text:p>
      <text:p text:style-name="Paragraph-440"><text:span text:style-name="p440-1-1">다. 기획처 </text:span><text:span text:style-name="p440-1-2">➡ </text:span><text:span text:style-name="p440-1-3">총무처</text:span></text:p>
      <text:p text:style-name="Paragraph-441"><text:span text:style-name="p441-1-1">라. 재정처 </text:span><text:span text:style-name="p441-1-2">➡ </text:span><text:span text:style-name="p441-1-3">검수</text:span></text:p>
      <text:p text:style-name="Paragraph-442"><text:span text:style-name="p442-1-1">8. 다</text:span></text:p>
      <text:p text:style-name="Paragraph-443"><text:span text:style-name="p443-1-1">가. 총무처 </text:span><text:span text:style-name="p443-1-2">➡ </text:span><text:span text:style-name="p443-1-3">기획처</text:span></text:p>
      <text:p text:style-name="Paragraph-444"><text:span text:style-name="p444-1-1">나. 안전관리실 </text:span><text:span text:style-name="p444-1-2">➡ </text:span><text:span text:style-name="p444-1-3">시설처</text:span></text:p>
      <text:p text:style-name="Paragraph-445"><text:span text:style-name="p445-1-1">라. 공사2처 </text:span><text:span text:style-name="p445-1-2">➡ </text:span><text:span text:style-name="p445-1-3">공사1처</text:span></text:p>
      <text:p text:style-name="Paragraph-446"><text:span text:style-name="p446-1-1">9. 가</text:span></text:p>
      <text:p text:style-name="Paragraph-447"><text:span text:style-name="p447-1-1">공사1처 </text:span><text:span text:style-name="p447-1-2">➡ </text:span><text:span text:style-name="p447-1-3">전기처</text:span></text:p>
      <text:p text:style-name="Paragraph-448"><text:span text:style-name="p448-1-1">10. 가</text:span></text:p>
      <text:p text:style-name="Paragraph-449"><text:span text:style-name="p449-1-1">11. 다</text:span></text:p>
      <text:p text:style-name="Paragraph-450"><text:span text:style-name="p450-1-1">12. 나</text:span></text:p>
      <text:p text:style-name="Paragraph-451"><text:span text:style-name="p451-1-1">13. 나</text:span></text:p>
      <text:p text:style-name="Paragraph-452"><text:span text:style-name="p452-1-1">2급 또는 3급 운영, 기계</text:span></text:p>
      <text:p text:style-name="Paragraph-453"><text:span text:style-name="p453-1-1">14. 다</text:span></text:p>
      <text:p text:style-name="Paragraph-454"><text:span text:style-name="p454-1-1">15. 라</text:span></text:p>
      <text:p text:style-name="Paragraph-455"><text:span text:style-name="p455-1-1">16. 나</text:span></text:p>
      <text:p text:style-name="Paragraph-456"><text:span text:style-name="p456-1-1">17. 나</text:span></text:p>
      <text:p text:style-name="Paragraph-457"><text:span text:style-name="p457-1-1">18. 가</text:span></text:p>
      <text:p text:style-name="Paragraph-458"><text:span text:style-name="p458-1-1">19. 라</text:span></text:p>
      <text:p text:style-name="Paragraph-459"><text:span text:style-name="p459-1-1">20. 가</text:span></text:p>
      <text:p text:style-name="Paragraph-460"><text:span text:style-name="p460-1-1">21. 나</text:span></text:p>
      <text:p text:style-name="Paragraph-461"><text:span text:style-name="p461-1-1">[</text:span><text:span text:style-name="p461-1-2">직제규정시행내규</text:span><text:span text:style-name="p461-1-3">]</text:span></text:p>
      <text:p text:style-name="머리말_중고딕9_"><text:span text:style-name="p462-1-1">1. 다</text:span></text:p>
      <text:p text:style-name="머리말_중고딕9_"><text:span text:style-name="p463-1-1">과별로 업무를 분장 </text:span><text:span text:style-name="p463-1-2">➡ </text:span><text:span text:style-name="p463-1-3">부별로 업무를 분장</text:span></text:p>
      <text:p text:style-name="머리말_중고딕9_"><text:span text:style-name="p464-1-1">2. 가</text:span></text:p>
      <text:p text:style-name="머리말_중고딕9_"><text:span text:style-name="p465-1-1">소관이사 </text:span><text:span text:style-name="p465-1-2">➡ </text:span><text:span text:style-name="p465-1-3">기획이사</text:span></text:p>
      <text:p text:style-name="머리말_중고딕9_"><text:span text:style-name="p466-1-1">3. 다</text:span></text:p>
      <text:p text:style-name="머리말_중고딕9_"><text:span text:style-name="p467-1-1">총무처 총무부</text:span></text:p>
      <text:p text:style-name="머리말_중고딕9_"><text:span text:style-name="p468-1-1">4. 라</text:span></text:p>
      <text:p text:style-name="머리말_중고딕9_"><text:span text:style-name="p469-1-1">노무부</text:span></text:p>
      <text:p text:style-name="머리말_중고딕9_"><text:span text:style-name="p470-1-1">5. 가</text:span></text:p>
      <text:p text:style-name="머리말_중고딕9_"><text:span text:style-name="p471-1-1">나. 공사1처 계획설계부 </text:span><text:span text:style-name="p471-1-2">➡ </text:span><text:span text:style-name="p471-1-3">안전관리실 안전2부</text:span></text:p>
      <text:p text:style-name="머리말_중고딕9_"><text:span text:style-name="p472-1-1">다. 기획처 경영관리부 </text:span><text:span text:style-name="p472-1-2">➡ </text:span><text:span text:style-name="p472-1-3">기획처 기획예산부</text:span></text:p>
      <text:p text:style-name="머리말_중고딕9_"><text:span text:style-name="p473-1-1">라. 총무처 인사부 </text:span><text:span text:style-name="p473-1-2">➡ </text:span><text:span text:style-name="p473-1-3">총무처 노무복지부</text:span></text:p>
      <text:p text:style-name="머리말_중고딕9_"><text:span text:style-name="p474-1-1">6. 가</text:span></text:p>
      <text:p text:style-name="머리말_중고딕9_"><text:span text:style-name="p475-1-1">나. 운수처 영업부 </text:span><text:span text:style-name="p475-1-2">➡ </text:span><text:span text:style-name="p475-1-3">운수처 운수부</text:span></text:p>
      <text:p text:style-name="머리말_중고딕9_"><text:span text:style-name="p476-1-1">다. 운수처 운수부 </text:span><text:span text:style-name="p476-1-2">➡ </text:span><text:span text:style-name="p476-1-3">운수처 영업부</text:span></text:p>
      <text:p text:style-name="머리말_중고딕9_"><text:span text:style-name="p477-1-1">라. 총무처 인사부 </text:span><text:span text:style-name="p477-1-2">➡ </text:span><text:span text:style-name="p477-1-3">총무처 총무부</text:span></text:p>
      <text:p text:style-name="머리말_중고딕9_"><text:span text:style-name="p478-1-1">7. 나</text:span></text:p>
      <text:p text:style-name="머리말_중고딕9_"><text:span text:style-name="p479-1-1">가. 총무처 노무복지부 </text:span><text:span text:style-name="p479-1-2">➡ </text:span><text:span text:style-name="p479-1-3">기획처 경영관리부</text:span></text:p>
      <text:p text:style-name="머리말_중고딕9_"><text:span text:style-name="p480-1-1">다. 총무처 총무부 </text:span><text:span text:style-name="p480-1-2">➡ </text:span><text:span text:style-name="p480-1-3">재정처 관재부</text:span></text:p>
      <text:p text:style-name="머리말_중고딕9_"><text:span text:style-name="p481-1-1">라. 재정처 경리부 </text:span><text:span text:style-name="p481-1-2">➡ </text:span><text:span text:style-name="p481-1-3">재정처 관재부</text:span></text:p>
      <text:p text:style-name="머리말_중고딕9_"><text:span text:style-name="p482-1-1">8. 가</text:span></text:p>
      <text:p text:style-name="머리말_중고딕9_"><text:span text:style-name="p483-1-1">안전관리실 안전1부 </text:span><text:span text:style-name="p483-1-2">➡ </text:span><text:span text:style-name="p483-1-3">총무처 노무복지부</text:span></text:p>
      <text:p text:style-name="머리말_중고딕9_"><text:span text:style-name="p484-1-1">9. 가</text:span></text:p>
      <text:p text:style-name="머리말_중고딕9_"><text:span text:style-name="p485-1-1">총무처 노무복지부 </text:span><text:span text:style-name="p485-1-2">➡ </text:span><text:span text:style-name="p485-1-3">총무처 총무부</text:span></text:p>
      <text:p text:style-name="머리말_중고딕9_"><text:span text:style-name="p486-1-1">10. 라</text:span></text:p>
      <text:p text:style-name="머리말_중고딕9_"><text:span text:style-name="p487-1-1">11. 라</text:span></text:p>
      <text:p text:style-name="머리말_중고딕9_"><text:span text:style-name="p488-1-1">12. 가</text:span></text:p>
      <text:p text:style-name="머리말_중고딕9_"><text:span text:style-name="p489-1-1">13. 라</text:span></text:p>
      <text:p text:style-name="머리말_중고딕9_"/>
      <text:p text:style-name="머리말_중고딕9_"/>
      <text:p text:style-name="머리말_중고딕9_"/>
      <text:p text:style-name="Paragraph-493"/>
      <text:p text:style-name="Paragraph-494"/>
      <text:p text:style-name="Paragraph-495"/>
      <text:p text:style-name="Paragraph-496"/>
      <text:p text:style-name="Paragraph-497"/>
      <text:p text:style-name="Paragraph-498"><text:span text:style-name="p498-1-1">[</text:span><text:span text:style-name="p498-1-2">취업규칙</text:span><text:span text:style-name="p498-1-3">]</text:span></text:p>
      <text:p text:style-name="머리말_중고딕9_"><text:span text:style-name="p499-1-1">1. 라</text:span></text:p>
      <text:p text:style-name="머리말_중고딕9_"><text:span text:style-name="p500-1-1">2. 다</text:span></text:p>
      <text:p text:style-name="머리말_중고딕9_"><text:span text:style-name="p501-1-1">3. 다</text:span></text:p>
      <text:p text:style-name="머리말_중고딕9_"><text:span text:style-name="p502-1-1">4. 가</text:span></text:p>
      <text:p text:style-name="머리말_중고딕9_"><text:span text:style-name="p503-1-1">사적으로 </text:span><text:span text:style-name="p503-1-2">➡ </text:span><text:span text:style-name="p503-1-3">직무와 관련하여 직접 또는 간접으로</text:span></text:p>
      <text:p text:style-name="머리말_중고딕9_"><text:span text:style-name="p504-1-1">5. 다</text:span></text:p>
      <text:p text:style-name="머리말_중고딕9_"><text:span text:style-name="p505-1-1">공단의 승인없이 타업무에 종사하는 행위</text:span></text:p>
      <text:p text:style-name="머리말_중고딕9_"><text:span text:style-name="p506-1-1">6. 가</text:span></text:p>
      <text:p text:style-name="머리말_중고딕9_"><text:span text:style-name="p507-1-1">인사에 관한 제반사항을 규정함으로써 합리적이고 능률적인 직무를 수행하게함을 목적으로 한다 </text:span><text:span text:style-name="p507-1-2">➡ </text:span><text:span text:style-name="p507-1-3">취업에 관한 제반사항을 규정하여 공단의 발전에 기여하는 인재를 확보함을 목적으로 한다.</text:span></text:p>
      <text:p text:style-name="머리말_중고딕9_"><text:span text:style-name="p508-1-1">7. 다</text:span></text:p>
      <text:p text:style-name="머리말_중고딕9_"><text:span text:style-name="p509-1-1">고의 또는 과실로 </text:span><text:span text:style-name="p509-1-2">➡ </text:span><text:span text:style-name="p509-1-3">고의 또는 중과실로</text:span></text:p>
      <text:p text:style-name="머리말_중고딕9_"><text:span text:style-name="p510-1-1">8. 가</text:span></text:p>
      <text:p text:style-name="머리말_중고딕9_"><text:span text:style-name="p511-1-1">나. 사고수습에</text:span><text:span text:style-name="p511-1-2"> 최선을 다한후 보고하여 조치를 지시 받아야 한다 </text:span><text:span text:style-name="p511-1-3">➡ </text:span><text:span text:style-name="p511-1-4">지체없이 보고하여</text:span></text:p>
      <text:p text:style-name="머리말_중고딕9_"><text:span text:style-name="p512-1-1">다. 부, 실장급 직위 </text:span><text:span text:style-name="p512-1-2">➡ </text:span><text:span text:style-name="p512-1-3">원, 처, 실 및 현업기관의 장의 직위</text:span></text:p>
      <text:p text:style-name="머리말_중고딕9_"><text:span text:style-name="p513-1-1">라. 학력 또는 업무능력을 이유로 </text:span><text:span text:style-name="p513-1-2">➡ </text:span><text:span text:style-name="p513-1-3">성별, 신앙 또는 사회적 신분을 이유로</text:span></text:p>
      <text:p text:style-name="머리말_중고딕9_"><text:span text:style-name="p514-1-1">9. 다</text:span></text:p>
      <text:p text:style-name="머리말_중고딕9_"><text:span text:style-name="p515-1-1">매일 </text:span><text:span text:style-name="p515-1-2">➡ </text:span><text:span text:style-name="p515-1-3">격일로</text:span></text:p>
      <text:p text:style-name="머리말_중고딕9_"><text:span text:style-name="p516-1-1">10. 라</text:span></text:p>
      <text:p text:style-name="머리말_중고딕9_"><text:span text:style-name="p517-1-1">11. 다</text:span></text:p>
      <text:p text:style-name="머리말_중고딕9_"><text:span text:style-name="p518-1-1">12. 다</text:span></text:p>
      <text:p text:style-name="머리말_중고딕9_"><text:span text:style-name="p519-1-1">장소의 구애됨이 없이 </text:span><text:span text:style-name="p519-1-2">➡ </text:span><text:span text:style-name="p519-1-3">공단내에서</text:span></text:p>
      <text:p text:style-name="머리말_중고딕9_"><text:span text:style-name="p520-1-1">13. 라</text:span></text:p>
      <text:p text:style-name="머리말_중고딕9_"><text:span text:style-name="p521-1-1">하여야 한다 </text:span><text:span text:style-name="p521-1-2">➡ </text:span><text:span text:style-name="p521-1-3">하거나 소속장의 책임하여 각부서(현업분소포함)별로 관리하게 할 수 있다.</text:span></text:p>
      <text:p text:style-name="머리말_중고딕9_"><text:span text:style-name="p522-1-1">14. 라</text:span></text:p>
      <text:p text:style-name="머리말_중고딕9_"><text:span text:style-name="p523-1-1">긴급을 요하는 외출 </text:span><text:span text:style-name="p523-1-2">➡ </text:span><text:span text:style-name="p523-1-3">업무상 긴급을 요하는 외출</text:span></text:p>
      <text:p text:style-name="머리말_중고딕9_"><text:span text:style-name="p524-1-1">15. 라</text:span></text:p>
      <text:p text:style-name="머리말_중고딕9_"><text:span text:style-name="p525-1-1">1일 3회 </text:span><text:span text:style-name="p525-1-2">➡ 1</text:span><text:span text:style-name="p525-1-3">일 2회</text:span></text:p>
      <text:p text:style-name="머리말_중고딕9_"><text:span text:style-name="p526-1-1">16. 가</text:span></text:p>
      <text:p text:style-name="머리말_중고딕9_"><text:span text:style-name="p527-1-1">나, 다, 라항은 특별유급 휴가임</text:span></text:p>
      <text:p text:style-name="머리말_중고딕9_"><text:span text:style-name="p528-1-1">17. 가</text:span></text:p>
      <text:p text:style-name="머리말_중고딕9_"><text:span text:style-name="p529-1-1">나, 다, 라항은 특별유급 휴가임</text:span></text:p>
      <text:p text:style-name="머리말_중고딕9_"><text:span text:style-name="p530-1-1">18. 다</text:span></text:p>
      <text:p text:style-name="머리말_중고딕9_"><text:span text:style-name="p531-1-1">월차휴가 </text:span><text:span text:style-name="p531-1-2">➡ </text:span><text:span text:style-name="p531-1-3">월차유급휴가</text:span></text:p>
      <text:p text:style-name="머리말_중고딕9_"><text:span text:style-name="p532-1-1">19. 가</text:span></text:p>
      <text:p text:style-name="머리말_중고딕9_"><text:span text:style-name="p533-1-1">20. 라</text:span></text:p>
      <text:p text:style-name="머리말_중고딕9_"><text:span text:style-name="p534-1-1">21. 라</text:span></text:p>
      <text:p text:style-name="머리말_중고딕9_"><text:span text:style-name="p535-1-1">22. 라</text:span></text:p>
      <text:p text:style-name="머리말_중고딕9_"><text:span text:style-name="p536-1-1">유급휴일</text:span></text:p>
      <text:p text:style-name="머리말_중고딕9_"><text:span text:style-name="p537-1-1">23. 라</text:span></text:p>
      <text:p text:style-name="머리말_중고딕9_"><text:span text:style-name="p538-1-1">가, 나, 다항 및 주휴일, 국경일, 법정공휴일등은 유급휴일</text:span></text:p>
      <text:p text:style-name="머리말_중고딕9_"><text:span text:style-name="p539-1-1">24. 라</text:span></text:p>
      <text:p text:style-name="머리말_중고딕9_"><text:span text:style-name="p540-1-1">부상 또는 질병으로 </text:span><text:span text:style-name="p540-1-2">➡ </text:span><text:span text:style-name="p540-1-3">업무상 부상 또는 질병으로</text:span></text:p>
      <text:p text:style-name="머리말_중고딕9_"><text:span text:style-name="p541-1-1">25. 나</text:span></text:p>
      <text:p text:style-name="머리말_중고딕9_"><text:span text:style-name="p542-1-1">26. 라</text:span></text:p>
      <text:p text:style-name="머리말_중고딕9_"><text:span text:style-name="p543-1-1">다른직원 </text:span><text:span text:style-name="p543-1-2">➡ </text:span><text:span text:style-name="p543-1-3">소속장</text:span></text:p>
      <text:p text:style-name="머리말_중고딕9_"><text:span text:style-name="p544-1-1">27. 가</text:span></text:p>
      <text:p text:style-name="머리말_중고딕9_"><text:span text:style-name="p545-1-1">28. 나</text:span></text:p>
      <text:p text:style-name="머리말_중고딕9_"><text:span text:style-name="p546-1-1">국가기관에 소환된 때 </text:span><text:span text:style-name="p546-1-2">➡ </text:span><text:span text:style-name="p546-1-3">공무로 국가기관에 소환된 때</text:span></text:p>
      <text:p text:style-name="머리말_중고딕9_"><text:span text:style-name="p547-1-1">29. 다</text:span></text:p>
      <text:p text:style-name="머리말_중고딕9_"><text:span text:style-name="p548-1-1">30. 다</text:span></text:p>
      <text:p text:style-name="머리말_중고딕9_"><text:span text:style-name="p549-1-1">31. 다</text:span></text:p>
      <text:p text:style-name="머리말_중고딕9_"><text:span text:style-name="p550-1-1">32. 나</text:span></text:p>
      <text:p text:style-name="머리말_중고딕9_"><text:span text:style-name="p551-1-1">5일 </text:span><text:span text:style-name="p551-1-2">➡ 3</text:span><text:span text:style-name="p551-1-3">일</text:span></text:p>
      <text:p text:style-name="머리말_중고딕9_"><text:span text:style-name="p552-1-1">33. 다</text:span></text:p>
      <text:p text:style-name="머리말_중고딕9_"><text:span text:style-name="p553-1-1">3일 </text:span><text:span text:style-name="p553-1-2">➡ 2</text:span><text:span text:style-name="p553-1-3">일</text:span></text:p>
      <text:p text:style-name="머리말_중고딕9_"><text:span text:style-name="p554-1-1">34. 라</text:span></text:p>
      <text:p text:style-name="머리말_중고딕9_"><text:span text:style-name="p555-1-1">연중휴가일수를 초과하는 일수 </text:span><text:span text:style-name="p555-1-2">➡ </text:span><text:span text:style-name="p555-1-3">출석수업일수 전부</text:span></text:p>
      <text:p text:style-name="머리말_중고딕9_"><text:span text:style-name="p556-1-1">35. 다</text:span></text:p>
      <text:p text:style-name="머리말_중고딕9_"><text:span text:style-name="p557-1-1">2일 </text:span><text:span text:style-name="p557-1-2">➡ 3</text:span><text:span text:style-name="p557-1-3">일</text:span></text:p>
      <text:p text:style-name="머리말_중고딕9_"><text:span text:style-name="p558-1-1">36. 가</text:span></text:p>
      <text:p text:style-name="머리말_중고딕9_"><text:span text:style-name="p559-1-1">다만 공단발전에 현저한 공이있는 경우는 인사위원회의 의결로 퇴직예정일전 2개월간의 기간에 한하여 퇴직휴가를 줄 수 있다( </text:span><text:span text:style-name="p559-1-2">X )</text:span></text:p>
      <text:p text:style-name="머리말_중고딕9_"><text:span text:style-name="p560-1-1">37. 다</text:span></text:p>
      <text:p text:style-name="머리말_중고딕9_"><text:span text:style-name="p561-1-1">편도 6시간 이상 </text:span></text:p>
      <text:p text:style-name="머리말_중고딕9_"><text:span text:style-name="p562-1-1">38. 나</text:span></text:p>
      <text:p text:style-name="머리말_중고딕9_"><text:span text:style-name="p563-1-1">39. 다</text:span></text:p>
      <text:p text:style-name="머리말_중고딕9_"><text:span text:style-name="p564-1-1">가. 반드시 출장명령을  받아야 함</text:span></text:p>
      <text:p text:style-name="머리말_중고딕9_"><text:span text:style-name="p565-1-1">나. 보수규정이 </text:span><text:span text:style-name="p565-1-2">➡ </text:span><text:span text:style-name="p565-1-3">예비규정</text:span></text:p>
      <text:p text:style-name="머리말_중고딕9_"><text:span text:style-name="p566-1-1">라. 출장중에 반드시 그 사유를 보고하여 상사의 지시를 받아야 하며, 규임즉시 사후 승인을 받아야 한다 </text:span><text:span text:style-name="p566-1-2">➡ </text:span><text:span text:style-name="p566-1-3">출장명령을 변경조치하고 별도지시를 받아야 한다.</text:span></text:p>
      <text:p text:style-name="머리말_중고딕9_"><text:span text:style-name="p567-1-1">40. 다</text:span></text:p>
      <text:p text:style-name="머리말_중고딕9_"><text:span text:style-name="p568-1-1">해당직원은 자동복직된다 </text:span><text:span text:style-name="p568-1-2">➡ </text:span><text:span text:style-name="p568-1-3">인사규정이 정하는 바에 따라 복직신청을 하여야 한다.</text:span></text:p>
      <text:p text:style-name="머리말_중고딕9_"><text:span text:style-name="p569-1-1">41. 다</text:span></text:p>
      <text:p text:style-name="머리말_중고딕9_"><text:span text:style-name="p570-1-1">42. 가</text:span></text:p>
      <text:p text:style-name="머리말_중고딕9_"><text:span text:style-name="p571-1-1">7일 이내 </text:span><text:span text:style-name="p571-1-2">➡ 5</text:span><text:span text:style-name="p571-1-3">일 이내</text:span></text:p>
      <text:p text:style-name="머리말_중고딕9_"><text:span text:style-name="p572-1-1">43. 라</text:span></text:p>
      <text:p text:style-name="머리말_중고딕9_"><text:span text:style-name="p573-1-1">공단은 보상책임이 전액 면제된다 </text:span><text:span text:style-name="p573-1-2">➡ </text:span><text:span text:style-name="p573-1-3">공단은 그 비용의 한도내에서 보상책임을 면한다.</text:span></text:p>
      <text:p text:style-name="머리말_중고딕9_"><text:span text:style-name="p574-1-1">44. 가</text:span></text:p>
      <text:p text:style-name="머리말_중고딕9_"><text:span text:style-name="p575-1-1">직원의 상병에 </text:span><text:span text:style-name="p575-1-2">➡ </text:span><text:span text:style-name="p575-1-3">직원의 업무상 상병</text:span></text:p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머리말_중고딕9_"/>
      <text:p text:style-name="Paragraph-599"/>
      <text:p text:style-name="Paragraph-600"/>
      <text:p text:style-name="Paragraph-601"/>
      <text:p text:style-name="Paragraph-602"/>
      <text:p text:style-name="Paragraph-603"><text:span text:style-name="p603-1-1">[</text:span><text:span text:style-name="p603-1-2">복지후생규정 및 내규</text:span><text:span text:style-name="p603-1-3">]</text:span></text:p>
      <text:p text:style-name="머리말_중고딕9_"><text:span text:style-name="p604-1-1">1. 다</text:span></text:p>
      <text:p text:style-name="머리말_중고딕9_"><text:span text:style-name="p605-1-1">월 70,000원 </text:span><text:span text:style-name="p605-1-2">➡ </text:span><text:span text:style-name="p605-1-3">연 70,000원</text:span></text:p>
      <text:p text:style-name="머리말_중고딕9_"><text:span text:style-name="p606-1-1">2. 다</text:span></text:p>
      <text:p text:style-name="머리말_중고딕9_"><text:span text:style-name="p607-1-1">기본급의 200%이내 </text:span><text:span text:style-name="p607-1-2">➡ </text:span><text:span text:style-name="p607-1-3">기본급의 250%이내</text:span></text:p>
      <text:p text:style-name="머리말_중고딕9_"><text:span text:style-name="p608-1-1">3. 나</text:span></text:p>
      <text:p text:style-name="머리말_중고딕9_"><text:span text:style-name="p609-1-1">4. 가</text:span></text:p>
      <text:p text:style-name="머리말_중고딕9_"><text:span text:style-name="p610-1-1">대학원생은 </text:span><text:span text:style-name="p610-1-2">➡ </text:span><text:span text:style-name="p610-1-3">대학생은 </text:span></text:p>
      <text:p text:style-name="머리말_중고딕9_"><text:span text:style-name="p611-1-1">5. 다</text:span></text:p>
      <text:p text:style-name="머리말_중고딕9_"><text:span text:style-name="p612-1-1">6. 라</text:span></text:p>
      <text:p text:style-name="머리말_중고딕9_"><text:span text:style-name="p613-1-1">7. 나</text:span></text:p>
      <text:p text:style-name="머리말_중고딕9_"><text:span text:style-name="p614-1-1">본인사망경조비 : 300,000원 지급 </text:span><text:span text:style-name="p614-1-2">➡ </text:span><text:span text:style-name="p614-1-3">본인사망경조비 : 1,000,000원 지급</text:span></text:p>
      <text:p text:style-name="머리말_중고딕9_"><text:span text:style-name="p615-1-1">8. 가</text:span></text:p>
      <text:p text:style-name="머리말_중고딕9_"><text:span text:style-name="p616-1-1">평균임금의 200% </text:span><text:span text:style-name="p616-1-2">➡ </text:span><text:span text:style-name="p616-1-3">기본급의 200%</text:span></text:p>
      <text:p text:style-name="머리말_중고딕9_"><text:span text:style-name="p617-1-1">9. 나</text:span></text:p>
      <text:p text:style-name="머리말_중고딕9_"><text:span text:style-name="p618-1-1">임</text:span><text:span text:style-name="p618-1-2">‧</text:span><text:span text:style-name="p618-1-3">직원 및 청경에게 지급한다.</text:span></text:p>
      <text:p text:style-name="머리말_중고딕9_"><text:span text:style-name="p619-1-1">10. 나</text:span></text:p>
      <text:p text:style-name="머리말_중고딕9_"><text:span text:style-name="p620-1-1">1월 : 100%, 5월 : 50%, 7월 : 100%</text:span></text:p>
      <text:p text:style-name="머리말_중고딕9_"><text:span text:style-name="p621-1-1">11. 다</text:span></text:p>
      <text:p text:style-name="머리말_중고딕9_"><text:span text:style-name="p622-1-1">12. 가</text:span></text:p>
      <text:p text:style-name="머리말_중고딕9_"><text:span text:style-name="p623-1-1">임</text:span><text:span text:style-name="p623-1-2">⋅</text:span><text:span text:style-name="p623-1-3">직원 및 청경에게 지급한다.</text:span></text:p>
      <text:p text:style-name="머리말_중고딕9_"><text:span text:style-name="p624-1-1">13. 다</text:span></text:p>
      <text:p text:style-name="머리말_중고딕9_"><text:span text:style-name="p625-1-1">6월 </text:span><text:span text:style-name="p625-1-2">➡ 1</text:span><text:span text:style-name="p625-1-3">년</text:span></text:p>
      <text:p text:style-name="머리말_중고딕9_"><text:span text:style-name="p626-1-1">14. 라</text:span></text:p>
      <text:p text:style-name="머리말_중고딕9_"><text:span text:style-name="p627-1-1">입학금과 수업료도 학자보조금의 범위에 포함됨.</text:span></text:p>
      <text:p text:style-name="머리말_중고딕9_"><text:span text:style-name="p628-1-1">15. 라</text:span></text:p>
      <text:p text:style-name="머리말_중고딕9_"><text:span text:style-name="p629-1-1">다. 제 1기분은 2월 </text:span><text:span text:style-name="p629-1-2">➡ </text:span><text:span text:style-name="p629-1-3">제 1기분은 3월</text:span></text:p>
      <text:p text:style-name="머리말_중고딕9_"><text:span text:style-name="p630-1-1">16. 나</text:span></text:p>
      <text:p text:style-name="머리말_중고딕9_"><text:span text:style-name="p631-1-1">2년동안 </text:span><text:span text:style-name="p631-1-2">➡ 1</text:span><text:span text:style-name="p631-1-3">년동안</text:span><text:span text:style-name="p631-1-4">]</text:span></text:p>
      <text:p text:style-name="머리말_중고딕9_"><text:span text:style-name="p632-1-1">17. 가</text:span></text:p>
      <text:p text:style-name="머리말_중고딕9_"><text:span text:style-name="p633-1-1">지급액에</text:span><text:span text:style-name="p633-1-2"> 대한 일할 및 월할계산으로 정산하여 회수하여야 한다 </text:span><text:span text:style-name="p633-1-3">➡ </text:span><text:span text:style-name="p633-1-4">회수하지 아니한다.</text:span></text:p>
      <text:p text:style-name="Paragraph-634"/>
      <text:p text:style-name="Paragraph-635"/>
      <text:p text:style-name="Paragraph-636"/>
      <text:p text:style-name="Paragraph-637"/>
      <text:p text:style-name="Paragraph-638"/>
      <text:p text:style-name="Paragraph-639"/>
      <text:p text:style-name="Paragraph-640"><text:span text:style-name="p640-1-1">[</text:span><text:span text:style-name="p640-1-2">사무관리규정</text:span><text:span text:style-name="p640-1-3">]</text:span></text:p>
      <text:p text:style-name="Paragraph-641"><text:span text:style-name="p641-1-1">1. 가</text:span></text:p>
      <text:p text:style-name="Paragraph-642"><text:span text:style-name="p642-1-1">제외한다 </text:span><text:span text:style-name="p642-1-2">➡ </text:span><text:span text:style-name="p642-1-3">포함한다.</text:span></text:p>
      <text:p text:style-name="Paragraph-643"><text:span text:style-name="p643-1-1">문서는 자료를 포함한다. 자료는 문서를 포함하지 않는다.</text:span></text:p>
      <text:p text:style-name="Paragraph-644"><text:span text:style-name="p644-1-1">2. 나</text:span></text:p>
      <text:p text:style-name="Paragraph-645"><text:span text:style-name="p645-1-1">3. 라</text:span></text:p>
      <text:p text:style-name="Paragraph-646"><text:span text:style-name="p646-1-1">4. 다</text:span></text:p>
      <text:p text:style-name="Paragraph-647"><text:span text:style-name="p647-1-1">5. 다</text:span></text:p>
      <text:p text:style-name="Paragraph-648"><text:span text:style-name="p648-1-1">6. 라</text:span></text:p>
      <text:p text:style-name="Paragraph-649"><text:span text:style-name="p649-1-1">7. 나</text:span></text:p>
      <text:p text:style-name="Paragraph-650"><text:span text:style-name="p650-1-1">내규 </text:span><text:span text:style-name="p650-1-2">➡ </text:span><text:span text:style-name="p650-1-3">내규는 규정문서임</text:span></text:p>
      <text:p text:style-name="Paragraph-651"><text:span text:style-name="p651-1-1">8. 다</text:span></text:p>
      <text:p text:style-name="Paragraph-652"><text:span text:style-name="p652-1-1">공단직원 </text:span><text:span text:style-name="p652-1-2">➡ </text:span><text:span text:style-name="p652-1-3">일반인</text:span></text:p>
      <text:p text:style-name="Paragraph-653"><text:span text:style-name="p653-1-1">9. 다</text:span></text:p>
      <text:p text:style-name="Paragraph-654"><text:span text:style-name="p654-1-1">3일 </text:span><text:span text:style-name="p654-1-2">➡ 5</text:span><text:span text:style-name="p654-1-3">일</text:span></text:p>
      <text:p text:style-name="Paragraph-655"><text:span text:style-name="p655-1-1">10. 다</text:span></text:p>
      <text:p text:style-name="Paragraph-656"><text:span text:style-name="p656-1-1">쌍점 </text:span><text:span text:style-name="p656-1-2">➡ </text:span><text:span text:style-name="p656-1-3">온점</text:span></text:p>
      <text:p text:style-name="Paragraph-657"><text:span text:style-name="p657-1-1">11. 라</text:span></text:p>
      <text:p text:style-name="Paragraph-658"><text:span text:style-name="p658-1-1">12. 다</text:span></text:p>
      <text:p text:style-name="Paragraph-659"><text:span text:style-name="p659-1-1">전신이 아닌방법으로 시행토록 하여야 한다 </text:span><text:span text:style-name="p659-1-2">➡ </text:span><text:span text:style-name="p659-1-3">그 발신방법을 암호 또는 음어로 지정하여야 한다.</text:span></text:p>
      <text:p text:style-name="Paragraph-660"><text:span text:style-name="p660-1-1">13. 가</text:span></text:p>
      <text:p text:style-name="Paragraph-661"><text:span text:style-name="p661-1-1">문서주관부서의 장 </text:span><text:span text:style-name="p661-1-2">➡ </text:span><text:span text:style-name="p661-1-3">문서처리부서의 장</text:span></text:p>
      <text:p text:style-name="Paragraph-662"><text:span text:style-name="p662-1-1">14. 라</text:span></text:p>
      <text:p text:style-name="Paragraph-663"><text:span text:style-name="p663-1-1">15. 라</text:span></text:p>
      <text:p text:style-name="Paragraph-664"><text:span text:style-name="p664-1-1">전화에 의한 문서 </text:span><text:span text:style-name="p664-1-2">➡ </text:span><text:span text:style-name="p664-1-3">기안문서가 아님</text:span></text:p>
      <text:p text:style-name="Paragraph-665"><text:span text:style-name="p665-1-1">16. 라</text:span></text:p>
      <text:p text:style-name="Paragraph-666"><text:span text:style-name="p666-1-1">결</text:span><text:span text:style-name="p666-1-2">재권자의 사정에 의하여 결재를 받을 수 없을 때 </text:span><text:span text:style-name="p666-1-3">➡ </text:span><text:span text:style-name="p666-1-4">긴급한 문서의 경우에만 한 함</text:span></text:p>
      <text:p text:style-name="Paragraph-667"><text:span text:style-name="p667-1-1">17. 가</text:span></text:p>
      <text:p text:style-name="Paragraph-668"><text:span text:style-name="p668-1-1">나. 하부기관의 장 </text:span><text:span text:style-name="p668-1-2">➡ </text:span><text:span text:style-name="p668-1-3">분임문서 심사자</text:span></text:p>
      <text:p text:style-name="Paragraph-669"><text:span text:style-name="p669-1-1">18. 라</text:span></text:p>
      <text:p text:style-name="Paragraph-670"><text:span text:style-name="p670-1-1">시행문 </text:span><text:span text:style-name="p670-1-2">➡ </text:span><text:span text:style-name="p670-1-3">기안문</text:span></text:p>
      <text:p text:style-name="Paragraph-671"><text:span text:style-name="p671-1-1">19. 나</text:span></text:p>
      <text:p text:style-name="Paragraph-672"><text:span text:style-name="p672-1-1">20. 라</text:span></text:p>
      <text:p text:style-name="Paragraph-673"><text:span text:style-name="p673-1-1">21. 라</text:span></text:p>
      <text:p text:style-name="Paragraph-674"><text:span text:style-name="p674-1-1">22. 라</text:span></text:p>
      <text:p text:style-name="Paragraph-675"><text:span text:style-name="p675-1-1">23. 라</text:span></text:p>
      <text:p text:style-name="Paragraph-676"><text:span text:style-name="p676-1-1">각각</text:span><text:span text:style-name="p676-1-2"> 직인을 찍어야 한다 </text:span><text:span text:style-name="p676-1-3">➡ </text:span><text:span text:style-name="p676-1-4">직인날인에 갈음하여 직인의 인영을 인쇄하여 사용할 수 있다.</text:span></text:p>
      <text:p text:style-name="Paragraph-677"><text:span text:style-name="p677-1-1">24. 라</text:span></text:p>
      <text:p text:style-name="Paragraph-678"><text:span text:style-name="p678-1-1">문서주관부서 </text:span><text:span text:style-name="p678-1-2">➡ </text:span><text:span text:style-name="p678-1-3">문서처리부서</text:span></text:p>
      <text:p text:style-name="Paragraph-679"><text:span text:style-name="p679-1-1">25. 다</text:span></text:p>
      <text:p text:style-name="Paragraph-680"><text:span text:style-name="p680-1-1">보조기관의 공람서명을 거친후 결재권자의 선결을 받아야 한다 </text:span><text:span text:style-name="p680-1-2">➡ </text:span><text:span text:style-name="p680-1-3">보조기관의 공람서명을 거치기전에 결재권자의 선결을 받아야 한다.</text:span></text:p>
      <text:p text:style-name="Paragraph-681"><text:span text:style-name="p681-1-1">26. 가</text:span></text:p>
      <text:p text:style-name="Paragraph-682"><text:span text:style-name="p682-1-1">문서주관부서의 </text:span><text:span text:style-name="p682-1-2">➡ </text:span><text:span text:style-name="p682-1-3">문서처리부서별로</text:span></text:p>
      <text:p text:style-name="Paragraph-683"><text:span text:style-name="p683-1-1">27. 다</text:span></text:p>
      <text:p text:style-name="Paragraph-684"><text:span text:style-name="p684-1-1">28. 나</text:span></text:p>
      <text:p text:style-name="Paragraph-685"><text:span text:style-name="p685-1-1">2년 </text:span><text:span text:style-name="p685-1-2">➡ 3</text:span><text:span text:style-name="p685-1-3">년</text:span></text:p>
      <text:p text:style-name="Paragraph-686"><text:span text:style-name="p686-1-1">29. 다</text:span></text:p>
      <text:p text:style-name="Paragraph-687"><text:span text:style-name="p687-1-1">동일기능에 </text:span><text:span text:style-name="p687-1-2">➡ </text:span><text:span text:style-name="p687-1-3">상위기능에</text:span></text:p>
      <text:p text:style-name="Paragraph-688"><text:span text:style-name="p688-1-1">30. 라</text:span></text:p>
      <text:p text:style-name="Paragraph-689"><text:span text:style-name="p689-1-1">보존기간이 경과한 후에 문서처리부서에서 직접폐기한다 </text:span><text:span text:style-name="p689-1-2">➡ </text:span><text:span text:style-name="p689-1-3">문서주관부서에 인계하여 그 보존기간이 만료될때까지 문서주관부서에서 보존하여야 한다.</text:span></text:p>
      <text:p text:style-name="Paragraph-690"><text:span text:style-name="p690-1-1">31. 다</text:span></text:p>
      <text:p text:style-name="Paragraph-691"><text:span text:style-name="p691-1-1">보</text:span><text:span text:style-name="p691-1-2">존기간이 영구, 준영구인 문서가 </text:span><text:span text:style-name="p691-1-3">➡ </text:span><text:span text:style-name="p691-1-4">보존기간이 영구, 준영구인 문서를 제외한 문서가</text:span></text:p>
      <text:p text:style-name="Paragraph-692"><text:span text:style-name="p692-1-1">32. 가</text:span></text:p>
      <text:p text:style-name="Paragraph-693"><text:span text:style-name="p693-1-1">다. 직인 </text:span><text:span text:style-name="p693-1-2">➡ </text:span><text:span text:style-name="p693-1-3">이사장, 하부기관의 장</text:span></text:p>
      <text:p text:style-name="Paragraph-694"><text:span text:style-name="p694-1-1">33. 나</text:span></text:p>
      <text:p text:style-name="Paragraph-695"><text:span text:style-name="p695-1-1">부장이 </text:span><text:span text:style-name="p695-1-2">➡ </text:span><text:span text:style-name="p695-1-3">부서의 장이</text:span></text:p>
      <text:p text:style-name="Paragraph-696"><text:span text:style-name="p696-1-1">34. 나</text:span></text:p>
      <text:p text:style-name="Paragraph-697"><text:span text:style-name="p697-1-1">2.5 x 2.5</text:span><text:span text:style-name="p697-1-2">㎝ ➡ 2.4 </text:span><text:span text:style-name="p697-1-3">x 2.4</text:span><text:span text:style-name="p697-1-4">㎝</text:span></text:p>
      <text:p text:style-name="Paragraph-698"><text:span text:style-name="p698-1-1">35. 다</text:span></text:p>
      <text:p text:style-name="Paragraph-699"><text:span text:style-name="p699-1-1">2.5㎝</text:span><text:span text:style-name="p699-1-2">이내 </text:span><text:span text:style-name="p699-1-3">➡ 2.7㎝</text:span><text:span text:style-name="p699-1-4">이내</text:span></text:p>
      <text:p text:style-name="Paragraph-700"><text:span text:style-name="p700-1-1">36. 라</text:span></text:p>
      <text:p text:style-name="Paragraph-701"><text:span text:style-name="p701-1-1">문서처리부서의 장 </text:span><text:span text:style-name="p701-1-2">➡ </text:span><text:span text:style-name="p701-1-3">문서주관부서의 장</text:span></text:p>
      <text:p text:style-name="Paragraph-702"><text:span text:style-name="p702-1-1">37. 다</text:span></text:p>
      <text:p text:style-name="Paragraph-703"><text:span text:style-name="p703-1-1">당해 현업기관의 장 </text:span><text:span text:style-name="p703-1-2">➡ </text:span><text:span text:style-name="p703-1-3">업무감독부서에서</text:span></text:p>
      <text:p text:style-name="Paragraph-704"><text:span text:style-name="p704-1-1">38. 라</text:span></text:p>
      <text:p text:style-name="Paragraph-705"><text:span text:style-name="p705-1-1">39. 다</text:span></text:p>
      <text:p text:style-name="Paragraph-706"><text:span text:style-name="p706-1-1">40. 라</text:span></text:p>
      <text:p text:style-name="Paragraph-707"><text:span text:style-name="p707-1-1">41. 라</text:span></text:p>
      <text:p text:style-name="Paragraph-708"><text:span text:style-name="p708-1-1">42. 라</text:span></text:p>
      <text:p text:style-name="Paragraph-709"><text:span text:style-name="p709-1-1">각 부서의 장 </text:span><text:span text:style-name="p709-1-2">➡ </text:span><text:span text:style-name="p709-1-3">각 부서의 주무부장</text:span></text:p>
      <text:p text:style-name="Paragraph-710"><text:span text:style-name="p710-1-1">43. 다</text:span></text:p>
      <text:p text:style-name="Paragraph-711"><text:span text:style-name="p711-1-1">44. 다</text:span></text:p>
      <text:p text:style-name="Paragraph-712"><text:span text:style-name="p712-1-1">45. 라</text:span></text:p>
      <text:p text:style-name="Paragraph-713"><text:span text:style-name="p713-1-1">5회이내 </text:span><text:span text:style-name="p713-1-2">➡ 3</text:span><text:span text:style-name="p713-1-3">회이내</text:span></text:p>
      <text:p text:style-name="Paragraph-714"><text:span text:style-name="p714-1-1">46. 가</text:span></text:p>
      <text:p text:style-name="Paragraph-715"><text:span text:style-name="p715-1-1">연 2회이상 </text:span><text:span text:style-name="p715-1-2">➡ </text:span><text:span text:style-name="p715-1-3">연 1회이상</text:span></text:p>
      <text:p text:style-name="Paragraph-716"><text:span text:style-name="p716-1-1">47. 나</text:span></text:p>
      <text:p text:style-name="Paragraph-717"><text:span text:style-name="p717-1-1">48. 다</text:span></text:p>
      <text:p text:style-name="Paragraph-718"><text:span text:style-name="p718-1-1">49. 라</text:span></text:p>
      <text:p text:style-name="Paragraph-719"><text:span text:style-name="p719-1-1">50. 다</text:span></text:p>
      <text:p text:style-name="Paragraph-720"><text:span text:style-name="p720-1-1">주초부터 </text:span><text:span text:style-name="p720-1-2">➡ </text:span><text:span text:style-name="p720-1-3">주말부터</text:span></text:p>
      <text:p text:style-name="Paragraph-721"><text:span text:style-name="p721-1-1">51. 나</text:span></text:p>
      <text:p text:style-name="Paragraph-722"><text:span text:style-name="p722-1-1">월말부터</text:span></text:p>
      <text:p text:style-name="Paragraph-723"><text:span text:style-name="p723-1-1">52. 다</text:span></text:p>
      <text:p text:style-name="Paragraph-724"><text:span text:style-name="p724-1-1">최</text:span><text:span text:style-name="p724-1-2">초작성부서 --&gt; 1차경유부서 : 2일이내 </text:span><text:span text:style-name="p724-1-3">➡ </text:span><text:span text:style-name="p724-1-4">최초작성부서 --&gt; 1차경유부서 : 1일이내</text:span></text:p>
      <text:p text:style-name="Paragraph-725"><text:span text:style-name="p725-1-1">53. 나</text:span></text:p>
      <text:p text:style-name="Paragraph-726"><text:span text:style-name="p726-1-1">현업기관 --&gt; 업무감독부서 : 3일이내 </text:span><text:span text:style-name="p726-1-2">➡ </text:span><text:span text:style-name="p726-1-3">현업기관 --&gt; 업무감독부서 : 4일이내</text:span></text:p>
      <text:p text:style-name="Paragraph-727"><text:span text:style-name="p727-1-1">54. 나</text:span></text:p>
      <text:p text:style-name="Paragraph-728"><text:span text:style-name="p728-1-1">4일 </text:span><text:span text:style-name="p728-1-2">➡ 3</text:span><text:span text:style-name="p728-1-3">일</text:span></text:p>
      <text:p text:style-name="Paragraph-729"><text:span text:style-name="p729-1-1">55. 라</text:span></text:p>
      <text:p text:style-name="Paragraph-730"><text:span text:style-name="p730-1-1">3일 </text:span><text:span text:style-name="p730-1-2">➡ 2</text:span><text:span text:style-name="p730-1-3">일</text:span></text:p>
      <text:p text:style-name="Paragraph-731"><text:span text:style-name="p731-1-1">56. 나</text:span></text:p>
      <text:p text:style-name="Paragraph-732"><text:span text:style-name="p732-1-1">57. 나</text:span></text:p>
      <text:p text:style-name="Paragraph-733"><text:span text:style-name="p733-1-1">58. 나</text:span></text:p>
      <text:p text:style-name="Paragraph-734"><text:span text:style-name="p734-1-1">59. 나</text:span></text:p>
      <text:p text:style-name="Paragraph-735"><text:span text:style-name="p735-1-1">60. 다</text:span></text:p>
      <text:p text:style-name="Paragraph-736"><text:span text:style-name="p736-1-1">때에도</text:span><text:span text:style-name="p736-1-2"> 본적란을 설치하여서는 아니된다 </text:span><text:span text:style-name="p736-1-3">➡ </text:span><text:span text:style-name="p736-1-4">경우를 제외하고는 본적란을 설치하지 안니한다.</text:span></text:p>
      <text:p text:style-name="Paragraph-737"><text:span text:style-name="p737-1-1">61. 가</text:span></text:p>
      <text:p text:style-name="Paragraph-738"><text:span text:style-name="p738-1-1">62. 나</text:span></text:p>
      <text:p text:style-name="Paragraph-739"><text:span text:style-name="p739-1-1">1본의 </text:span><text:span text:style-name="p739-1-2">➡ 2</text:span><text:span text:style-name="p739-1-3">본이상의</text:span></text:p>
      <text:p text:style-name="Paragraph-740"><text:span text:style-name="p740-1-1">63. 나</text:span></text:p>
      <text:p text:style-name="Paragraph-741"><text:span text:style-name="p741-1-1">7일 이내에 </text:span><text:span text:style-name="p741-1-2">➡ 20</text:span><text:span text:style-name="p741-1-3">일 이내에</text:span></text:p>
      <text:p text:style-name="Paragraph-742"><text:span text:style-name="p742-1-1">64. 다</text:span></text:p>
      <text:p text:style-name="Paragraph-743"><text:span text:style-name="p743-1-1">65. 다</text:span></text:p>
      <text:p text:style-name="Paragraph-744"><text:span text:style-name="p744-1-1">오른쪽 </text:span><text:span text:style-name="p744-1-2">➡ </text:span><text:span text:style-name="p744-1-3">왼쪽</text:span></text:p>
      <text:p text:style-name="Paragraph-745"><text:span text:style-name="p745-1-1">66. 다</text:span></text:p>
      <text:p text:style-name="Paragraph-746"><text:span text:style-name="p746-1-1">총무처 </text:span><text:span text:style-name="p746-1-2">➡ </text:span><text:span text:style-name="p746-1-3">기획처</text:span></text:p>
      <text:p text:style-name="Paragraph-747"><text:span text:style-name="p747-1-1">67. 나</text:span></text:p>
      <text:p text:style-name="Paragraph-748"><text:span text:style-name="p748-1-1">68. 라</text:span></text:p>
      <text:p text:style-name="Paragraph-749"><text:span text:style-name="p749-1-1">69. 나</text:span></text:p>
      <text:p text:style-name="Paragraph-750"/>
      <text:p text:style-name="Paragraph-751"/>
      <text:p text:style-name="Paragraph-752"/>
      <text:p text:style-name="Paragraph-753"/>
      <text:p text:style-name="Paragraph-754"/>
      <text:p text:style-name="Paragraph-755"/>
      <text:p text:style-name="Paragraph-756"/>
      <text:p text:style-name="Paragraph-757"><text:span text:style-name="p757-1-1">[</text:span><text:span text:style-name="p757-1-2">전동차 검수규정</text:span><text:span text:style-name="p757-1-3">]</text:span></text:p>
      <text:p text:style-name="바탕글"><text:span text:style-name="p758-1-1">1. 가</text:span></text:p>
      <text:p text:style-name="바탕글"><text:span text:style-name="p759-1-1">임시검수 </text:span><text:span text:style-name="p759-1-2">➡ </text:span><text:span text:style-name="p759-1-3">특별검수</text:span></text:p>
      <text:p text:style-name="바탕글"><text:span text:style-name="p760-1-1">2. 나</text:span></text:p>
      <text:p text:style-name="바탕글"><text:span text:style-name="p761-1-1">특별검수 </text:span><text:span text:style-name="p761-1-2">➡ </text:span><text:span text:style-name="p761-1-3">임시검수</text:span></text:p>
      <text:p text:style-name="바탕글"><text:span text:style-name="p762-1-1">3. 나</text:span></text:p>
      <text:p text:style-name="바탕글"><text:span text:style-name="p763-1-1">범위내에서 </text:span><text:span text:style-name="p763-1-2">➡ </text:span><text:span text:style-name="p763-1-3">이상</text:span></text:p>
      <text:p text:style-name="바탕글"><text:span text:style-name="p764-1-1">4. 나</text:span></text:p>
      <text:p text:style-name="바탕글"><text:span text:style-name="p765-1-1">24시간 </text:span><text:span text:style-name="p765-1-2">➡ 48</text:span><text:span text:style-name="p765-1-3">시간</text:span></text:p>
      <text:p text:style-name="바탕글"><text:span text:style-name="p766-1-1">5. 라</text:span></text:p>
      <text:p text:style-name="바탕글"><text:span text:style-name="p767-1-1">월상검수항목</text:span></text:p>
      <text:p text:style-name="바탕글"><text:span text:style-name="p768-1-1">6. 나</text:span></text:p>
      <text:p text:style-name="바탕글"><text:span text:style-name="p769-1-1">월상검수항목</text:span></text:p>
      <text:p text:style-name="바탕글"><text:span text:style-name="p770-1-1">7. 다</text:span></text:p>
      <text:p text:style-name="바탕글"><text:span text:style-name="p771-1-1">월상검수항목</text:span></text:p>
      <text:p text:style-name="바탕글"><text:span text:style-name="p772-1-1">8. 라</text:span></text:p>
      <text:p text:style-name="바탕글"><text:span text:style-name="p773-1-1">집전장치의 동작상태 </text:span><text:span text:style-name="p773-1-2">➡ </text:span><text:span text:style-name="p773-1-3">월상검수항목</text:span></text:p>
      <text:p text:style-name="바탕글"><text:span text:style-name="p774-1-1">9. 라</text:span></text:p>
      <text:p text:style-name="바탕글"><text:span text:style-name="p775-1-1">각종콕크의 위치 </text:span><text:span text:style-name="p775-1-2">➡ </text:span><text:span text:style-name="p775-1-3">월상검수항목</text:span></text:p>
      <text:p text:style-name="바탕글"><text:span text:style-name="p776-1-1">10. 라</text:span></text:p>
      <text:p text:style-name="바탕글"><text:span text:style-name="p777-1-1">중간검수항목</text:span></text:p>
      <text:p text:style-name="바탕글"><text:span text:style-name="p778-1-1">11. 라</text:span></text:p>
      <text:p text:style-name="바탕글"><text:span text:style-name="p779-1-1">중간검수항목</text:span></text:p>
      <text:p text:style-name="바탕글"><text:span text:style-name="p780-1-1">12. 라</text:span></text:p>
      <text:p text:style-name="바탕글"><text:span text:style-name="p781-1-1">중간검수항목</text:span></text:p>
      <text:p text:style-name="바탕글"><text:span text:style-name="p782-1-1">13. 가</text:span></text:p>
      <text:p text:style-name="바탕글"><text:span text:style-name="p783-1-1">14. 다</text:span></text:p>
      <text:p text:style-name="바탕글"><text:span text:style-name="p784-1-1">특별검수시행사항</text:span></text:p>
      <text:p text:style-name="바탕글"><text:span text:style-name="p785-1-1">15. 다</text:span></text:p>
      <text:p text:style-name="바탕글"><text:span text:style-name="p786-1-1">접지저항시험 시행 </text:span><text:span text:style-name="p786-1-2">➡ </text:span><text:span text:style-name="p786-1-3">절연저항시험 시행</text:span></text:p>
      <text:p text:style-name="바탕글"><text:span text:style-name="p787-1-1">16. 라</text:span></text:p>
      <text:p text:style-name="바탕글"><text:span text:style-name="p788-1-1">중간검수항목</text:span></text:p>
      <text:p text:style-name="바탕글"><text:span text:style-name="p789-1-1">17. 라</text:span></text:p>
      <text:p text:style-name="바탕글"><text:span text:style-name="p790-1-1">중간검수항목</text:span></text:p>
      <text:p text:style-name="바탕글"><text:span text:style-name="p791-1-1">18. 라</text:span></text:p>
      <text:p text:style-name="바탕글"><text:span text:style-name="p792-1-1">중간검수항목</text:span></text:p>
      <text:p text:style-name="바탕글"><text:span text:style-name="p793-1-1">19. 라</text:span></text:p>
      <text:p text:style-name="바탕글"><text:span text:style-name="p794-1-1">중간검수항목</text:span></text:p>
      <text:p text:style-name="바탕글"><text:span text:style-name="p795-1-1">20. 라</text:span></text:p>
      <text:p text:style-name="바탕글"><text:span text:style-name="p796-1-1">21. 가</text:span></text:p>
      <text:p text:style-name="바탕글"><text:span text:style-name="p797-1-1">22. 다</text:span></text:p>
      <text:p text:style-name="바탕글"><text:span text:style-name="p798-1-1">23. 다</text:span></text:p>
      <text:p text:style-name="바탕글"><text:span text:style-name="p799-1-1">24. 다</text:span></text:p>
      <text:p text:style-name="바탕글"><text:span text:style-name="p800-1-1">3개월이상 </text:span><text:span text:style-name="p800-1-2">➡ 6</text:span><text:span text:style-name="p800-1-3">개월이상</text:span></text:p>
      <text:p text:style-name="바탕글"><text:span text:style-name="p801-1-1">25. 라</text:span></text:p>
      <text:p text:style-name="바탕글"><text:span text:style-name="p802-1-1">시행전 따로 구내시운전을 할 필요는 없다 </text:span><text:span text:style-name="p802-1-2">➡ </text:span><text:span text:style-name="p802-1-3">본선시운전은 구내시운전을 완료한 전동차에 한하여 시행한다.</text:span></text:p>
      <text:p text:style-name="바탕글"><text:span text:style-name="p803-1-1">26. 라</text:span></text:p>
      <text:p text:style-name="바탕글"><text:span text:style-name="p804-1-1">또는 전반검수를 시행할경우</text:span></text:p>
      <text:p text:style-name="바탕글"><text:span text:style-name="p805-1-1">27. 다</text:span></text:p>
      <text:p text:style-name="바탕글"><text:span text:style-name="p806-1-1">중간검수항목</text:span></text:p>
      <text:p text:style-name="바탕글"><text:span text:style-name="p807-1-1">28. 라</text:span></text:p>
      <text:p text:style-name="바탕글"><text:span text:style-name="p808-1-1">29. 나</text:span></text:p>
      <text:p text:style-name="바탕글"><text:span text:style-name="p809-1-1">확인한 시점을 검수완료 시기로 한다 </text:span><text:span text:style-name="p809-1-2">➡ </text:span><text:span text:style-name="p809-1-3">확인한후 인계인수가 이루어진 시점을 검수완료 시기로 한다.</text:span></text:p>
      <text:p text:style-name="바탕글"><text:span text:style-name="p810-1-1">30. 다</text:span></text:p>
      <text:p text:style-name="바탕글"><text:span text:style-name="p811-1-1">전동차 관리규정</text:span></text:p>
      <text:p text:style-name="바탕글"><text:span text:style-name="p812-1-1">31. 다</text:span></text:p>
      <text:p text:style-name="바탕글"><text:span text:style-name="p813-1-1">32. 가</text:span></text:p>
      <text:p text:style-name="바탕글"><text:span text:style-name="p814-1-1">나. 11월 30일 </text:span><text:span text:style-name="p814-1-2">➡ 10</text:span><text:span text:style-name="p814-1-3">월 31일</text:span></text:p>
      <text:p text:style-name="바탕글"><text:span text:style-name="p815-1-1">다. 11월 30일 </text:span><text:span text:style-name="p815-1-2">➡ 9</text:span><text:span text:style-name="p815-1-3">월 30일</text:span></text:p>
      <text:p text:style-name="바탕글"><text:span text:style-name="p816-1-1">라. 12월 31일 </text:span><text:span text:style-name="p816-1-2">➡ 11</text:span><text:span text:style-name="p816-1-3">월 30일</text:span></text:p>
      <text:p text:style-name="바탕글"><text:span text:style-name="p817-1-1">33. 다</text:span></text:p>
      <text:p text:style-name="바탕글"><text:span text:style-name="p818-1-1">34. 라</text:span></text:p>
      <text:p text:style-name="바탕글"><text:span text:style-name="p819-1-1">35. 다</text:span></text:p>
      <text:p text:style-name="바탕글"><text:span text:style-name="p820-1-1">가. 분기보고 </text:span><text:span text:style-name="p820-1-2">➡ </text:span><text:span text:style-name="p820-1-3">월간보고</text:span></text:p>
      <text:p text:style-name="바탕글"><text:span text:style-name="p821-1-1">나. 월간보고 </text:span><text:span text:style-name="p821-1-2">➡ </text:span><text:span text:style-name="p821-1-3">년간보고</text:span></text:p>
      <text:p text:style-name="바탕글"><text:span text:style-name="p822-1-1">라. 월간보고사항이다 </text:span><text:span text:style-name="p822-1-2">➡ </text:span><text:span text:style-name="p822-1-3">당해전동차 출장후 15일 이내에 보고하여야 한다.</text:span></text:p>
      <text:p text:style-name="바탕글"><text:span text:style-name="p823-1-1">36. 나</text:span></text:p>
      <text:p text:style-name="바탕글"><text:span text:style-name="p824-1-1">1년 </text:span><text:span text:style-name="p824-1-2">➡ 6</text:span><text:span text:style-name="p824-1-3">개월</text:span></text:p>
      <text:p text:style-name="바탕글"><text:span text:style-name="p825-1-1">37. 다</text:span></text:p>
      <text:p text:style-name="바탕글"><text:span text:style-name="p826-1-1">당해 전동차 폐차시까지 </text:span><text:span text:style-name="p826-1-2">➡ </text:span><text:span text:style-name="p826-1-3">당해 차륜교환시까지</text:span></text:p>
      <text:p text:style-name="바탕글"><text:span text:style-name="p827-1-1">38. 가</text:span></text:p>
      <text:p text:style-name="바탕글"><text:span text:style-name="p828-1-1">1년 </text:span><text:span text:style-name="p828-1-2">➡ 6</text:span><text:span text:style-name="p828-1-3">개월</text:span></text:p>
      <text:p text:style-name="바탕글"><text:span text:style-name="p829-1-1">39. 라</text:span></text:p>
      <text:p text:style-name="바탕글"><text:span text:style-name="p830-1-1">40. 라</text:span></text:p>
      <text:p text:style-name="바탕글"><text:span text:style-name="p831-1-1">41. 다</text:span></text:p>
      <text:p text:style-name="바탕글"><text:span text:style-name="p832-1-1">년 1회(3월중) </text:span><text:span text:style-name="p832-1-2">➡ </text:span><text:span text:style-name="p832-1-3">월 1회</text:span></text:p>
      <text:p text:style-name="바탕글"><text:span text:style-name="p833-1-1">42. 라</text:span></text:p>
      <text:p text:style-name="바탕글"><text:span text:style-name="p834-1-1">43. 라</text:span></text:p>
      <text:p text:style-name="바탕글"><text:span text:style-name="p835-1-1">44. 라</text:span></text:p>
      <text:p text:style-name="바탕글"><text:span text:style-name="p836-1-1">45. 다</text:span></text:p>
      <text:p text:style-name="바탕글"><text:span text:style-name="p837-1-1">소청소 </text:span><text:span text:style-name="p837-1-2">➡ </text:span><text:span text:style-name="p837-1-3">중청소</text:span></text:p>
      <text:p text:style-name="바탕글"><text:span text:style-name="p838-1-1">46. 가</text:span></text:p>
      <text:p text:style-name="바탕글"><text:span text:style-name="p839-1-1">다. 대청소 </text:span><text:span text:style-name="p839-1-2">➡ </text:span><text:span text:style-name="p839-1-3">차량기지창에서 매월 1회시행</text:span></text:p>
      <text:p text:style-name="바탕글"><text:span text:style-name="p840-1-1">라. 소청소 </text:span><text:span text:style-name="p840-1-2">➡ </text:span><text:span text:style-name="p840-1-3">차량기지창에서 2일주기 시행</text:span></text:p>
      <text:p text:style-name="바탕글"><text:span text:style-name="p841-1-1">47. 다</text:span></text:p>
      <text:p text:style-name="바탕글"><text:span text:style-name="p842-1-1">내부유리창 닦기 </text:span><text:span text:style-name="p842-1-2">➡ </text:span><text:span text:style-name="p842-1-3">중청소 시행사항</text:span></text:p>
      <text:p text:style-name="바탕글"><text:span text:style-name="p843-1-1">48. 라</text:span></text:p>
      <text:p text:style-name="바탕글"><text:span text:style-name="p844-1-1">중청소시행사항</text:span></text:p>
      <text:p text:style-name="바탕글"><text:span text:style-name="p845-1-1">49. 라</text:span></text:p>
      <text:p text:style-name="바탕글"><text:span text:style-name="p846-1-1">대청소시행사항</text:span></text:p>
      <text:p text:style-name="바탕글"><text:span text:style-name="p847-1-1">50. 라</text:span></text:p>
      <text:p text:style-name="바탕글"><text:span text:style-name="p848-1-1">대청소시행사항</text:span></text:p>
      <text:p text:style-name="바탕글"><text:span text:style-name="p849-1-1">51. 가</text:span></text:p>
      <text:p text:style-name="바탕글"><text:span text:style-name="p850-1-1">입출고일보에 </text:span><text:span text:style-name="p850-1-2">➡ </text:span><text:span text:style-name="p850-1-3">전동차운전상황표</text:span></text:p>
      <text:p text:style-name="바탕글"><text:span text:style-name="p851-1-1">52. 나</text:span></text:p>
      <text:p text:style-name="바탕글"><text:span text:style-name="p852-1-1">8개의 차륜 </text:span><text:span text:style-name="p852-1-2">➡ 4</text:span><text:span text:style-name="p852-1-3">개의 차륜</text:span></text:p>
      <text:p text:style-name="바탕글"><text:span text:style-name="p853-1-1">53. 다</text:span></text:p>
      <text:p text:style-name="바탕글"><text:span text:style-name="p854-1-1">54. 라</text:span></text:p>
      <text:p text:style-name="바탕글"><text:span text:style-name="p855-1-1">제4종 </text:span><text:span text:style-name="p855-1-2">➡ </text:span><text:span text:style-name="p855-1-3">제3종, 복구책임자 1명 </text:span><text:span text:style-name="p855-1-4">➡ </text:span><text:span text:style-name="p855-1-5">복구책임자 없음</text:span></text:p>
      <text:p text:style-name="바탕글"><text:span text:style-name="p856-1-1">55. 가</text:span></text:p>
      <text:p text:style-name="바탕글"><text:span text:style-name="p857-1-1">나. 운영이사 </text:span><text:span text:style-name="p857-1-2">➡ </text:span><text:span text:style-name="p857-1-3">복구부장</text:span></text:p>
      <text:p text:style-name="바탕글"><text:span text:style-name="p858-1-1">다. 기전처장 </text:span><text:span text:style-name="p858-1-2">➡ </text:span><text:span text:style-name="p858-1-3">차량반장</text:span></text:p>
      <text:p text:style-name="바탕글"><text:span text:style-name="p859-1-1">라. 차량기지창 검수1부장 </text:span><text:span text:style-name="p859-1-2">➡ </text:span><text:span text:style-name="p859-1-3">복구작업책임자</text:span></text:p>
      <text:p text:style-name="바탕글"><text:span text:style-name="p860-1-1">56. 라</text:span></text:p>
      <text:p text:style-name="바탕글"><text:span text:style-name="p861-1-1">57. 나</text:span></text:p>
      <text:p text:style-name="바탕글"><text:span text:style-name="p862-1-1">검수부장 </text:span><text:span text:style-name="p862-1-2">➡ </text:span><text:span text:style-name="p862-1-3">기전처장</text:span></text:p>
      <text:p text:style-name="바탕글"><text:span text:style-name="p863-1-1">58. 다</text:span></text:p>
      <text:p text:style-name="바탕글"><text:span text:style-name="p864-1-1">59. 라</text:span></text:p>
      <text:p text:style-name="바탕글"><text:span text:style-name="p865-1-1">60. 라</text:span></text:p>
      <text:p text:style-name="바탕글"><text:span text:style-name="p866-1-1">61. 라</text:span></text:p>
      <text:p text:style-name="바탕글"><text:span text:style-name="p867-1-1">62. 라</text:span></text:p>
      <text:p text:style-name="바탕글"><text:span text:style-name="p868-1-1">63. 라</text:span></text:p>
      <text:p text:style-name="바탕글"><text:span text:style-name="p869-1-1">부장 </text:span><text:span text:style-name="p869-1-2">➡ </text:span><text:span text:style-name="p869-1-3">과장</text:span></text:p>
      <text:p text:style-name="바탕글"><text:span text:style-name="p870-1-1">64. 가</text:span></text:p>
      <text:p text:style-name="바탕글"><text:span text:style-name="p871-1-1">10월말 </text:span><text:span text:style-name="p871-1-2">➡ 9</text:span><text:span text:style-name="p871-1-3">월말</text:span></text:p>
      <text:p text:style-name="바탕글"><text:span text:style-name="p872-1-1">65. 가</text:span></text:p>
      <text:p text:style-name="바탕글"><text:span text:style-name="p873-1-1">66. 가</text:span></text:p>
      <text:p text:style-name="바탕글"><text:span text:style-name="p874-1-1">1명 </text:span><text:span text:style-name="p874-1-2">➡ </text:span><text:span text:style-name="p874-1-3">정, 부 2명을</text:span></text:p>
      <text:p text:style-name="바탕글"><text:span text:style-name="p875-1-1">67. 나</text:span></text:p>
      <text:p text:style-name="바탕글"><text:span text:style-name="p876-1-1">68. 가</text:span></text:p>
      <text:p text:style-name="바탕글"><text:span text:style-name="p877-1-1">69. 다</text:span></text:p>
      <text:p text:style-name="바탕글"><text:span text:style-name="p878-1-1">70. 나</text:span></text:p>
      <text:p text:style-name="바탕글"><text:span text:style-name="p879-1-1">차량검수작업안전내규</text:span></text:p>
      <text:p text:style-name="바탕글"><text:span text:style-name="p880-1-1">71. 나</text:span></text:p>
      <text:p text:style-name="바탕글"><text:span text:style-name="p881-1-1">가. 200</text:span><text:span text:style-name="p881-1-2">x140mm </text:span><text:span text:style-name="p881-1-3">➡ 170</text:span><text:span text:style-name="p881-1-4">x140mm</text:span></text:p>
      <text:p text:style-name="바탕글"><text:span text:style-name="p882-1-1">다. 170</text:span><text:span text:style-name="p882-1-2">x140mm </text:span><text:span text:style-name="p882-1-3">➡ 170</text:span><text:span text:style-name="p882-1-4">x120mm</text:span></text:p>
      <text:p text:style-name="바탕글"><text:span text:style-name="p883-1-1">라. 150</text:span><text:span text:style-name="p883-1-2">x120mm </text:span><text:span text:style-name="p883-1-3">➡ </text:span><text:span text:style-name="p883-1-4">일반기계는 없음</text:span></text:p>
      <text:p text:style-name="바탕글"><text:span text:style-name="p884-1-1">72. 라</text:span></text:p>
      <text:p text:style-name="바탕글"><text:span text:style-name="p885-1-1">73. 다</text:span></text:p>
      <text:p text:style-name="바탕글"><text:span text:style-name="p886-1-1">3M </text:span><text:span text:style-name="p886-1-2">➡ 2</text:span><text:span text:style-name="p886-1-3">M</text:span></text:p>
      <text:p text:style-name="바탕글"><text:span text:style-name="p887-1-1">74. 다</text:span></text:p>
      <text:p text:style-name="바탕글"><text:span text:style-name="p888-1-1">가. 사용하여서는 아니된다 </text:span><text:span text:style-name="p888-1-2">➡ </text:span><text:span text:style-name="p888-1-3">사용할 때에는 창장의 승인을 받아야 한다.</text:span></text:p>
      <text:p text:style-name="바탕글"><text:span text:style-name="p889-1-1">나. 측정기구를 </text:span><text:span text:style-name="p889-1-2">➡ </text:span><text:span text:style-name="p889-1-3">파스이외의 측정기구를</text:span></text:p>
      <text:p text:style-name="바탕글"><text:span text:style-name="p890-1-1">라. </text:span><text:span text:style-name="p890-1-2">M2</text:span><text:span text:style-name="p890-1-3">차량 </text:span><text:span text:style-name="p890-1-4">➡ </text:span><text:span text:style-name="p890-1-5">팬터그래프가 있는 차량, </text:span><text:span text:style-name="p890-1-6">M1</text:span><text:span text:style-name="p890-1-7">차량</text:span></text:p>
      <text:p text:style-name="바탕글"><text:span text:style-name="p891-1-1">75. 라</text:span></text:p>
      <text:p text:style-name="바탕글"><text:span text:style-name="p892-1-1">가. 펴야한다 </text:span><text:span text:style-name="p892-1-2">➡ </text:span><text:span text:style-name="p892-1-3">펴서는 아니된다</text:span></text:p>
      <text:p text:style-name="바탕글"><text:span text:style-name="p893-1-1">나. 분기 1회이상 </text:span><text:span text:style-name="p893-1-2">➡ </text:span><text:span text:style-name="p893-1-3">월 1회이상</text:span></text:p>
      <text:p text:style-name="바탕글"><text:span text:style-name="p894-1-1">다. 25</text:span><text:span text:style-name="p894-1-2">Km </text:span><text:span text:style-name="p894-1-3">➡ 15</text:span><text:span text:style-name="p894-1-4">Km</text:span></text:p>
      <text:p text:style-name="바탕글"><text:span text:style-name="p895-1-1">76. 라</text:span></text:p>
      <text:p text:style-name="바탕글"><text:span text:style-name="p896-1-1">가. 피연결 차량에 </text:span><text:span text:style-name="p896-1-2">➡ </text:span><text:span text:style-name="p896-1-3">피연결 차량의 다음차량에</text:span></text:p>
      <text:p text:style-name="바탕글"><text:span text:style-name="p897-1-1">나. 하여서는 아니된다 </text:span><text:span text:style-name="p897-1-2">➡ </text:span><text:span text:style-name="p897-1-3">하여야 한다.</text:span></text:p>
      <text:p text:style-name="바탕글"><text:span text:style-name="p898-1-1">다. 40</text:span><text:span text:style-name="p898-1-2">℃ ➡ 35℃</text:span></text:p>
      <text:p text:style-name="바탕글"/>
      <text:p text:style-name="Paragraph-900"/>
      <text:p text:style-name="Paragraph-901"/>
      <text:p text:style-name="Paragraph-902"/>
      <text:p text:style-name="Paragraph-903"><text:span text:style-name="p903-1-1">[</text:span><text:span text:style-name="p903-1-2">부산교통공단법 시행령.정관  답안</text:span><text:span text:style-name="p903-1-3">]</text:span></text:p>
      <text:p text:style-name="Paragraph-904"/>
      <text:p text:style-name="Paragraph-905"><text:span text:style-name="p905-1-1">1. 나</text:span></text:p>
      <text:p text:style-name="Paragraph-906"><text:span text:style-name="p906-1-1">같은 </text:span><text:span text:style-name="p906-1-2">➡ </text:span><text:span text:style-name="p906-1-3">다른</text:span></text:p>
      <text:p text:style-name="Paragraph-907"><text:span text:style-name="p907-1-1">2. 라</text:span></text:p>
      <text:p text:style-name="Paragraph-908"><text:span text:style-name="p908-1-1">부산광역시내의 지역으로서 </text:span><text:span text:style-name="p908-1-2">➡ </text:span><text:span text:style-name="p908-1-3">부산광역시 및 부산광역시와 동일한 교통생활권에 있는 지역으로서 </text:span></text:p>
      <text:p text:style-name="Paragraph-909"><text:span text:style-name="p909-1-1">3. 다</text:span></text:p>
      <text:p text:style-name="Paragraph-910"><text:span text:style-name="p910-1-1">등기이전에 제3자에게 대항할 수 있다 </text:span><text:span text:style-name="p910-1-2">➡ </text:span><text:span text:style-name="p910-1-3">등기이전에는 대항할 수 없다. </text:span></text:p>
      <text:p text:style-name="Paragraph-911"><text:span text:style-name="p911-1-1">4. 나</text:span></text:p>
      <text:p text:style-name="Paragraph-912"><text:span text:style-name="p912-1-1">건설교통부령 </text:span><text:span text:style-name="p912-1-2">➡ </text:span><text:span text:style-name="p912-1-3">대통령령</text:span></text:p>
      <text:p text:style-name="Paragraph-913"><text:span text:style-name="p913-1-1">5. 나</text:span></text:p>
      <text:p text:style-name="Paragraph-914"><text:span text:style-name="p914-1-1">계약사무처리규정에서 정하는 사항</text:span></text:p>
      <text:p text:style-name="Paragraph-915"><text:span text:style-name="p915-1-1">6. 라</text:span></text:p>
      <text:p text:style-name="Paragraph-916"><text:span text:style-name="p916-1-1">부산교통공단법에서 정하는 사항</text:span></text:p>
      <text:p text:style-name="Paragraph-917"><text:span text:style-name="p917-1-1">7. 라</text:span></text:p>
      <text:p text:style-name="Paragraph-918"><text:span text:style-name="p918-1-1">교육훈련규정에서 정하는 사항임</text:span></text:p>
      <text:p text:style-name="Paragraph-919"><text:span text:style-name="p919-1-1">8. 라</text:span></text:p>
      <text:p text:style-name="Paragraph-920"><text:span text:style-name="p920-1-1">관리하는 사업 </text:span><text:span text:style-name="p920-1-2">➡ </text:span><text:span text:style-name="p920-1-3">위탁한 사업</text:span></text:p>
      <text:p text:style-name="Paragraph-921"><text:span text:style-name="p921-1-1">9. 다</text:span></text:p>
      <text:p text:style-name="Paragraph-922"><text:span text:style-name="p922-1-1">관리하는 사업 </text:span><text:span text:style-name="p922-1-2">➡ </text:span><text:span text:style-name="p922-1-3">위탁한 사업</text:span></text:p>
      <text:p text:style-name="Paragraph-923"><text:span text:style-name="p923-1-1">10. 가</text:span></text:p>
      <text:p text:style-name="Paragraph-924"><text:span text:style-name="p924-1-1">정부시행사업</text:span></text:p>
      <text:p text:style-name="Paragraph-925"><text:span text:style-name="p925-1-1">11. 다</text:span></text:p>
      <text:p text:style-name="Paragraph-926"><text:span text:style-name="p926-1-1">임원의임기는 모두 3년 </text:span><text:span text:style-name="p926-1-2">➡ </text:span><text:span text:style-name="p926-1-3">감사의임기는 2년</text:span></text:p>
      <text:p text:style-name="Paragraph-927"><text:span text:style-name="p927-1-1">12. 가</text:span></text:p>
      <text:p text:style-name="Paragraph-928"><text:span text:style-name="p928-1-1">5인이내의 이사 </text:span><text:span text:style-name="p928-1-2">➡ 7</text:span><text:span text:style-name="p928-1-3">인이내의 이사</text:span></text:p>
      <text:p text:style-name="Paragraph-929"><text:span text:style-name="p929-1-1">13. 라</text:span></text:p>
      <text:p text:style-name="Paragraph-930"><text:span text:style-name="p930-1-1">감사는 임원이나 이사는 아님</text:span></text:p>
      <text:p text:style-name="Paragraph-931"><text:span text:style-name="p931-1-1">14. 가</text:span></text:p>
      <text:p text:style-name="Paragraph-932"><text:span text:style-name="p932-1-1">운영이사가 직무를 대행 </text:span><text:span text:style-name="p932-1-2">➡ </text:span><text:span text:style-name="p932-1-3">기획이사, 운영이사, 건설본부장의 순서로 함</text:span></text:p>
      <text:p text:style-name="Paragraph-933"><text:span text:style-name="p933-1-1">15. 다</text:span></text:p>
      <text:p text:style-name="Paragraph-934"><text:span text:style-name="p934-1-1">3년 </text:span><text:span text:style-name="p934-1-2">➡ 2</text:span><text:span text:style-name="p934-1-3">년</text:span></text:p>
      <text:p text:style-name="Paragraph-935"><text:span text:style-name="p935-1-1">16. 라</text:span></text:p>
      <text:p text:style-name="Paragraph-936"><text:span text:style-name="p936-1-1">건설교통부령 </text:span><text:span text:style-name="p936-1-2">➡ </text:span><text:span text:style-name="p936-1-3">대통령령</text:span></text:p>
      <text:p text:style-name="Paragraph-937"><text:span text:style-name="p937-1-1">17. 나 </text:span></text:p>
      <text:p text:style-name="Paragraph-938"><text:span text:style-name="p938-1-1">할 수 있다 </text:span><text:span text:style-name="p938-1-2">➡ </text:span><text:span text:style-name="p938-1-3">할 수 없다</text:span></text:p>
      <text:p text:style-name="Paragraph-939"><text:span text:style-name="p939-1-1">18. 나</text:span></text:p>
      <text:p text:style-name="Paragraph-940"><text:span text:style-name="p940-1-1">건설교통부령 </text:span><text:span text:style-name="p940-1-2">➡ </text:span><text:span text:style-name="p940-1-3">대통령령</text:span></text:p>
      <text:p text:style-name="Paragraph-941"><text:span text:style-name="p941-1-1">19. 라</text:span></text:p>
      <text:p text:style-name="Paragraph-942"><text:span text:style-name="p942-1-1">지하철 공채발행 </text:span><text:span text:style-name="p942-1-2">➡ </text:span><text:span text:style-name="p942-1-3">부산교통채권</text:span></text:p>
      <text:p text:style-name="Paragraph-943"><text:span text:style-name="p943-1-1">20. 나</text:span></text:p>
      <text:p text:style-name="Paragraph-944"><text:span text:style-name="p944-1-1">지하철 공채발행 </text:span><text:span text:style-name="p944-1-2">➡ </text:span><text:span text:style-name="p944-1-3">부산교통채권</text:span></text:p>
      <text:p text:style-name="Paragraph-945"><text:span text:style-name="p945-1-1">21. 라</text:span></text:p>
      <text:p text:style-name="Paragraph-946"><text:span text:style-name="p946-1-1">역세권의 토지매입으로 아파트건설 및 분양으로 인한 수익금 </text:span><text:span text:style-name="p946-1-2">➡ </text:span><text:span text:style-name="p946-1-3">아파트건설 및 분양은 자금조달방법이 아님</text:span></text:p>
      <text:p text:style-name="Paragraph-947"><text:span text:style-name="p947-1-1">22. 라</text:span></text:p>
      <text:p text:style-name="Paragraph-948"><text:span text:style-name="p948-1-1">23. 나</text:span></text:p>
      <text:p text:style-name="Paragraph-949"><text:span text:style-name="p949-1-1">24. 나</text:span></text:p>
      <text:p text:style-name="Paragraph-950"><text:span text:style-name="p950-1-1">정부의 기부금 </text:span><text:span text:style-name="p950-1-2">➡ </text:span><text:span text:style-name="p950-1-3">정부 및 지방자치단체 또는 그외의 자의 출연금</text:span></text:p>
      <text:p text:style-name="Paragraph-951"><text:span text:style-name="p951-1-1">25. 라</text:span></text:p>
      <text:p text:style-name="Paragraph-952"><text:span text:style-name="p952-1-1">이사회 부의사항</text:span></text:p>
      <text:p text:style-name="Paragraph-953"><text:span text:style-name="p953-1-1">26. 나</text:span></text:p>
      <text:p text:style-name="Paragraph-954"><text:span text:style-name="p954-1-1">이사회 부의사항</text:span></text:p>
      <text:p text:style-name="Paragraph-955"><text:span text:style-name="p955-1-1">27. 라</text:span></text:p>
      <text:p text:style-name="Paragraph-956"><text:span text:style-name="p956-1-1">이사회 부의사항</text:span></text:p>
      <text:p text:style-name="Paragraph-957"><text:span text:style-name="p957-1-1">28. 나</text:span></text:p>
      <text:p text:style-name="Paragraph-958"><text:span text:style-name="p958-1-1">이사회 의결후 건설교통부장관의 승인사항</text:span></text:p>
      <text:p text:style-name="Paragraph-959"><text:span text:style-name="p959-1-1">29. 나</text:span></text:p>
      <text:p text:style-name="Paragraph-960"><text:span text:style-name="p960-1-1">법령 및 규정에의하여 이사회의결 </text:span><text:span text:style-name="p960-1-2">➡ </text:span><text:span text:style-name="p960-1-3">위원회의결,   위원회의 의결 </text:span><text:span text:style-name="p960-1-4">➡ </text:span><text:span text:style-name="p960-1-5">이사회의 의결</text:span></text:p>
      <text:p text:style-name="Paragraph-961"><text:span text:style-name="p961-1-1">30. 나</text:span></text:p>
      <text:p text:style-name="Paragraph-962"><text:span text:style-name="p962-1-1">정관 제9조제2항 각호의 순에의한 위원이 직무대행</text:span></text:p>
      <text:p text:style-name="Paragraph-963"><text:span text:style-name="p963-1-1">31. 나</text:span></text:p>
      <text:p text:style-name="Paragraph-964"><text:span text:style-name="p964-1-1">운영위원회 위원장이 </text:span><text:span text:style-name="p964-1-2">➡ </text:span><text:span text:style-name="p964-1-3">건설교통부장관이</text:span></text:p>
      <text:p text:style-name="Paragraph-965"><text:span text:style-name="p965-1-1">32. 라</text:span></text:p>
      <text:p text:style-name="Paragraph-966"><text:span text:style-name="p966-1-1">건설교통부령 </text:span><text:span text:style-name="p966-1-2">➡ </text:span><text:span text:style-name="p966-1-3">대통령령</text:span></text:p>
      <text:p text:style-name="Paragraph-967"><text:span text:style-name="p967-1-1">33. 나</text:span></text:p>
      <text:p text:style-name="Paragraph-968"><text:span text:style-name="p968-1-1">2/3의 찬성 </text:span><text:span text:style-name="p968-1-2">➡ </text:span><text:span text:style-name="p968-1-3">과반수의 찬성</text:span></text:p>
      <text:p text:style-name="Paragraph-969"><text:span text:style-name="p969-1-1">34. 다</text:span></text:p>
      <text:p text:style-name="Paragraph-970"><text:span text:style-name="p970-1-1">정관의 제정 </text:span><text:span text:style-name="p970-1-2">➡ </text:span><text:span text:style-name="p970-1-3">정관의 변경    (정관의 제정은 법인 설립시기의 사항임)</text:span></text:p>
      <text:p text:style-name="Paragraph-971"><text:span text:style-name="p971-1-1">35. 라</text:span></text:p>
      <text:p text:style-name="Paragraph-972"><text:span text:style-name="p972-1-1">재적위원 과반수의 찬성으로 </text:span><text:span text:style-name="p972-1-2">➡ </text:span><text:span text:style-name="p972-1-3">재적위원 과반수의출석과 출석위원과반수의 찬성</text:span></text:p>
      <text:p text:style-name="Paragraph-973"><text:span text:style-name="p973-1-1">36. 가</text:span></text:p>
      <text:p text:style-name="Paragraph-974"><text:span text:style-name="p974-1-1">대금은 분할하여 지급할 수 없다 </text:span><text:span text:style-name="p974-1-2">➡ </text:span><text:span text:style-name="p974-1-3">매도인과 협의에 의하여 전부 또는 일부를 분할하여 지급할 수 있다.</text:span></text:p>
      <text:p text:style-name="Paragraph-975"><text:span text:style-name="p975-1-1">37. 나</text:span></text:p>
      <text:p text:style-name="Paragraph-976"><text:span text:style-name="p976-1-1">정착물포함 매입가능</text:span></text:p>
      <text:p text:style-name="Paragraph-977"><text:span text:style-name="p977-1-1">38. 라</text:span></text:p>
      <text:p text:style-name="Paragraph-978"><text:span text:style-name="p978-1-1">토지매입자의 자금조달계획상 </text:span><text:span text:style-name="p978-1-2">➡ </text:span><text:span text:style-name="p978-1-3">토지매각 용도에 따른 사업계획의 성질상</text:span></text:p>
      <text:p text:style-name="Paragraph-979"><text:span text:style-name="p979-1-1">39. 다</text:span></text:p>
      <text:p text:style-name="Paragraph-980"><text:span text:style-name="p980-1-1">40. 라</text:span></text:p>
      <text:p text:style-name="Paragraph-981"><text:span text:style-name="p981-1-1">41. 라</text:span></text:p>
      <text:p text:style-name="Paragraph-982"><text:span text:style-name="p982-1-1">결산서 제출년도의 자금계획서 </text:span><text:span text:style-name="p982-1-2">➡ </text:span><text:span text:style-name="p982-1-3">결산의 내용을 명백히함에 필요한 서류</text:span></text:p>
      <text:p text:style-name="Paragraph-983"><text:span text:style-name="p983-1-1">42. 나</text:span></text:p>
      <text:p text:style-name="Paragraph-984"><text:span text:style-name="p984-1-1">매년 1월 10일까지 </text:span><text:span text:style-name="p984-1-2">➡ </text:span><text:span text:style-name="p984-1-3">매년 12월 15일까지</text:span></text:p>
      <text:p text:style-name="Paragraph-985"><text:span text:style-name="p985-1-1">43. 라</text:span></text:p>
      <text:p text:style-name="Paragraph-986"><text:span text:style-name="p986-1-1">100만원이하의 벌금 </text:span><text:span text:style-name="p986-1-2">➡ 100</text:span><text:span text:style-name="p986-1-3">만원이하의 과태료</text:span></text:p>
      <text:p text:style-name="Paragraph-987"><text:span text:style-name="p987-1-1">44. 나</text:span></text:p>
      <text:p text:style-name="Paragraph-988"><text:span text:style-name="p988-1-1">처분한 날로부터 </text:span><text:span text:style-name="p988-1-2">➡ </text:span><text:span text:style-name="p988-1-3">처분이 있음을 안날로부터</text:span></text:p>
      <text:p text:style-name="Paragraph-989"><text:span text:style-name="p989-1-1">45. 가</text:span></text:p>
      <text:p text:style-name="Paragraph-990"><text:span text:style-name="p990-1-1">형법 </text:span><text:span text:style-name="p990-1-2">➡ </text:span><text:span text:style-name="p990-1-3">비송사건 절차법</text:span></text:p>
      <text:p text:style-name="Paragraph-991"><text:span text:style-name="p991-1-1">46. 다</text:span></text:p>
      <text:p text:style-name="Paragraph-992"><text:span text:style-name="p992-1-1">10일 기간을 한 번 더 준다 </text:span><text:span text:style-name="p992-1-2">➡ </text:span><text:span text:style-name="p992-1-3">의견이 없는 것으로 본다.</text:span></text:p>
      <text:p text:style-name="Paragraph-993"><text:span text:style-name="p993-1-1">47. 라</text:span></text:p>
      <text:p text:style-name="Paragraph-994"><text:span text:style-name="p994-1-1">중앙지에 게재 </text:span><text:span text:style-name="p994-1-2">➡ </text:span><text:span text:style-name="p994-1-3">부산광역시 내에서 발간되는 일간신문에 게재</text:span></text:p>
      <text:p text:style-name="Paragraph-995"><text:span text:style-name="p995-1-1">48. 가</text:span></text:p>
      <text:p text:style-name="Paragraph-996"><text:span text:style-name="p996-1-1">과반수 이상 </text:span><text:span text:style-name="p996-1-2">➡ 2/3</text:span><text:span text:style-name="p996-1-3">이상</text:span></text:p>
      <text:p text:style-name="Paragraph-997"><text:span text:style-name="p997-1-1">49. 다</text:span></text:p>
      <text:p text:style-name="Paragraph-998"><text:span text:style-name="p998-1-1">감사 </text:span><text:span text:style-name="p998-1-2">➡ </text:span><text:span text:style-name="p998-1-3">감사는 이사회의 구성원이 아님</text:span></text:p>
      <text:p text:style-name="Paragraph-999"><text:span text:style-name="p999-1-1">50. 라</text:span></text:p>
      <text:p text:style-name="Paragraph-1000"><text:span text:style-name="p1000-1-1">이사회의 의결없이 시행할 수 있다 </text:span><text:span text:style-name="p1000-1-2">➡ </text:span><text:span text:style-name="p1000-1-3">서면결의에 의할 수 있다.</text:span></text:p>
      <text:p text:style-name="Paragraph-1001"><text:span text:style-name="p1001-1-1">51. 라</text:span></text:p>
      <text:p text:style-name="Paragraph-1002"><text:span text:style-name="p1002-1-1">52. 라</text:span></text:p>
      <text:p text:style-name="Paragraph-1003"><text:span text:style-name="p1003-1-1">53. 라</text:span></text:p>
      <text:p text:style-name="Paragraph-1004"><text:span text:style-name="p1004-1-1">54. 가</text:span></text:p>
      <text:p text:style-name="Paragraph-1005"><text:span text:style-name="p1005-1-1">3주일 </text:span><text:span text:style-name="p1005-1-2">➡ 2</text:span><text:span text:style-name="p1005-1-3">주일</text:span></text:p>
      <text:p text:style-name="Paragraph-1006"><text:span text:style-name="p1006-1-1">55. 라</text:span></text:p>
      <text:p text:style-name="Paragraph-1007"><text:span text:style-name="p1007-1-1">대리인의 경력사항 및 자격조건에 관한 서류 </text:span><text:span text:style-name="p1007-1-2">➡ </text:span><text:span text:style-name="p1007-1-3">대리임을 증명하는 서류와 그권한이 제한된 경우에는 그제한을 증명하는 서류</text:span></text:p>
      <text:p text:style-name="Paragraph-1008"><text:span text:style-name="p1008-1-1">56. 다</text:span></text:p>
      <text:p text:style-name="Paragraph-1009"><text:span text:style-name="p1009-1-1">임원의 성명 및 주소</text:span></text:p>
      <text:p text:style-name="Paragraph-1010"><text:span text:style-name="p1010-1-1">57. 다</text:span></text:p>
      <text:p text:style-name="Paragraph-1011"><text:span text:style-name="p1011-1-1">58. 다</text:span></text:p>
      <text:p text:style-name="Paragraph-1012"><text:span text:style-name="p1012-1-1">59. 다</text:span></text:p>
      <text:p text:style-name="Paragraph-1013"><text:span text:style-name="p1013-1-1">60. 나</text:span></text:p>
      <text:p text:style-name="Paragraph-1014"><text:span text:style-name="p1014-1-1">2주일 </text:span><text:span text:style-name="p1014-1-2">➡ 3</text:span><text:span text:style-name="p1014-1-3">주일</text:span></text:p>
      <text:p text:style-name="Paragraph-1015"><text:span text:style-name="p1015-1-1">61. 나</text:span></text:p>
      <text:p text:style-name="Paragraph-1016"><text:span text:style-name="p1016-1-1">62. 라</text:span></text:p>
      <text:p text:style-name="Paragraph-1017"><text:span text:style-name="p1017-1-1">63. 가</text:span></text:p>
      <text:p text:style-name="Paragraph-1018"><text:span text:style-name="p1018-1-1">64. 가</text:span></text:p>
      <text:p text:style-name="Paragraph-1019"><text:span text:style-name="p1019-1-1">65. 라</text:span></text:p>
      <text:p text:style-name="Paragraph-1020"><text:span text:style-name="p1020-1-1">66. 나</text:span></text:p>
      <text:p text:style-name="Paragraph-1021"><text:span text:style-name="p1021-1-1">잉여금 총액의 100분의90 범위안에서 </text:span><text:span text:style-name="p1021-1-2">➡ </text:span><text:span text:style-name="p1021-1-3">잉여금으로 이월 결손금을 보전한후 나머지 잉여금의 100분의90 범위안에서</text:span></text:p>
      <text:p text:style-name="Paragraph-1022"><text:span text:style-name="p1022-1-1">67. 라</text:span></text:p>
      <text:p text:style-name="Paragraph-1023"><text:span text:style-name="p1023-1-1">익년도 자금조달계획서 </text:span><text:span text:style-name="p1023-1-2">➡ </text:span><text:span text:style-name="p1023-1-3">기타사업계획 및 예산안의 내용을 명백하게 하는데 필요한 서류</text:span></text:p>
      <text:p text:style-name="Paragraph-1024"><text:span text:style-name="p1024-1-1">68. 다</text:span></text:p>
      <text:p text:style-name="Paragraph-1025"><text:span text:style-name="p1025-1-1">당해연도 </text:span><text:span text:style-name="p1025-1-2">➡ </text:span><text:span text:style-name="p1025-1-3">익년도</text:span></text:p>
      <text:p text:style-name="Paragraph-1026"><text:span text:style-name="p1026-1-1">69. 라</text:span></text:p>
      <text:p text:style-name="Paragraph-1027"><text:span text:style-name="p1027-1-1">5년이내 </text:span><text:span text:style-name="p1027-1-2">➡ 10</text:span><text:span text:style-name="p1027-1-3">년이내</text:span></text:p>
      <text:p text:style-name="Paragraph-1028"><text:span text:style-name="p1028-1-1">70. 다</text:span></text:p>
      <text:p text:style-name="Paragraph-1029"><text:span text:style-name="p1029-1-1">71. 다</text:span></text:p>
      <text:p text:style-name="Paragraph-1030"><text:span text:style-name="p1030-1-1">채권의 발행일 및 상한일</text:span></text:p>
      <text:p text:style-name="Paragraph-1031"><text:span text:style-name="p1031-1-1">72. 다</text:span></text:p>
      <text:p text:style-name="Paragraph-1032"><text:span text:style-name="p1032-1-1">상환방법 및 절차</text:span></text:p>
      <text:p text:style-name="Paragraph-1033"><text:span text:style-name="p1033-1-1">73. 라</text:span></text:p>
      <text:p text:style-name="Paragraph-1034"/>
      <text:p text:style-name="Paragraph-1035"/>
      <text:p text:style-name="Paragraph-1036"/>
      <text:p text:style-name="Paragraph-1037"/>
      <text:p text:style-name="Paragraph-1038"/>
      <text:p text:style-name="Paragraph-1039"/>
      <text:p text:style-name="Paragraph-1040"/>
      <text:p text:style-name="Paragraph-1041"/>
      <text:p text:style-name="Paragraph-1042"/>
      <text:p text:style-name="Paragraph-1043"/>
      <text:p text:style-name="Paragraph-1044"/>
      <text:p text:style-name="Paragraph-1045"><text:span text:style-name="p1045-1-1">[</text:span><text:span text:style-name="p1045-1-2">인사규정 답안</text:span><text:span text:style-name="p1045-1-3">]</text:span></text:p>
      <text:p text:style-name="Paragraph-1046"/>
      <text:p text:style-name="Paragraph-1047"><text:span text:style-name="p1047-1-1">1. 가</text:span></text:p>
      <text:p text:style-name="Paragraph-1048"><text:span text:style-name="p1048-1-1">“</text:span><text:span text:style-name="p1048-1-2">직위</text:span><text:span text:style-name="p1048-1-3">”</text:span><text:span text:style-name="p1048-1-4">라 함은 </text:span><text:span text:style-name="p1048-1-5">➡ “</text:span><text:span text:style-name="p1048-1-6">보직</text:span><text:span text:style-name="p1048-1-7">”</text:span><text:span text:style-name="p1048-1-8">이라 함은</text:span></text:p>
      <text:p text:style-name="Paragraph-1049"><text:span text:style-name="p1049-1-1">2. 라</text:span></text:p>
      <text:p text:style-name="Paragraph-1050"><text:span text:style-name="p1050-1-1">가. </text:span><text:span text:style-name="p1050-1-2">“</text:span><text:span text:style-name="p1050-1-3">직급</text:span><text:span text:style-name="p1050-1-4">”</text:span><text:span text:style-name="p1050-1-5">이라 함은 </text:span><text:span text:style-name="p1050-1-6">➡ “</text:span><text:span text:style-name="p1050-1-7">직렬</text:span><text:span text:style-name="p1050-1-8">”</text:span><text:span text:style-name="p1050-1-9">이라 함은</text:span></text:p>
      <text:p text:style-name="Paragraph-1051"><text:span text:style-name="p1051-1-1">나. </text:span><text:span text:style-name="p1051-1-2">“</text:span><text:span text:style-name="p1051-1-3">전보</text:span><text:span text:style-name="p1051-1-4">”</text:span><text:span text:style-name="p1051-1-5">라 함은 </text:span><text:span text:style-name="p1051-1-6">➡ “</text:span><text:span text:style-name="p1051-1-7">전직</text:span><text:span text:style-name="p1051-1-8">”</text:span><text:span text:style-name="p1051-1-9">이라 함은</text:span></text:p>
      <text:p text:style-name="Paragraph-1052"><text:span text:style-name="p1052-1-1">다. </text:span><text:span text:style-name="p1052-1-2">“</text:span><text:span text:style-name="p1052-1-3">보직</text:span><text:span text:style-name="p1052-1-4">”</text:span><text:span text:style-name="p1052-1-5">이라 함은 </text:span><text:span text:style-name="p1052-1-6">➡ “</text:span><text:span text:style-name="p1052-1-7">직위</text:span><text:span text:style-name="p1052-1-8">”</text:span><text:span text:style-name="p1052-1-9">라 함은</text:span></text:p>
      <text:p text:style-name="Paragraph-1053"><text:span text:style-name="p1053-1-1">3. 가</text:span></text:p>
      <text:p text:style-name="Paragraph-1054"><text:span text:style-name="p1054-1-1">동일직급 </text:span><text:span text:style-name="p1054-1-2">➡ </text:span><text:span text:style-name="p1054-1-3">하위직급</text:span></text:p>
      <text:p text:style-name="Paragraph-1055"><text:span text:style-name="p1055-1-1">4. 라</text:span></text:p>
      <text:p text:style-name="Paragraph-1056"><text:span text:style-name="p1056-1-1">“</text:span><text:span text:style-name="p1056-1-2">전직</text:span><text:span text:style-name="p1056-1-3">”</text:span><text:span text:style-name="p1056-1-4">이라 함은 </text:span><text:span text:style-name="p1056-1-5">➡ “</text:span><text:span text:style-name="p1056-1-6">전보</text:span><text:span text:style-name="p1056-1-7">”</text:span><text:span text:style-name="p1056-1-8">라 함은</text:span></text:p>
      <text:p text:style-name="Paragraph-1057"><text:span text:style-name="p1057-1-1">5. 가</text:span></text:p>
      <text:p text:style-name="Paragraph-1058"><text:span text:style-name="p1058-1-1">공단발전에 기여하는 인재를 확보함을 목적으로 한다. </text:span><text:span text:style-name="p1058-1-2">➡ </text:span><text:span text:style-name="p1058-1-3">합리적이고 능률적인 직무를 수행케함을 목적으로 한다.</text:span></text:p>
      <text:p text:style-name="Paragraph-1059"><text:span text:style-name="p1059-1-1">6. 나</text:span></text:p>
      <text:p text:style-name="Paragraph-1060"><text:span text:style-name="p1060-1-1">7. 라</text:span></text:p>
      <text:p text:style-name="Paragraph-1061"><text:span text:style-name="p1061-1-1">8. 다</text:span></text:p>
      <text:p text:style-name="Paragraph-1062"><text:span text:style-name="p1062-1-1">9. 가</text:span></text:p>
      <text:p text:style-name="Paragraph-1063"><text:span text:style-name="p1063-1-1">직종별 </text:span><text:span text:style-name="p1063-1-2">➡ </text:span><text:span text:style-name="p1063-1-3">직렬별</text:span></text:p>
      <text:p text:style-name="Paragraph-1064"><text:span text:style-name="p1064-1-1">10. 나</text:span></text:p>
      <text:p text:style-name="Paragraph-1065"><text:span text:style-name="p1065-1-1">5인이상 8인이하 </text:span><text:span text:style-name="p1065-1-2">➡ 5</text:span><text:span text:style-name="p1065-1-3">인이상 7인이하</text:span></text:p>
      <text:p text:style-name="Paragraph-1066"><text:span text:style-name="p1066-1-1">11. 라</text:span></text:p>
      <text:p text:style-name="Paragraph-1067"><text:span text:style-name="p1067-1-1">12. 다</text:span></text:p>
      <text:p text:style-name="Paragraph-1068"><text:span text:style-name="p1068-1-1">과장급 이상의 </text:span><text:span text:style-name="p1068-1-2">➡ 3</text:span><text:span text:style-name="p1068-1-3">급이상</text:span></text:p>
      <text:p text:style-name="Paragraph-1069"><text:span text:style-name="p1069-1-1">13. 가</text:span></text:p>
      <text:p text:style-name="Paragraph-1070"><text:span text:style-name="p1070-1-1">부위원장은 인사담당처장 </text:span><text:span text:style-name="p1070-1-2">➡ </text:span><text:span text:style-name="p1070-1-3">부이사장은 인사담당이사</text:span></text:p>
      <text:p text:style-name="Paragraph-1071"><text:span text:style-name="p1071-1-1">14. 가</text:span></text:p>
      <text:p text:style-name="Paragraph-1072"><text:span text:style-name="p1072-1-1">부위원장은 </text:span><text:span text:style-name="p1072-1-2">➡ </text:span><text:span text:style-name="p1072-1-3">임원을 제외한 위원은</text:span></text:p>
      <text:p text:style-name="Paragraph-1073"><text:span text:style-name="p1073-1-1">15. 라</text:span></text:p>
      <text:p text:style-name="Paragraph-1074"><text:span text:style-name="p1074-1-1">이사전원 </text:span><text:span text:style-name="p1074-1-2">➡ </text:span><text:span text:style-name="p1074-1-3">감사는 이사가 아님</text:span></text:p>
      <text:p text:style-name="Paragraph-1075"><text:span text:style-name="p1075-1-1">16. 나</text:span></text:p>
      <text:p text:style-name="Paragraph-1076"><text:span text:style-name="p1076-1-1">인사부장은 인사위원회의 간사임</text:span></text:p>
      <text:p text:style-name="Paragraph-1077"><text:span text:style-name="p1077-1-1">17. 라</text:span></text:p>
      <text:p text:style-name="Paragraph-1078"><text:span text:style-name="p1078-1-1">이사장과 감사의 요구 </text:span><text:span text:style-name="p1078-1-2">➡ </text:span><text:span text:style-name="p1078-1-3">이사장의 요구</text:span></text:p>
      <text:p text:style-name="Paragraph-1079"><text:span text:style-name="p1079-1-1">18. 가</text:span></text:p>
      <text:p text:style-name="Paragraph-1080"><text:span text:style-name="p1080-1-1">위원장은 인사담당이사 </text:span><text:span text:style-name="p1080-1-2">➡ </text:span><text:span text:style-name="p1080-1-3">기획이사</text:span></text:p>
      <text:p text:style-name="Paragraph-1081"><text:span text:style-name="p1081-1-1">19. 가</text:span></text:p>
      <text:p text:style-name="Paragraph-1082"><text:span text:style-name="p1082-1-1">20. 라</text:span></text:p>
      <text:p text:style-name="Paragraph-1083"><text:span text:style-name="p1083-1-1">21. 라</text:span></text:p>
      <text:p text:style-name="Paragraph-1084"><text:span text:style-name="p1084-1-1">22. 라</text:span></text:p>
      <text:p text:style-name="Paragraph-1085"><text:span text:style-name="p1085-1-1">3개월 이상 </text:span><text:span text:style-name="p1085-1-2">➡ 6</text:span><text:span text:style-name="p1085-1-3">개월 이상</text:span></text:p>
      <text:p text:style-name="Paragraph-1086"><text:span text:style-name="p1086-1-1">23. 다</text:span></text:p>
      <text:p text:style-name="Paragraph-1087"><text:span text:style-name="p1087-1-1">24. 다</text:span></text:p>
      <text:p text:style-name="Paragraph-1088"><text:span text:style-name="p1088-1-1">3월이상 </text:span><text:span text:style-name="p1088-1-2">➡ 6</text:span><text:span text:style-name="p1088-1-3">월이상</text:span></text:p>
      <text:p text:style-name="Paragraph-1089"><text:span text:style-name="p1089-1-1">25. 라</text:span></text:p>
      <text:p text:style-name="Paragraph-1090"><text:span text:style-name="p1090-1-1">26. 다</text:span></text:p>
      <text:p text:style-name="Paragraph-1091"><text:span text:style-name="p1091-1-1">3년이내 </text:span><text:span text:style-name="p1091-1-2">➡ 2</text:span><text:span text:style-name="p1091-1-3">년이내</text:span></text:p>
      <text:p text:style-name="Paragraph-1092"><text:span text:style-name="p1092-1-1">27. 라</text:span></text:p>
      <text:p text:style-name="Paragraph-1093"><text:span text:style-name="p1093-1-1">연구실적이 2년 </text:span><text:span text:style-name="p1093-1-2">➡ </text:span><text:span text:style-name="p1093-1-3">연구실적 3년</text:span></text:p>
      <text:p text:style-name="Paragraph-1094"><text:span text:style-name="p1094-1-1">28. 다</text:span></text:p>
      <text:p text:style-name="Paragraph-1095"><text:span text:style-name="p1095-1-1">35세이하 </text:span><text:span text:style-name="p1095-1-2">➡ 40</text:span><text:span text:style-name="p1095-1-3">세이하</text:span></text:p>
      <text:p text:style-name="Paragraph-1096"><text:span text:style-name="p1096-1-1">29. 라</text:span></text:p>
      <text:p text:style-name="Paragraph-1097"><text:span text:style-name="p1097-1-1">해당직급의 정년법위내의 연령으로 한다, </text:span><text:span text:style-name="p1097-1-2">➡ </text:span><text:span text:style-name="p1097-1-3">직급별 신규임용의 연령제한에 의한다.</text:span></text:p>
      <text:p text:style-name="Paragraph-1098"><text:span text:style-name="p1098-1-1">30. 라</text:span></text:p>
      <text:p text:style-name="Paragraph-1099"><text:span text:style-name="p1099-1-1">해당직급의 정년법위내의 연령으로 한다, </text:span><text:span text:style-name="p1099-1-2">➡ </text:span><text:span text:style-name="p1099-1-3">직급별 신규임용의 연령제한에 의한다.</text:span></text:p>
      <text:p text:style-name="Paragraph-1100"><text:span text:style-name="p1100-1-1">31. 라</text:span></text:p>
      <text:p text:style-name="Paragraph-1101"><text:span text:style-name="p1101-1-1">퇴직한직원을 퇴직한 날로부터 2년이내에 재임용하는 경우와 별정직 및 고용직으로 임용하는 경우 그리고 다른법령의 규정에 의하여 특별 임용하는 경우에는 단서조항으로 그러하지 아니하다.</text:span></text:p>
      <text:p text:style-name="Paragraph-1102"><text:span text:style-name="p1102-1-1">32. 다</text:span></text:p>
      <text:p text:style-name="Paragraph-1103"><text:span text:style-name="p1103-1-1">33. 라</text:span></text:p>
      <text:p text:style-name="Paragraph-1104"><text:span text:style-name="p1104-1-1">면직시킬수 있다 </text:span><text:span text:style-name="p1104-1-2">➡ </text:span><text:span text:style-name="p1104-1-3">직원으로 임용할 수 없는 결격사유는 전부해당됨을 유의</text:span></text:p>
      <text:p text:style-name="Paragraph-1105"><text:span text:style-name="p1105-1-1">파산자로서 복권된지 </text:span><text:span text:style-name="p1105-1-2">➡ </text:span><text:span text:style-name="p1105-1-3">파산자는 복권이 되지아니한 경우만 결격사유에 해당됨</text:span></text:p>
      <text:p text:style-name="Paragraph-1106"><text:span text:style-name="p1106-1-1">34. 나</text:span></text:p>
      <text:p text:style-name="Paragraph-1107"><text:span text:style-name="p1107-1-1">임용전 교육기간을 포함하지 않는다 </text:span><text:span text:style-name="p1107-1-2">➡ </text:span><text:span text:style-name="p1107-1-3">임용전 교육기간을 포함한다.</text:span></text:p>
      <text:p text:style-name="Paragraph-1108"><text:span text:style-name="p1108-1-1">35. 나</text:span></text:p>
      <text:p text:style-name="Paragraph-1109"><text:span text:style-name="p1109-1-1">3년 </text:span><text:span text:style-name="p1109-1-2">➡ 2</text:span><text:span text:style-name="p1109-1-3">년</text:span></text:p>
      <text:p text:style-name="Paragraph-1110"><text:span text:style-name="p1110-1-1">36. 라</text:span></text:p>
      <text:p text:style-name="Paragraph-1111"><text:span text:style-name="p1111-1-1">파산자로서 복권이 되지아니한 경우만 결격사유에 해당됨</text:span></text:p>
      <text:p text:style-name="Paragraph-1112"><text:span text:style-name="p1112-1-1">37. 다</text:span></text:p>
      <text:p text:style-name="Paragraph-1113"><text:span text:style-name="p1113-1-1">38. 나</text:span></text:p>
      <text:p text:style-name="Paragraph-1114"><text:span text:style-name="p1114-1-1">39. 다</text:span></text:p>
      <text:p text:style-name="Paragraph-1115"><text:span text:style-name="p1115-1-1">필요에 따라 1년범위내 연장가능</text:span></text:p>
      <text:p text:style-name="Paragraph-1116"><text:span text:style-name="p1116-1-1">40. 나</text:span></text:p>
      <text:p text:style-name="Paragraph-1117"><text:span text:style-name="p1117-1-1">6월이상의 근무실적 </text:span><text:span text:style-name="p1117-1-2">➡ 1</text:span><text:span text:style-name="p1117-1-3">년이상의 근무실적</text:span></text:p>
      <text:p text:style-name="Paragraph-1118"><text:span text:style-name="p1118-1-1">41. 다</text:span></text:p>
      <text:p text:style-name="Paragraph-1119"><text:span text:style-name="p1119-1-1">결원의 범위내에서 </text:span><text:span text:style-name="p1119-1-2">➡ </text:span><text:span text:style-name="p1119-1-3">결원의 3배수 범위내에서 임용</text:span></text:p>
      <text:p text:style-name="Paragraph-1120"><text:span text:style-name="p1120-1-1">42. 라</text:span></text:p>
      <text:p text:style-name="Paragraph-1121"><text:span text:style-name="p1121-1-1">불가피한 사정으로 </text:span><text:span text:style-name="p1121-1-2">➡ </text:span><text:span text:style-name="p1121-1-3">불가피한 사정이외의 사유로</text:span></text:p>
      <text:p text:style-name="Paragraph-1122"><text:span text:style-name="p1122-1-1">라. </text:span><text:span text:style-name="p1122-1-2">➡ </text:span><text:span text:style-name="p1122-1-3">이경우는 임용후보자 자격을 상실하지 않음</text:span></text:p>
      <text:p text:style-name="Paragraph-1123"><text:span text:style-name="p1123-1-1">43. 가</text:span></text:p>
      <text:p text:style-name="Paragraph-1124"><text:span text:style-name="p1124-1-1">본인의 동의없이 </text:span><text:span text:style-name="p1124-1-2">➡ </text:span><text:span text:style-name="p1124-1-3">본인의 동의를 얻어</text:span></text:p>
      <text:p text:style-name="Paragraph-1125"><text:span text:style-name="p1125-1-1">44. 다</text:span></text:p>
      <text:p text:style-name="Paragraph-1126"><text:span text:style-name="p1126-1-1">3개월이내 </text:span><text:span text:style-name="p1126-1-2">➡ 2</text:span><text:span text:style-name="p1126-1-3">개월이내</text:span></text:p>
      <text:p text:style-name="Paragraph-1127"><text:span text:style-name="p1127-1-1">45. 나</text:span></text:p>
      <text:p text:style-name="Paragraph-1128"><text:span text:style-name="p1128-1-1">46. 다</text:span></text:p>
      <text:p text:style-name="Paragraph-1129"><text:span text:style-name="p1129-1-1">47. 나</text:span></text:p>
      <text:p text:style-name="Paragraph-1130"><text:span text:style-name="p1130-1-1">다른법령의 규정에의하여 특별임용할 때에는 </text:span><text:span text:style-name="p1130-1-2">➡ </text:span><text:span text:style-name="p1130-1-3">다른법령의 규정에의하여 특별임용할 때에는 예외임</text:span></text:p>
      <text:p text:style-name="Paragraph-1131"><text:span text:style-name="p1131-1-1">48. 라</text:span></text:p>
      <text:p text:style-name="Paragraph-1132"><text:span text:style-name="p1132-1-1">그최초 직위에 임용된 날로부터 1년이내에는 다른직위에 임용될 수 없다.</text:span></text:p>
      <text:p text:style-name="Paragraph-1133"><text:span text:style-name="p1133-1-1">49. 라</text:span></text:p>
      <text:p text:style-name="Paragraph-1134"><text:span text:style-name="p1134-1-1">전보제한 기간에 관계없이 전보할 수 있다 </text:span><text:span text:style-name="p1134-1-2">➡  </text:span><text:span text:style-name="p1134-1-3">그최초 직위에 임용된 날로부터 1년이내에는 다른직위에 임용될 수 없다.</text:span></text:p>
      <text:p text:style-name="Paragraph-1135"><text:span text:style-name="p1135-1-1">50. 다</text:span></text:p>
      <text:p text:style-name="Paragraph-1136"><text:span text:style-name="p1136-1-1">수습기간이 경과되어야 전보할 수 있다 </text:span><text:span text:style-name="p1136-1-2">➡ </text:span><text:span text:style-name="p1136-1-3">전보제한 기간에 관계없이 전보할수 있다</text:span></text:p>
      <text:p text:style-name="Paragraph-1137"><text:span text:style-name="p1137-1-1">51. 라</text:span></text:p>
      <text:p text:style-name="Paragraph-1138"><text:span text:style-name="p1138-1-1">승진시험에 의하지 아니하고 </text:span><text:span text:style-name="p1138-1-2">➡ </text:span><text:span text:style-name="p1138-1-3">승진시험에 의하여야 한다.</text:span></text:p>
      <text:p text:style-name="Paragraph-1139"><text:span text:style-name="p1139-1-1">52. 나</text:span></text:p>
      <text:p text:style-name="Paragraph-1140"><text:span text:style-name="p1140-1-1">3개월이상 </text:span><text:span text:style-name="p1140-1-2">➡ 6</text:span><text:span text:style-name="p1140-1-3">개월이상</text:span></text:p>
      <text:p text:style-name="Paragraph-1141"><text:span text:style-name="p1141-1-1">53. 다</text:span></text:p>
      <text:p text:style-name="Paragraph-1142"><text:span text:style-name="p1142-1-1">54. 라</text:span></text:p>
      <text:p text:style-name="Paragraph-1143"><text:span text:style-name="p1143-1-1">6개월이내 </text:span><text:span text:style-name="p1143-1-2">➡ 3</text:span><text:span text:style-name="p1143-1-3">개월이내</text:span></text:p>
      <text:p text:style-name="Paragraph-1144"><text:span text:style-name="p1144-1-1">55. 라</text:span></text:p>
      <text:p text:style-name="Paragraph-1145"><text:span text:style-name="p1145-1-1">6개월이내 </text:span><text:span text:style-name="p1145-1-2">➡ 3</text:span><text:span text:style-name="p1145-1-3">개월이내</text:span></text:p>
      <text:p text:style-name="Paragraph-1146"><text:span text:style-name="p1146-1-1">56. 다</text:span></text:p>
      <text:p text:style-name="Paragraph-1147"><text:span text:style-name="p1147-1-1">1년 6월 </text:span><text:span text:style-name="p1147-1-2">➡ 1</text:span><text:span text:style-name="p1147-1-3">년 3월</text:span></text:p>
      <text:p text:style-name="Paragraph-1148"><text:span text:style-name="p1148-1-1">57. 나</text:span></text:p>
      <text:p text:style-name="Paragraph-1149"><text:span text:style-name="p1149-1-1">3년 </text:span><text:span text:style-name="p1149-1-2">➡ 1</text:span><text:span text:style-name="p1149-1-3">년 6월</text:span></text:p>
      <text:p text:style-name="Paragraph-1150"><text:span text:style-name="p1150-1-1">58. 가</text:span></text:p>
      <text:p text:style-name="Paragraph-1151"><text:span text:style-name="p1151-1-1">근무성적평정. 경력평정. 기타능력의 실증에 의한 순위</text:span></text:p>
      <text:p text:style-name="Paragraph-1152"><text:span text:style-name="p1152-1-1">59. 다</text:span></text:p>
      <text:p text:style-name="Paragraph-1153"><text:span text:style-name="p1153-1-1">5급갑의승진 1년 6월(</text:span><text:span text:style-name="p1153-1-2">X) </text:span><text:span text:style-name="p1153-1-3">➡ 1</text:span><text:span text:style-name="p1153-1-4">년 3월,      3년경과자는(</text:span><text:span text:style-name="p1153-1-5">X) </text:span><text:span text:style-name="p1153-1-6">➡ 2</text:span><text:span text:style-name="p1153-1-7">년 6월</text:span></text:p>
      <text:p text:style-name="Paragraph-1154"><text:span text:style-name="p1154-1-1">60. 라</text:span></text:p>
      <text:p text:style-name="Paragraph-1155"><text:span text:style-name="p1155-1-1">일신상의 사정으로 인한 휴직기간은 승진소요년수에 산정되지 않음</text:span></text:p>
      <text:p text:style-name="Paragraph-1156"><text:span text:style-name="p1156-1-1">61. 라</text:span></text:p>
      <text:p text:style-name="Paragraph-1157"><text:span text:style-name="p1157-1-1">62. 다</text:span></text:p>
      <text:p text:style-name="Paragraph-1158"><text:span text:style-name="p1158-1-1">1년 </text:span><text:span text:style-name="p1158-1-2">➡ 1</text:span><text:span text:style-name="p1158-1-3">년 3개월</text:span></text:p>
      <text:p text:style-name="Paragraph-1159"><text:span text:style-name="p1159-1-1">63. 다</text:span></text:p>
      <text:p text:style-name="Paragraph-1160"><text:span text:style-name="p1160-1-1">정직 3월 처분 받은날로부터 1년 6월이 경과한자 </text:span><text:span text:style-name="p1160-1-2">➡ 1</text:span><text:span text:style-name="p1160-1-3">년 6월 + 3월 = 1년 9월</text:span></text:p>
      <text:p text:style-name="Paragraph-1161"><text:span text:style-name="p1161-1-1">※ </text:span><text:span text:style-name="p1161-1-2">징계에 의한 강임처분이 아닌경우는 승진제한대상이 아님</text:span></text:p>
      <text:p text:style-name="Paragraph-1162"><text:span text:style-name="p1162-1-1">64. 나</text:span></text:p>
      <text:p text:style-name="Paragraph-1163"><text:span text:style-name="p1163-1-1">병가는 해당되지 않음</text:span></text:p>
      <text:p text:style-name="Paragraph-1164"><text:span text:style-name="p1164-1-1">65. 다</text:span></text:p>
      <text:p text:style-name="Paragraph-1165"><text:span text:style-name="p1165-1-1">66. 다</text:span></text:p>
      <text:p text:style-name="Paragraph-1166"><text:span text:style-name="p1166-1-1">일반직 2급이하 전직원에 대하여 </text:span><text:span text:style-name="p1166-1-2">➡ </text:span><text:span text:style-name="p1166-1-3">승진소요 최저년수에 도달한 일반직 2급이하 직원</text:span></text:p>
      <text:p text:style-name="Paragraph-1167"><text:span text:style-name="p1167-1-1">67. 나</text:span></text:p>
      <text:p text:style-name="Paragraph-1168"><text:span text:style-name="p1168-1-1">교육원장은 </text:span><text:span text:style-name="p1168-1-2">➡ </text:span><text:span text:style-name="p1168-1-3">인사담당이사 = 기획이사</text:span></text:p>
      <text:p text:style-name="Paragraph-1169"><text:span text:style-name="p1169-1-1">68. 라</text:span></text:p>
      <text:p text:style-name="Paragraph-1170"><text:span text:style-name="p1170-1-1">69. 라</text:span></text:p>
      <text:p text:style-name="Paragraph-1171"><text:span text:style-name="p1171-1-1">직권면직</text:span></text:p>
      <text:p text:style-name="Paragraph-1172"><text:span text:style-name="p1172-1-1">70. 라</text:span></text:p>
      <text:p text:style-name="Paragraph-1173"><text:span text:style-name="p1173-1-1">유죄구형을 받은때 </text:span><text:span text:style-name="p1173-1-2">➡ </text:span><text:span text:style-name="p1173-1-3">유죄판결이 확정된때</text:span></text:p>
      <text:p text:style-name="Paragraph-1174"><text:span text:style-name="p1174-1-1">71. 라</text:span></text:p>
      <text:p text:style-name="Paragraph-1175"><text:span text:style-name="p1175-1-1">벌금형이 확정된때 </text:span><text:span text:style-name="p1175-1-2">➡ </text:span><text:span text:style-name="p1175-1-3">금고이상의 유죄판결이 확정된때</text:span></text:p>
      <text:p text:style-name="Paragraph-1176"><text:span text:style-name="p1176-1-1">72. 라</text:span></text:p>
      <text:p text:style-name="Paragraph-1177"><text:span text:style-name="p1177-1-1">연속하여 7일이상</text:span></text:p>
      <text:p text:style-name="Paragraph-1178"><text:span text:style-name="p1178-1-1">73. 다</text:span></text:p>
      <text:p text:style-name="Paragraph-1179"><text:span text:style-name="p1179-1-1">3월이상 </text:span><text:span text:style-name="p1179-1-2">➡ 6</text:span><text:span text:style-name="p1179-1-3">월이상</text:span></text:p>
      <text:p text:style-name="Paragraph-1180"><text:span text:style-name="p1180-1-1">74. 라</text:span></text:p>
      <text:p text:style-name="Paragraph-1181"><text:span text:style-name="p1181-1-1">가.나.다항은 직원이 휴직을 원하는경우에 휴직을 명할 수 있음</text:span></text:p>
      <text:p text:style-name="Paragraph-1182"><text:span text:style-name="p1182-1-1">75. 나</text:span></text:p>
      <text:p text:style-name="Paragraph-1183"><text:span text:style-name="p1183-1-1">포함하지 않은 </text:span><text:span text:style-name="p1183-1-2">➡ </text:span><text:span text:style-name="p1183-1-3">포함하여</text:span></text:p>
      <text:p text:style-name="Paragraph-1184"><text:span text:style-name="p1184-1-1">76. 라</text:span></text:p>
      <text:p text:style-name="Paragraph-1185"><text:span text:style-name="p1185-1-1">2년이내 2년연장가능 </text:span><text:span text:style-name="p1185-1-2">➡ </text:span><text:span text:style-name="p1185-1-3">고용기간</text:span></text:p>
      <text:p text:style-name="Paragraph-1186"><text:span text:style-name="p1186-1-1">77. 다</text:span></text:p>
      <text:p text:style-name="Paragraph-1187"><text:span text:style-name="p1187-1-1">20일이내 </text:span><text:span text:style-name="p1187-1-2">➡ 30</text:span><text:span text:style-name="p1187-1-3">일이내</text:span></text:p>
      <text:p text:style-name="Paragraph-1188"><text:span text:style-name="p1188-1-1">78. 가</text:span></text:p>
      <text:p text:style-name="Paragraph-1189"><text:span text:style-name="p1189-1-1">79. 라</text:span></text:p>
      <text:p text:style-name="Paragraph-1190"><text:span text:style-name="p1190-1-1">80. 가</text:span></text:p>
      <text:p text:style-name="Paragraph-1191"><text:span text:style-name="p1191-1-1">징계가 확정된 자 </text:span><text:span text:style-name="p1191-1-2">➡ </text:span><text:span text:style-name="p1191-1-3">징게의결이 요구중인 자</text:span></text:p>
      <text:p text:style-name="Paragraph-1192"><text:span text:style-name="p1192-1-1">81. 다</text:span></text:p>
      <text:p text:style-name="Paragraph-1193"><text:span text:style-name="p1193-1-1">82. 다</text:span></text:p>
      <text:p text:style-name="Paragraph-1194"><text:span text:style-name="p1194-1-1">83. 다</text:span></text:p>
      <text:p text:style-name="Paragraph-1195"><text:span text:style-name="p1195-1-1">84. 라</text:span></text:p>
      <text:p text:style-name="Paragraph-1196"><text:span text:style-name="p1196-1-1">직무수행능력이 부족하거나 근무성적이 극히 불량한 사유로 직위해제처분을 하여야 한다 </text:span><text:span text:style-name="p1196-1-2">➡ </text:span><text:span text:style-name="p1196-1-3">징계의결요구중인 사유로 직위해제처분을 하여야 한다.</text:span></text:p>
      <text:p text:style-name="Paragraph-1197"><text:span text:style-name="p1197-1-1">85. 가</text:span></text:p>
      <text:p text:style-name="Paragraph-1198"><text:span text:style-name="p1198-1-1">직권으로 </text:span><text:span text:style-name="p1198-1-2">➡ </text:span><text:span text:style-name="p1198-1-3">본인이 동의한 경우에</text:span></text:p>
      <text:p text:style-name="Paragraph-1199"><text:span text:style-name="p1199-1-1">86. 다</text:span></text:p>
      <text:p text:style-name="Paragraph-1200"><text:span text:style-name="p1200-1-1">의원면직 된다 </text:span><text:span text:style-name="p1200-1-2">➡ </text:span><text:span text:style-name="p1200-1-3">당연 퇴직한다</text:span></text:p>
      <text:p text:style-name="Paragraph-1201"><text:span text:style-name="p1201-1-1">87. 나</text:span></text:p>
      <text:p text:style-name="Paragraph-1202"><text:span text:style-name="p1202-1-1">상장 </text:span><text:span text:style-name="p1202-1-2">➡ </text:span><text:span text:style-name="p1202-1-3">표창장</text:span></text:p>
      <text:p text:style-name="Paragraph-1203"><text:span text:style-name="p1203-1-1">88. 다</text:span></text:p>
      <text:p text:style-name="Paragraph-1204"><text:span text:style-name="p1204-1-1">모범직원상, 공로상, 창안상, 우등상, 협조상, 부서표창</text:span></text:p>
      <text:p text:style-name="Paragraph-1205"><text:span text:style-name="p1205-1-1">89. 가</text:span></text:p>
      <text:p text:style-name="Paragraph-1206"><text:span text:style-name="p1206-1-1">선발된 월부터 </text:span><text:span text:style-name="p1206-1-2">➡ </text:span><text:span text:style-name="p1206-1-3">선발된 월의 익월부터</text:span></text:p>
      <text:p text:style-name="Paragraph-1207"><text:span text:style-name="p1207-1-1">90. 가</text:span></text:p>
      <text:p text:style-name="Paragraph-1208"><text:span text:style-name="p1208-1-1">직원으로서 직무에 특히 성실하거나 공단의발전 및 사회에 공헌한공적이 현저한 자에 대하여 우선적으로 주어져야 한다  </text:span><text:span text:style-name="p1208-1-2">➡ </text:span><text:span text:style-name="p1208-1-3">모든직원에게 균등하게 주어져야 한다.</text:span></text:p>
      <text:p text:style-name="Paragraph-1209"><text:span text:style-name="p1209-1-1">91. 라</text:span></text:p>
      <text:p text:style-name="Paragraph-1210"><text:span text:style-name="p1210-1-1">공로상 </text:span><text:span text:style-name="p1210-1-2">➡ </text:span><text:span text:style-name="p1210-1-3">모범직원상</text:span></text:p>
      <text:p text:style-name="Paragraph-1211"><text:span text:style-name="p1211-1-1">92. 다</text:span></text:p>
      <text:p text:style-name="Paragraph-1212"><text:span text:style-name="p1212-1-1">93. 나</text:span></text:p>
      <text:p text:style-name="Paragraph-1213"><text:span text:style-name="p1213-1-1">94. 라</text:span></text:p>
      <text:p text:style-name="Paragraph-1214"><text:span text:style-name="p1214-1-1">3/10이하 </text:span><text:span text:style-name="p1214-1-2">➡ 1/10</text:span><text:span text:style-name="p1214-1-3">이하</text:span></text:p>
      <text:p text:style-name="Paragraph-1215"><text:span text:style-name="p1215-1-1">95. 가</text:span></text:p>
      <text:p text:style-name="Paragraph-1216"><text:span text:style-name="p1216-1-1">㉯ </text:span><text:span text:style-name="p1216-1-2">징계위원회 </text:span><text:span text:style-name="p1216-1-3">➡ </text:span><text:span text:style-name="p1216-1-4">인사위원회</text:span></text:p>
      <text:p text:style-name="Paragraph-1217"><text:span text:style-name="p1217-1-1">㉰ </text:span><text:span text:style-name="p1217-1-2">징계위원회 </text:span><text:span text:style-name="p1217-1-3">➡ </text:span><text:span text:style-name="p1217-1-4">인사위원회</text:span></text:p>
      <text:p text:style-name="Paragraph-1218"><text:span text:style-name="p1218-1-1">㉱ </text:span><text:span text:style-name="p1218-1-2">인사위원회 </text:span><text:span text:style-name="p1218-1-3">➡ </text:span><text:span text:style-name="p1218-1-4">징계위원회</text:span></text:p>
      <text:p text:style-name="Paragraph-1219"><text:span text:style-name="p1219-1-1">96. 다</text:span></text:p>
      <text:p text:style-name="Paragraph-1220"><text:span text:style-name="p1220-1-1">97. 가</text:span></text:p>
      <text:p text:style-name="Paragraph-1221"><text:span text:style-name="p1221-1-1">98. 가</text:span></text:p>
      <text:p text:style-name="Paragraph-1222"><text:span text:style-name="p1222-1-1">99. 다</text:span></text:p>
      <text:p text:style-name="Paragraph-1223"><text:span text:style-name="p1223-1-1">100. 나</text:span></text:p>
      <text:p text:style-name="Paragraph-1224"><text:span text:style-name="p1224-1-1">직권면직 사항임</text:span></text:p>
      <text:p text:style-name="Paragraph-1225"><text:span text:style-name="p1225-1-1">101. 다</text:span></text:p>
      <text:p text:style-name="Paragraph-1226"><text:span text:style-name="p1226-1-1">직권면직 사항임</text:span></text:p>
      <text:p text:style-name="Paragraph-1227"><text:span text:style-name="p1227-1-1">102. 나</text:span></text:p>
      <text:p text:style-name="Paragraph-1228"><text:span text:style-name="p1228-1-1">형의선고, 징계처분에 </text:span><text:span text:style-name="p1228-1-2">➡ </text:span><text:span text:style-name="p1228-1-3">형의선고, 징계처분 또는 인사규정이 정하는바</text:span></text:p>
      <text:p text:style-name="Paragraph-1229"><text:span text:style-name="p1229-1-1">103. 나</text:span></text:p>
      <text:p text:style-name="Paragraph-1230"><text:span text:style-name="p1230-1-1">못한다 </text:span><text:span text:style-name="p1230-1-2">➡ </text:span><text:span text:style-name="p1230-1-3">아니할 수 있다</text:span></text:p>
      <text:p text:style-name="Paragraph-1231"><text:span text:style-name="p1231-1-1">104. 다</text:span></text:p>
      <text:p text:style-name="Paragraph-1232"><text:span text:style-name="p1232-1-1">감봉 : 2년  </text:span><text:span text:style-name="p1232-1-2">➡ </text:span><text:span text:style-name="p1232-1-3">감봉 : 3년</text:span></text:p>
      <text:p text:style-name="Paragraph-1233"><text:span text:style-name="p1233-1-1">105. 나</text:span></text:p>
      <text:p text:style-name="Paragraph-1234"><text:span text:style-name="p1234-1-1">정직 : 3년 </text:span><text:span text:style-name="p1234-1-2">➡ </text:span><text:span text:style-name="p1234-1-3">정직 : 4년</text:span></text:p>
      <text:p text:style-name="Paragraph-1235"><text:span text:style-name="p1235-1-1">106. 라</text:span></text:p>
      <text:p text:style-name="Paragraph-1236"><text:span text:style-name="p1236-1-1">3년이 </text:span><text:span text:style-name="p1236-1-2">➡ 2</text:span><text:span text:style-name="p1236-1-3">년이</text:span></text:p>
      <text:p text:style-name="Paragraph-1237"><text:span text:style-name="p1237-1-1">107. 가</text:span></text:p>
      <text:p text:style-name="Paragraph-1238"><text:span text:style-name="p1238-1-1">강임 5년 + 경고 및 주의 1년</text:span></text:p>
      <text:p text:style-name="Paragraph-1239"><text:span text:style-name="p1239-1-1">㉯ </text:span><text:span text:style-name="p1239-1-2">집행이 종료된 날(1996년 4월 30일)로 부터 4년 경과 </text:span><text:span text:style-name="p1239-1-3">➡ 2000</text:span><text:span text:style-name="p1239-1-4">년 4월 30일 경과</text:span></text:p>
      <text:p text:style-name="Paragraph-1240"><text:span text:style-name="p1240-1-1">㉰ </text:span><text:span text:style-name="p1240-1-2">집행이 종료된 날(1995년 1월 31일)로 부터 3년 경과 </text:span><text:span text:style-name="p1240-1-3">➡ 1998</text:span><text:span text:style-name="p1240-1-4">년 1월 31일 경과</text:span></text:p>
      <text:p text:style-name="Paragraph-1241"><text:span text:style-name="p1241-1-1">㉱ 1995</text:span><text:span text:style-name="p1241-1-2">년 10월 1일을 기준으로 견책 2년에 경고1년을 합산한 기간이 경과 </text:span><text:span text:style-name="p1241-1-3">➡ 1998</text:span><text:span text:style-name="p1241-1-4">년 9월 30일 경과</text:span></text:p>
      <text:p text:style-name="Paragraph-1242"><text:span text:style-name="p1242-1-1">108. 라</text:span></text:p>
      <text:p text:style-name="Paragraph-1243"><text:span text:style-name="p1243-1-1">강임5년 + 주의1년 = 6년 경과</text:span></text:p>
      <text:p text:style-name="Paragraph-1244"><text:span text:style-name="p1244-1-1">109. 라</text:span></text:p>
      <text:p text:style-name="Paragraph-1245"><text:span text:style-name="p1245-1-1">강임5년 + 정직4년 + 3월 = 9년 3월 경과</text:span></text:p>
      <text:p text:style-name="Paragraph-1246"><text:span text:style-name="p1246-1-1">110. 나</text:span></text:p>
      <text:p text:style-name="Paragraph-1247"><text:span text:style-name="p1247-1-1">정직4년 + 감봉3년 + 2월 = 7년 2월 경과</text:span></text:p>
      <text:p text:style-name="Paragraph-1248"><text:span text:style-name="p1248-1-1">111. 나</text:span></text:p>
      <text:p text:style-name="Paragraph-1249"><text:span text:style-name="p1249-1-1">일반직 5급갑 상당 </text:span><text:span text:style-name="p1249-1-2">➡ </text:span><text:span text:style-name="p1249-1-3">일반직 4급을 상당</text:span></text:p>
      <text:p text:style-name="Paragraph-1250"><text:span text:style-name="p1250-1-1">112. 나</text:span></text:p>
      <text:p text:style-name="Paragraph-1251"><text:span text:style-name="p1251-1-1">일반직 4급갑 상당</text:span></text:p>
      <text:p text:style-name="Paragraph-1252"><text:span text:style-name="p1252-1-1">113. 라</text:span></text:p>
      <text:p text:style-name="Paragraph-1253"><text:span text:style-name="p1253-1-1">㉮ </text:span><text:span text:style-name="p1253-1-2">공무원4급이상 경력소지자, 정부투자기관의 동일직급 경력소지자</text:span></text:p>
      <text:p text:style-name="Paragraph-1254"><text:span text:style-name="p1254-1-1">㉯ </text:span><text:span text:style-name="p1254-1-2">정부투자기관의 동일직급에서 1년이상 경력소지자</text:span></text:p>
      <text:p text:style-name="Paragraph-1255"><text:span text:style-name="p1255-1-1">㉰ </text:span><text:span text:style-name="p1255-1-2">정부투자기관의 동일직급에서 1년이상 경력소지자</text:span></text:p>
      <text:p text:style-name="Paragraph-1256"><text:span text:style-name="p1256-1-1">㉱ </text:span><text:span text:style-name="p1256-1-2">고용직으로 2년이상 근무한자, 고등학교졸업이상의 학력소지자로서 담당예정 직무를 수행할 능력이 있다고 인정되는자</text:span></text:p>
      <text:p text:style-name="Paragraph-1257"><text:span text:style-name="p1257-1-1">114. 다</text:span></text:p>
      <text:p text:style-name="Paragraph-1258"><text:span text:style-name="p1258-1-1">㉮ </text:span><text:span text:style-name="p1258-1-2">정부투자기관의 동일직급에서 1년이상 경력소지자</text:span></text:p>
      <text:p text:style-name="Paragraph-1259"><text:span text:style-name="p1259-1-1">㉯ </text:span><text:span text:style-name="p1259-1-2">정부투자기관의 동일직급에서 1년이상 경력소지자</text:span></text:p>
      <text:p text:style-name="Paragraph-1260"><text:span text:style-name="p1260-1-1">㉰ </text:span><text:span text:style-name="p1260-1-2">공무원 기능직 10등급이상 경력소지자,  정부투자기관의 동일직급에서 1년이상 경력소지자</text:span></text:p>
      <text:p text:style-name="Paragraph-1261"><text:span text:style-name="p1261-1-1">㉱ </text:span><text:span text:style-name="p1261-1-2">정부투자기관의 동일직급에서 1년이상 경력소지자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Paragraph-1293"><text:span text:style-name="p1293-1-1">[</text:span><text:span text:style-name="p1293-1-2">사무관리규정시행내규정답</text:span><text:span text:style-name="p1293-1-3">]</text:span></text:p>
      <text:p text:style-name="바탕글"><text:span text:style-name="p1294-1-1">1. 가</text:span></text:p>
      <text:p text:style-name="바탕글"><text:span text:style-name="p1295-1-1">연도표시 일련번호를 </text:span><text:span text:style-name="p1295-1-2">➡ </text:span><text:span text:style-name="p1295-1-3">누년 일련번호를</text:span></text:p>
      <text:p text:style-name="바탕글"><text:span text:style-name="p1296-1-1">2. 다</text:span></text:p>
      <text:p text:style-name="바탕글"><text:span text:style-name="p1297-1-1">연도푯시 일련번호 </text:span><text:span text:style-name="p1297-1-2">➡ </text:span><text:span text:style-name="p1297-1-3">연도별 일련번호</text:span></text:p>
      <text:p text:style-name="바탕글"><text:span text:style-name="p1298-1-1">3. 나</text:span></text:p>
      <text:p text:style-name="바탕글"><text:span text:style-name="p1299-1-1">고시 </text:span><text:span text:style-name="p1299-1-2">➡ </text:span><text:span text:style-name="p1299-1-3">공고문서</text:span></text:p>
      <text:p text:style-name="바탕글"><text:span text:style-name="p1300-1-1">4. 다</text:span></text:p>
      <text:p text:style-name="바탕글"><text:span text:style-name="p1301-1-1">가. 명령서, 회보 </text:span><text:span text:style-name="p1301-1-2">➡ </text:span><text:span text:style-name="p1301-1-3">연도별 일련번호</text:span></text:p>
      <text:p text:style-name="바탕글"><text:span text:style-name="p1302-1-1">나. 고시 </text:span><text:span text:style-name="p1302-1-2">➡ </text:span><text:span text:style-name="p1302-1-3">연도별 일련번호</text:span></text:p>
      <text:p text:style-name="바탕글"><text:span text:style-name="p1303-1-1">라. 공고 </text:span><text:span text:style-name="p1303-1-2">➡ </text:span><text:span text:style-name="p1303-1-3">연도별 일련번호</text:span></text:p>
      <text:p text:style-name="바탕글"><text:span text:style-name="p1304-1-1">5. 라</text:span></text:p>
      <text:p text:style-name="바탕글"><text:span text:style-name="p1305-1-1">가. </text:span><text:span text:style-name="p1305-1-2">B5</text:span><text:span text:style-name="p1305-1-3">규격, 가로182</text:span><text:span text:style-name="p1305-1-4">mm, </text:span><text:span text:style-name="p1305-1-5">세로257</text:span><text:span text:style-name="p1305-1-6">mm</text:span></text:p>
      <text:p text:style-name="바탕글"><text:span text:style-name="p1306-1-1">나. </text:span><text:span text:style-name="p1306-1-2">B5</text:span><text:span text:style-name="p1306-1-3">규격</text:span></text:p>
      <text:p text:style-name="바탕글"><text:span text:style-name="p1307-1-1">다. </text:span><text:span text:style-name="p1307-1-2">B5</text:span><text:span text:style-name="p1307-1-3">규격</text:span></text:p>
      <text:p text:style-name="바탕글"><text:span text:style-name="p1308-1-1">6. 라</text:span></text:p>
      <text:p text:style-name="바탕글"><text:span text:style-name="p1309-1-1">날인하여야 한다 </text:span><text:span text:style-name="p1309-1-2">➡ </text:span><text:span text:style-name="p1309-1-3">직인을 찍어야 한다.</text:span></text:p>
      <text:p text:style-name="바탕글"><text:span text:style-name="p1310-1-1">7. 나</text:span></text:p>
      <text:p text:style-name="바탕글"><text:span text:style-name="p1311-1-1">8. 나</text:span></text:p>
      <text:p text:style-name="바탕글"><text:span text:style-name="p1312-1-1">간인용 결재인으로 </text:span><text:span text:style-name="p1312-1-2">➡ </text:span><text:span text:style-name="p1312-1-3">직인으로</text:span></text:p>
      <text:p text:style-name="바탕글"><text:span text:style-name="p1313-1-1">9. 라</text:span></text:p>
      <text:p text:style-name="바탕글"><text:span text:style-name="p1314-1-1">왼쪽위 여백 </text:span><text:span text:style-name="p1314-1-2">➡ </text:span><text:span text:style-name="p1314-1-3">취급란</text:span></text:p>
      <text:p text:style-name="바탕글"><text:span text:style-name="p1315-1-1">10. 가</text:span></text:p>
      <text:p text:style-name="바탕글"><text:span text:style-name="p1316-1-1">취급란에 </text:span><text:span text:style-name="p1316-1-2">➡ </text:span><text:span text:style-name="p1316-1-3">왼쪽위의 여백에</text:span></text:p>
      <text:p text:style-name="바탕글"><text:span text:style-name="p1317-1-1">11. 가</text:span></text:p>
      <text:p text:style-name="바탕글"><text:span text:style-name="p1318-1-1">12. 라</text:span></text:p>
      <text:p text:style-name="바탕글"><text:span text:style-name="p1319-1-1">발신처란 </text:span><text:span text:style-name="p1319-1-2">➡ </text:span><text:span text:style-name="p1319-1-3">수신처란</text:span></text:p>
      <text:p text:style-name="바탕글"><text:span text:style-name="p1320-1-1">13. 다</text:span></text:p>
      <text:p text:style-name="바탕글"><text:span text:style-name="p1321-1-1">연도표시 일련번호 </text:span><text:span text:style-name="p1321-1-2">➡ </text:span><text:span text:style-name="p1321-1-3">연도별 일련번호</text:span></text:p>
      <text:p text:style-name="바탕글"><text:span text:style-name="p1322-1-1">14. 다</text:span></text:p>
      <text:p text:style-name="바탕글"><text:span text:style-name="p1323-1-1">가. 가, 나, 다, 라 </text:span><text:span text:style-name="p1323-1-2">➡ </text:span><text:span text:style-name="p1323-1-3">둘째항목의 구분</text:span></text:p>
      <text:p text:style-name="바탕글"><text:span text:style-name="p1324-1-1">나. (1), (2), (3), (4) </text:span><text:span text:style-name="p1324-1-2">➡ </text:span><text:span text:style-name="p1324-1-3">셋째항목의 구분</text:span></text:p>
      <text:p text:style-name="바탕글"><text:span text:style-name="p1325-1-1">라. 1), 2), 3), 4) </text:span><text:span text:style-name="p1325-1-2">➡ </text:span><text:span text:style-name="p1325-1-3">다섯째항목의 구분</text:span></text:p>
      <text:p text:style-name="바탕글"><text:span text:style-name="p1326-1-1">15. 가</text:span></text:p>
      <text:p text:style-name="바탕글"><text:span text:style-name="p1327-1-1">나. </text:span><text:span text:style-name="p1327-1-2">①, ②, ③, ④ ➡ </text:span><text:span text:style-name="p1327-1-3">일곱째 항목의 구분</text:span></text:p>
      <text:p text:style-name="바탕글"><text:span text:style-name="p1328-1-1">다. </text:span><text:span text:style-name="p1328-1-2">㉮, ㉯, ㉰, ㉱ ➡ </text:span><text:span text:style-name="p1328-1-3">여덟째 항목의 구분</text:span></text:p>
      <text:p text:style-name="바탕글"><text:span text:style-name="p1329-1-1">라. 1), 2), 3), 4) </text:span><text:span text:style-name="p1329-1-2">➡ </text:span><text:span text:style-name="p1329-1-3">다섯째 항목의 구분</text:span></text:p>
      <text:p text:style-name="바탕글"><text:span text:style-name="p1330-1-1">16. 나</text:span></text:p>
      <text:p text:style-name="바탕글"><text:span text:style-name="p1331-1-1">기본선에서 </text:span><text:span text:style-name="p1331-1-2">➡ </text:span><text:span text:style-name="p1331-1-3">기본선에서 한자 띄우고</text:span></text:p>
      <text:p text:style-name="바탕글"><text:span text:style-name="p1332-1-1">17. 가</text:span></text:p>
      <text:p text:style-name="바탕글"><text:span text:style-name="p1333-1-1">필요한 경우에는 이사, 감사 상호간에 문서를 발신할 수 있다. 이경우 두문의 발신기관명은 공단의 명의를 쓴다.</text:span></text:p>
      <text:p text:style-name="바탕글"><text:span text:style-name="p1334-1-1">18. 라</text:span></text:p>
      <text:p text:style-name="바탕글"><text:span text:style-name="p1335-1-1">간결성(내용이 간단) </text:span><text:span text:style-name="p1335-1-2">➡ </text:span><text:span text:style-name="p1335-1-3">경제성</text:span></text:p>
      <text:p text:style-name="바탕글"><text:span text:style-name="p1336-1-1">19. 다</text:span></text:p>
      <text:p text:style-name="바탕글"><text:span text:style-name="p1337-1-1">문서중 일반적인 시행문서는 협조문을 사용하여야 한다 </text:span><text:span text:style-name="p1337-1-2">➡ </text:span><text:span text:style-name="p1337-1-3">문서일지라도 협조가 아닌 일반적인 시행문서는 협조문을 사용하지 아니하고 일반기안용지에 의하여 결재를 받아서 일반시행문과 같이 시행한다.</text:span></text:p>
      <text:p text:style-name="Paragraph-1338"><text:span text:style-name="p1338-1-1">20. 나</text:span></text:p>
      <text:p text:style-name="Paragraph-1339"><text:span text:style-name="p1339-1-1">날인하여야 한다 </text:span><text:span text:style-name="p1339-1-2">➡ </text:span><text:span text:style-name="p1339-1-3">서명하여야 한다.</text:span></text:p>
      <text:p text:style-name="Paragraph-1340"><text:span text:style-name="p1340-1-1">21. 가</text:span></text:p>
      <text:p text:style-name="Paragraph-1341"><text:span text:style-name="p1341-1-1">날인하여야 한다 </text:span><text:span text:style-name="p1341-1-2">➡ </text:span><text:span text:style-name="p1341-1-3">서명하여야 한다.</text:span></text:p>
      <text:p text:style-name="Paragraph-1342"><text:span text:style-name="p1342-1-1">22. 라</text:span></text:p>
      <text:p text:style-name="Paragraph-1343"><text:span text:style-name="p1343-1-1">가, 나, 다항은 전결 또는 대결의 표시를 하지않음</text:span></text:p>
      <text:p text:style-name="Paragraph-1344"><text:span text:style-name="p1344-1-1">23. 라</text:span></text:p>
      <text:p text:style-name="Paragraph-1345"><text:span text:style-name="p1345-1-1">오른쪽 위의 </text:span><text:span text:style-name="p1345-1-2">➡ </text:span><text:span text:style-name="p1345-1-3">왼쪽위의</text:span></text:p>
      <text:p text:style-name="Paragraph-1346"><text:span text:style-name="p1346-1-1">24. 나</text:span></text:p>
      <text:p text:style-name="Paragraph-1347"><text:span text:style-name="p1347-1-1">표시하여야 한다 </text:span><text:span text:style-name="p1347-1-2">➡ </text:span><text:span text:style-name="p1347-1-3">표시하지 아니한다.</text:span></text:p>
      <text:p text:style-name="Paragraph-1348"><text:span text:style-name="p1348-1-1">25. 나</text:span></text:p>
      <text:p text:style-name="Paragraph-1349"><text:span text:style-name="p1349-1-1">마지막글자 다음 여백에 </text:span><text:span text:style-name="p1349-1-2">➡ </text:span><text:span text:style-name="p1349-1-3">마지막글자 위에</text:span></text:p>
      <text:p text:style-name="바탕글"><text:span text:style-name="p1350-1-1">26. 다</text:span></text:p>
      <text:p text:style-name="바탕글"><text:span text:style-name="p1351-1-1">반드시체신부 규격봉투로 발송하여야 한다 </text:span><text:span text:style-name="p1351-1-2">➡ </text:span><text:span text:style-name="p1351-1-3">정부의 행정사무용 봉투나 정보통신부 규격봉투로 발송한다.</text:span></text:p>
      <text:p text:style-name="바탕글"><text:span text:style-name="p1352-1-1">27. 가</text:span></text:p>
      <text:p text:style-name="바탕글"><text:span text:style-name="p1353-1-1">왼쪽여백에 </text:span><text:span text:style-name="p1353-1-2">➡ </text:span><text:span text:style-name="p1353-1-3">오른쪽여백에</text:span></text:p>
      <text:p text:style-name="바탕글"><text:span text:style-name="p1354-1-1">28. 다</text:span></text:p>
      <text:p text:style-name="바탕글"><text:span text:style-name="p1355-1-1">왼쪽에 </text:span><text:span text:style-name="p1355-1-2">➡ </text:span><text:span text:style-name="p1355-1-3">오른쪽에, 위로부터 밑으로 </text:span><text:span text:style-name="p1355-1-4">➡ </text:span><text:span text:style-name="p1355-1-5">밑으로부터 위로</text:span></text:p>
      <text:p text:style-name="Paragraph-1356"><text:span text:style-name="p1356-1-1">29. 라</text:span></text:p>
      <text:p text:style-name="Paragraph-1357"><text:span text:style-name="p1357-1-1">준영구</text:span></text:p>
      <text:p text:style-name="Paragraph-1358"><text:span text:style-name="p1358-1-1">30. 라</text:span></text:p>
      <text:p text:style-name="Paragraph-1359"><text:span text:style-name="p1359-1-1">준영구</text:span></text:p>
      <text:p text:style-name="Paragraph-1360"><text:span text:style-name="p1360-1-1">31. 나</text:span></text:p>
      <text:p text:style-name="Paragraph-1361"><text:span text:style-name="p1361-1-1">10년</text:span></text:p>
      <text:p text:style-name="Paragraph-1362"><text:span text:style-name="p1362-1-1">32. 라</text:span></text:p>
      <text:p text:style-name="Paragraph-1363"><text:span text:style-name="p1363-1-1">영구</text:span></text:p>
      <text:p text:style-name="Paragraph-1364"><text:span text:style-name="p1364-1-1">33. 나</text:span></text:p>
      <text:p text:style-name="Paragraph-1365"><text:span text:style-name="p1365-1-1">준영구 </text:span><text:span text:style-name="p1365-1-2">➡ 10</text:span><text:span text:style-name="p1365-1-3">년</text:span></text:p>
      <text:p text:style-name="Paragraph-1366"><text:span text:style-name="p1366-1-1">34. 가</text:span></text:p>
      <text:p text:style-name="Paragraph-1367"><text:span text:style-name="p1367-1-1">5년 </text:span><text:span text:style-name="p1367-1-2">➡ 3</text:span><text:span text:style-name="p1367-1-3">년</text:span></text:p>
      <text:p text:style-name="바탕글"><text:span text:style-name="p1368-1-1">35. 가</text:span></text:p>
      <text:p text:style-name="바탕글"><text:span text:style-name="p1369-1-1">기안문서와 동일한 보존기간을 </text:span><text:span text:style-name="p1369-1-2">➡ </text:span><text:span text:style-name="p1369-1-3">기안문서보다 짧게</text:span></text:p>
      <text:p text:style-name="바탕글"><text:span text:style-name="p1370-1-1">36. 다</text:span></text:p>
      <text:p text:style-name="바탕글"><text:span text:style-name="p1371-1-1">7일을 초과할 때에는 그 기간을 갱신하여야 한다.</text:span></text:p>
      <text:p text:style-name="Paragraph-1372"><text:span text:style-name="p1372-1-1">37. 다</text:span></text:p>
      <text:p text:style-name="바탕글"><text:span text:style-name="p1373-1-1">38. 가</text:span></text:p>
      <text:p text:style-name="Paragraph-1374"><text:span text:style-name="p1374-1-1">39. 나</text:span></text:p>
      <text:p text:style-name="Paragraph-1375"><text:span text:style-name="p1375-1-1">업무기능별 </text:span><text:span text:style-name="p1375-1-2">➡ </text:span><text:span text:style-name="p1375-1-3">부서별</text:span></text:p>
      <text:p text:style-name="Paragraph-1376"><text:span text:style-name="p1376-1-1">40. 나</text:span></text:p>
      <text:p text:style-name="바탕글"><text:span text:style-name="p1377-1-1">41. 라</text:span></text:p>
      <text:p text:style-name="바탕글"><text:span text:style-name="p1378-1-1">사용방법 </text:span><text:span text:style-name="p1378-1-2">➡ </text:span><text:span text:style-name="p1378-1-3">기재방법</text:span></text:p>
      <text:p text:style-name="Paragraph-1379"><text:span text:style-name="p1379-1-1">42. 다</text:span></text:p>
      <text:p text:style-name="Paragraph-1380"><text:span text:style-name="p1380-1-1">사용방법 </text:span><text:span text:style-name="p1380-1-2">➡ </text:span><text:span text:style-name="p1380-1-3">기재방법</text:span></text:p>
      <text:p text:style-name="바탕글"><text:span text:style-name="p1381-1-1">43. 다</text:span></text:p>
      <text:p text:style-name="바탕글"><text:span text:style-name="p1382-1-1">가, 나, 다는 발간등록 제외 간행물임</text:span></text:p>
      <text:p text:style-name="바탕글"><text:span text:style-name="p1383-1-1">44. 나</text:span></text:p>
      <text:p text:style-name="바탕글"><text:span text:style-name="p1384-1-1">소분류 기호 </text:span><text:span text:style-name="p1384-1-2">➡ </text:span><text:span text:style-name="p1384-1-3">대분류 기호</text:span></text:p>
      <text:p text:style-name="바탕글"><text:span text:style-name="p1385-1-1">45. 다</text:span></text:p>
      <text:p text:style-name="바탕글"/>
      <text:p text:style-name="Paragraph-1387"/>
      <text:p text:style-name="Paragraph-1388"/>
      <text:p text:style-name="Paragraph-1389"/>
      <text:p text:style-name="Paragraph-1390"/>
      <text:p text:style-name="Paragraph-1391"/>
      <text:p text:style-name="Paragraph-1392"/>
      <text:p text:style-name="Paragraph-1393"/>
      <text:p text:style-name="Paragraph-1394"/>
      <text:p text:style-name="Paragraph-1395"/>
      <text:p text:style-name="Paragraph-1396"/>
      <text:p text:style-name="Paragraph-1397"/>
      <text:p text:style-name="Paragraph-1398"/>
      <text:p text:style-name="Paragraph-1399"/>
      <text:p text:style-name="Paragraph-1400"><text:span text:style-name="p1400-1-1">[</text:span><text:span text:style-name="p1400-1-2">철도법 답안</text:span><text:span text:style-name="p1400-1-3">]</text:span></text:p>
      <text:p text:style-name="Paragraph-1401"><text:span text:style-name="p1401-1-1">1. 다</text:span></text:p>
      <text:p text:style-name="Paragraph-1402"><text:span text:style-name="p1402-1-1">2. 나</text:span></text:p>
      <text:p text:style-name="Paragraph-1403"><text:span text:style-name="p1403-1-1">3. 나</text:span></text:p>
      <text:p text:style-name="Paragraph-1404"><text:span text:style-name="p1404-1-1">4. 나</text:span></text:p>
      <text:p text:style-name="Paragraph-1405"><text:span text:style-name="p1405-1-1">5. 라</text:span></text:p>
      <text:p text:style-name="Paragraph-1406"><text:span text:style-name="p1406-1-1">6. 다</text:span></text:p>
      <text:p text:style-name="Paragraph-1407"><text:span text:style-name="p1407-1-1">건설교통부령 </text:span><text:span text:style-name="p1407-1-2">➡ </text:span><text:span text:style-name="p1407-1-3">대통령령</text:span></text:p>
      <text:p text:style-name="Paragraph-1408"><text:span text:style-name="p1408-1-1">7. 라</text:span></text:p>
      <text:p text:style-name="Paragraph-1409"><text:span text:style-name="p1409-1-1">전용철도 경영 인가사항도 동일함</text:span></text:p>
      <text:p text:style-name="Paragraph-1410"><text:span text:style-name="p1410-1-1">8. 가</text:span></text:p>
      <text:p text:style-name="Paragraph-1411"><text:span text:style-name="p1411-1-1">9. 라</text:span></text:p>
      <text:p text:style-name="Paragraph-1412"><text:span text:style-name="p1412-1-1">10. 가</text:span></text:p>
      <text:p text:style-name="Paragraph-1413"><text:span text:style-name="p1413-1-1">모든역 </text:span><text:span text:style-name="p1413-1-2">➡ </text:span><text:span text:style-name="p1413-1-3">주요학역에</text:span></text:p>
      <text:p text:style-name="Paragraph-1414"><text:span text:style-name="p1414-1-1">11. 라</text:span></text:p>
      <text:p text:style-name="Paragraph-1415"><text:span text:style-name="p1415-1-1">보건복지부령 </text:span><text:span text:style-name="p1415-1-2">➡ </text:span><text:span text:style-name="p1415-1-3">대통령령</text:span></text:p>
      <text:p text:style-name="Paragraph-1416"><text:span text:style-name="p1416-1-1">12. 나</text:span></text:p>
      <text:p text:style-name="Paragraph-1417"><text:span text:style-name="p1417-1-1">13. 다</text:span></text:p>
      <text:p text:style-name="Paragraph-1418"><text:span text:style-name="p1418-1-1">대통령령이 </text:span><text:span text:style-name="p1418-1-2">➡ </text:span><text:span text:style-name="p1418-1-3">철도경영자가</text:span></text:p>
      <text:p text:style-name="Paragraph-1419"><text:span text:style-name="p1419-1-1">14. 가</text:span></text:p>
      <text:p text:style-name="Paragraph-1420"><text:span text:style-name="p1420-1-1">확인하여야 한다 </text:span><text:span text:style-name="p1420-1-2">➡ </text:span><text:span text:style-name="p1420-1-3">필요할 경우 확인할 수 있다.</text:span></text:p>
      <text:p text:style-name="Paragraph-1421"><text:span text:style-name="p1421-1-1">15. 라</text:span></text:p>
      <text:p text:style-name="Paragraph-1422"><text:span text:style-name="p1422-1-1">16. 라</text:span></text:p>
      <text:p text:style-name="Paragraph-1423"><text:span text:style-name="p1423-1-1">17. 라</text:span></text:p>
      <text:p text:style-name="Paragraph-1424"><text:span text:style-name="p1424-1-1">부득이한 사유로 인정되지 않음</text:span></text:p>
      <text:p text:style-name="Paragraph-1425"><text:span text:style-name="p1425-1-1">18. 다</text:span></text:p>
      <text:p text:style-name="Paragraph-1426"><text:span text:style-name="p1426-1-1">가, 나, 라 3개항목 이외에는 해당되지 않음</text:span></text:p>
      <text:p text:style-name="Paragraph-1427"><text:span text:style-name="p1427-1-1">19. 라</text:span></text:p>
      <text:p text:style-name="Paragraph-1428"><text:span text:style-name="p1428-1-1">승차구간에 상당하는 여객운임외에 그의 30배의 범위내에서 부가운임을 징수한다.</text:span></text:p>
      <text:p text:style-name="Paragraph-1429"><text:span text:style-name="p1429-1-1">20. 다</text:span></text:p>
      <text:p text:style-name="Paragraph-1430"><text:span text:style-name="p1430-1-1">더럽히지 않는 </text:span><text:span text:style-name="p1430-1-2">➡ </text:span><text:span text:style-name="p1430-1-3">더럽힐 염려가 있는</text:span></text:p>
      <text:p text:style-name="Paragraph-1431"><text:span text:style-name="p1431-1-1">21. 라</text:span></text:p>
      <text:p text:style-name="Paragraph-1432"><text:span text:style-name="p1432-1-1">22. 다</text:span></text:p>
      <text:p text:style-name="Paragraph-1433"><text:span text:style-name="p1433-1-1">있다 </text:span><text:span text:style-name="p1433-1-2">➡ </text:span><text:span text:style-name="p1433-1-3">없다</text:span></text:p>
      <text:p text:style-name="Paragraph-1434"><text:span text:style-name="p1434-1-1">23. 나</text:span></text:p>
      <text:p text:style-name="Paragraph-1435"><text:span text:style-name="p1435-1-1">24. 나</text:span></text:p>
      <text:p text:style-name="Paragraph-1436"><text:span text:style-name="p1436-1-1">25. 가</text:span></text:p>
      <text:p text:style-name="Paragraph-1437"><text:span text:style-name="p1437-1-1">특별한 책임을 요구한때 </text:span><text:span text:style-name="p1437-1-2">➡ </text:span><text:span text:style-name="p1437-1-3">특별한 책임을 요구하지 아니한때</text:span></text:p>
      <text:p text:style-name="Paragraph-1438"><text:span text:style-name="p1438-1-1">26. 나</text:span></text:p>
      <text:p text:style-name="Paragraph-1439"><text:span text:style-name="p1439-1-1">수취한 순서에 관계없이 운송할 수 있다 </text:span><text:span text:style-name="p1439-1-2">➡ </text:span><text:span text:style-name="p1439-1-3">수취한 순서에 따라 운송하여야 한다.</text:span></text:p>
      <text:p text:style-name="Paragraph-1440"><text:span text:style-name="p1440-1-1">27. 다</text:span></text:p>
      <text:p text:style-name="Paragraph-1441"><text:span text:style-name="p1441-1-1">송화인의 참여없이 </text:span><text:span text:style-name="p1441-1-2">➡ </text:span><text:span text:style-name="p1441-1-3">송화인의 참여하에</text:span></text:p>
      <text:p text:style-name="Paragraph-1442"><text:span text:style-name="p1442-1-1">28. 다</text:span></text:p>
      <text:p text:style-name="Paragraph-1443"><text:span text:style-name="p1443-1-1">29. 가</text:span></text:p>
      <text:p text:style-name="Paragraph-1444"><text:span text:style-name="p1444-1-1">철도운송규정</text:span></text:p>
      <text:p text:style-name="Paragraph-1445"><text:span text:style-name="p1445-1-1">30. 라</text:span></text:p>
      <text:p text:style-name="Paragraph-1446"><text:span text:style-name="p1446-1-1">건설교통부령 </text:span><text:span text:style-name="p1446-1-2">➡ </text:span><text:span text:style-name="p1446-1-3">대통령령</text:span></text:p>
      <text:p text:style-name="Paragraph-1447"><text:span text:style-name="p1447-1-1">31. 나</text:span></text:p>
      <text:p text:style-name="Paragraph-1448"><text:span text:style-name="p1448-1-1">14일 이내에 </text:span><text:span text:style-name="p1448-1-2">➡ </text:span><text:span text:style-name="p1448-1-3">지체없이</text:span></text:p>
      <text:p text:style-name="Paragraph-1449"><text:span text:style-name="p1449-1-1">32. 나</text:span></text:p>
      <text:p text:style-name="Paragraph-1450"><text:span text:style-name="p1450-1-1">33. 라</text:span></text:p>
      <text:p text:style-name="Paragraph-1451"><text:span text:style-name="p1451-1-1">34. 다</text:span></text:p>
      <text:p text:style-name="Paragraph-1452"><text:span text:style-name="p1452-1-1">35. 나</text:span></text:p>
      <text:p text:style-name="Paragraph-1453"><text:span text:style-name="p1453-1-1">36. 나</text:span></text:p>
      <text:p text:style-name="Paragraph-1454"><text:span text:style-name="p1454-1-1">철도운송규정</text:span></text:p>
      <text:p text:style-name="Paragraph-1455"><text:span text:style-name="p1455-1-1">37. 라</text:span></text:p>
      <text:p text:style-name="Paragraph-1456"><text:span text:style-name="p1456-1-1">건설교통부장관이 고시하는 바에 의한다 </text:span><text:span text:style-name="p1456-1-2">➡ </text:span><text:span text:style-name="p1456-1-3">철도경영자가 고시하는 바에 의한다.</text:span></text:p>
      <text:p text:style-name="Paragraph-1457"><text:span text:style-name="p1457-1-1">38. 라</text:span></text:p>
      <text:p text:style-name="Paragraph-1458"><text:span text:style-name="p1458-1-1">39. 다</text:span></text:p>
      <text:p text:style-name="Paragraph-1459"><text:span text:style-name="p1459-1-1">40. 가</text:span></text:p>
      <text:p text:style-name="Paragraph-1460"><text:span text:style-name="p1460-1-1">41. 라</text:span></text:p>
      <text:p text:style-name="Paragraph-1461"><text:span text:style-name="p1461-1-1">42. 라</text:span></text:p>
      <text:p text:style-name="Paragraph-1462"><text:span text:style-name="p1462-1-1">송화인에게 보낼 화물운송통지서를 수화인에게 교부하여야 한다 </text:span><text:span text:style-name="p1462-1-2">➡ </text:span><text:span text:style-name="p1462-1-3">수화인에게 보낼 화물운송통지서를 송화인에게 교부</text:span></text:p>
      <text:p text:style-name="Paragraph-1463"><text:span text:style-name="p1463-1-1">43. 라</text:span></text:p>
      <text:p text:style-name="Paragraph-1464"><text:span text:style-name="p1464-1-1">화물운송 완료후에 운임 및 요금을 청구할 수 있다 </text:span><text:span text:style-name="p1464-1-2">➡ </text:span><text:span text:style-name="p1464-1-3">개산액을 청구할 수 있다.</text:span></text:p>
      <text:p text:style-name="Paragraph-1465"><text:span text:style-name="p1465-1-1">44. 라</text:span></text:p>
      <text:p text:style-name="Paragraph-1466"><text:span text:style-name="p1466-1-1">사용료를 청구하지 않는다 </text:span><text:span text:style-name="p1466-1-2">➡ </text:span><text:span text:style-name="p1466-1-3">소정의 사용료를 청구할 수 있다.</text:span></text:p>
      <text:p text:style-name="Paragraph-1467"><text:span text:style-name="p1467-1-1">45. 나</text:span></text:p>
      <text:p text:style-name="Paragraph-1468"><text:span text:style-name="p1468-1-1">배달을 하여야 할( </text:span><text:span text:style-name="p1468-1-2">X ), </text:span><text:span text:style-name="p1468-1-3">배달을 하여야 할 화물은 예외</text:span></text:p>
      <text:p text:style-name="Paragraph-1469"><text:span text:style-name="p1469-1-1">46. 라</text:span></text:p>
      <text:p text:style-name="Paragraph-1470"><text:span text:style-name="p1470-1-1">철도경영자의 과실로 인하여( </text:span><text:span text:style-name="p1470-1-2">X ), </text:span><text:span text:style-name="p1470-1-3">철도경영자의 과실로 인하여 청구를 하게된 때에는 예외</text:span></text:p>
      <text:p text:style-name="Paragraph-1471"><text:span text:style-name="p1471-1-1">47. 라</text:span></text:p>
      <text:p text:style-name="Paragraph-1472"><text:span text:style-name="p1472-1-1">48. 다</text:span></text:p>
      <text:p text:style-name="Paragraph-1473"><text:span text:style-name="p1473-1-1">상당한 담보를 제공하면 인도를 청구할 수 있다.</text:span></text:p>
      <text:p text:style-name="Paragraph-1474"><text:span text:style-name="p1474-1-1">49. 나</text:span></text:p>
      <text:p text:style-name="Paragraph-1475"><text:span text:style-name="p1475-1-1">으로 소화물 전용열차에 의해 탁송할 경우( </text:span><text:span text:style-name="p1475-1-2">X )</text:span></text:p>
      <text:p text:style-name="Paragraph-1476"><text:span text:style-name="p1476-1-1">50. 나</text:span></text:p>
      <text:p text:style-name="Paragraph-1477"><text:span text:style-name="p1477-1-1">수화물의 경우도 준용</text:span></text:p>
      <text:p text:style-name="Paragraph-1478"><text:span text:style-name="p1478-1-1">51. 다</text:span></text:p>
      <text:p text:style-name="Paragraph-1479"><text:span text:style-name="p1479-1-1">여객운송열차의 바로다음 열차만 운송가능</text:span></text:p>
      <text:p text:style-name="Paragraph-1480"><text:span text:style-name="p1480-1-1">52. 나</text:span></text:p>
      <text:p text:style-name="Paragraph-1481"><text:span text:style-name="p1481-1-1">53. 가</text:span></text:p>
      <text:p text:style-name="Paragraph-1482"><text:span text:style-name="p1482-1-1">습한기폭약 </text:span><text:span text:style-name="p1482-1-2">➡ </text:span><text:span text:style-name="p1482-1-3">건조한 기폭약</text:span></text:p>
      <text:p text:style-name="Paragraph-1483"><text:span text:style-name="p1483-1-1">54. 나</text:span></text:p>
      <text:p text:style-name="Paragraph-1484"><text:span text:style-name="p1484-1-1">55. 가</text:span></text:p>
      <text:p text:style-name="Paragraph-1485"><text:span text:style-name="p1485-1-1">승인하여 운송하여야 한다 </text:span><text:span text:style-name="p1485-1-2">➡ </text:span><text:span text:style-name="p1485-1-3">철도직원은 그 허가증을 검사하여야 한다.</text:span></text:p>
      <text:p text:style-name="Paragraph-1486"><text:span text:style-name="p1486-1-1">56. 다</text:span></text:p>
      <text:p text:style-name="Paragraph-1487"><text:span text:style-name="p1487-1-1">관할경찰서에 신고</text:span></text:p>
      <text:p text:style-name="Paragraph-1488"><text:span text:style-name="p1488-1-1">57. 나</text:span></text:p>
      <text:p text:style-name="Paragraph-1489"><text:span text:style-name="p1489-1-1">철도운송규정 = 대통령령</text:span></text:p>
      <text:p text:style-name="Paragraph-1490"><text:span text:style-name="p1490-1-1">58. 라</text:span></text:p>
      <text:p text:style-name="Paragraph-1491"><text:span text:style-name="p1491-1-1">관할경찰서에 신고</text:span></text:p>
      <text:p text:style-name="Paragraph-1492"><text:span text:style-name="p1492-1-1">59. 나</text:span></text:p>
      <text:p text:style-name="Paragraph-1493"><text:span text:style-name="p1493-1-1">60. 다</text:span></text:p>
      <text:p text:style-name="Paragraph-1494"><text:span text:style-name="p1494-1-1">61. 가</text:span></text:p>
      <text:p text:style-name="Paragraph-1495"><text:span text:style-name="p1495-1-1">62. 가</text:span></text:p>
      <text:p text:style-name="Paragraph-1496"><text:span text:style-name="p1496-1-1">63. 나</text:span></text:p>
      <text:p text:style-name="Paragraph-1497"><text:span text:style-name="p1497-1-1">64. 가</text:span></text:p>
      <text:p text:style-name="Paragraph-1498"><text:span text:style-name="p1498-1-1">65. 라</text:span></text:p>
      <text:p text:style-name="Paragraph-1499"><text:span text:style-name="p1499-1-1">건물, 공작물등의 유지관리 </text:span><text:span text:style-name="p1499-1-2">➡ </text:span><text:span text:style-name="p1499-1-3">건물, 공작물 등의 설치.증축 또는 개량</text:span></text:p>
      <text:p text:style-name="Paragraph-1500"><text:span text:style-name="p1500-1-1">66. 다</text:span></text:p>
      <text:p text:style-name="Paragraph-1501"><text:span text:style-name="p1501-1-1">67. 나</text:span></text:p>
      <text:p text:style-name="Paragraph-1502"><text:span text:style-name="p1502-1-1">68. 나</text:span></text:p>
      <text:p text:style-name="Paragraph-1503"><text:span text:style-name="p1503-1-1">건설교통부령 </text:span><text:span text:style-name="p1503-1-2">➡ </text:span><text:span text:style-name="p1503-1-3">대통령령</text:span></text:p>
      <text:p text:style-name="Paragraph-1504"><text:span text:style-name="p1504-1-1">69. 라</text:span></text:p>
      <text:p text:style-name="Paragraph-1505"><text:span text:style-name="p1505-1-1">70. 가</text:span></text:p>
      <text:p text:style-name="Paragraph-1506"><text:span text:style-name="p1506-1-1">71. 다</text:span></text:p>
      <text:p text:style-name="Paragraph-1507"><text:span text:style-name="p1507-1-1">철도직원의 허락을 받지아니하고</text:span></text:p>
      <text:p text:style-name="Paragraph-1508"><text:span text:style-name="p1508-1-1">72. 라</text:span></text:p>
      <text:p text:style-name="Paragraph-1509"><text:span text:style-name="p1509-1-1">73. 다</text:span></text:p>
      <text:p text:style-name="Paragraph-1510"><text:span text:style-name="p1510-1-1">74. 라</text:span></text:p>
      <text:p text:style-name="Paragraph-1511"><text:span text:style-name="p1511-1-1">75. 라</text:span></text:p>
      <text:p text:style-name="Paragraph-1512"><text:span text:style-name="p1512-1-1">76. 라</text:span></text:p>
      <text:p text:style-name="Paragraph-1513"><text:span text:style-name="p1513-1-1">77. 라</text:span></text:p>
      <text:p text:style-name="Paragraph-1514"><text:span text:style-name="p1514-1-1">78. 라</text:span></text:p>
      <text:p text:style-name="Paragraph-1515"><text:span text:style-name="p1515-1-1">79. 나</text:span></text:p>
      <text:p text:style-name="Paragraph-1516"><text:span text:style-name="p1516-1-1">80. 가</text:span></text:p>
      <text:p text:style-name="Paragraph-1517"><text:span text:style-name="p1517-1-1">81. 나</text:span></text:p>
      <text:p text:style-name="Paragraph-1518"><text:span text:style-name="p1518-1-1">82. 나</text:span></text:p>
      <text:p text:style-name="Paragraph-1519"><text:span text:style-name="p1519-1-1">83. 가</text:span></text:p>
      <text:p text:style-name="Paragraph-1520"><text:span text:style-name="p1520-1-1">84. 다</text:span></text:p>
      <text:p text:style-name="Paragraph-1521"><text:span text:style-name="p1521-1-1">건설교통부장관에 신고하여야 하는 해당행위 전부숙지</text:span></text:p>
      <text:p text:style-name="Paragraph-1522"><text:span text:style-name="p1522-1-1">85. 다</text:span></text:p>
      <text:p text:style-name="Paragraph-1523"><text:span text:style-name="p1523-1-1">86. 라</text:span></text:p>
      <text:p text:style-name="Paragraph-1524"><text:span text:style-name="p1524-1-1">87. 라</text:span></text:p>
      <text:p text:style-name="Paragraph-1525"><text:span text:style-name="p1525-1-1">88. 가</text:span></text:p>
      <text:p text:style-name="Paragraph-1526"><text:span text:style-name="p1526-1-1">89. 나</text:span></text:p>
      <text:p text:style-name="Paragraph-1527"><text:span text:style-name="p1527-1-1">90. 라</text:span></text:p>
      <text:p text:style-name="Paragraph-1528"><text:span text:style-name="p1528-1-1">91. 가</text:span></text:p>
      <text:p text:style-name="Paragraph-1529"><text:span text:style-name="p1529-1-1">92. 가</text:span></text:p>
      <text:p text:style-name="Paragraph-1530"><text:span text:style-name="p1530-1-1">93. 가</text:span></text:p>
      <text:p text:style-name="Paragraph-1531"><text:span text:style-name="p1531-1-1">94. 가</text:span></text:p>
      <text:p text:style-name="Paragraph-1532"><text:span text:style-name="p1532-1-1">95. 가</text:span></text:p>
      <text:p text:style-name="Paragraph-1533"><text:span text:style-name="p1533-1-1">96. 나</text:span></text:p>
      <text:p text:style-name="Paragraph-1534"><text:span text:style-name="p1534-1-1">97. 나</text:span></text:p>
      <text:p text:style-name="Paragraph-1535"><text:span text:style-name="p1535-1-1">98. 나</text:span></text:p>
      <text:p text:style-name="Paragraph-1536"><text:span text:style-name="p1536-1-1">99. 다</text:span></text:p>
      <text:p text:style-name="Paragraph-1537"><text:span text:style-name="p1537-1-1">100. 라</text:span></text:p>
      <text:p text:style-name="Paragraph-1538"><text:span text:style-name="p1538-1-1">101. 나</text:span></text:p>
      <text:p text:style-name="Paragraph-1539"><text:span text:style-name="p1539-1-1">102. 라</text:span></text:p>
      <text:p text:style-name="Paragraph-1540"><text:span text:style-name="p1540-1-1">103. 나</text:span></text:p>
      <text:p text:style-name="Paragraph-1541"/>
      <text:p text:style-name="Paragraph-1542"/>
      <text:p text:style-name="Paragraph-1543"/>
      <text:p text:style-name="Paragraph-1544"/>
      <text:p text:style-name="Paragraph-1545"/>
      <text:p text:style-name="Paragraph-1546"><text:span text:style-name="p1546-1-1">[</text:span><text:span text:style-name="p1546-1-2">인사규정시행내규 정답</text:span><text:span text:style-name="p1546-1-3">]</text:span></text:p>
      <text:p text:style-name="바탕글"><text:span text:style-name="p1547-1-1">1. 가</text:span></text:p>
      <text:p text:style-name="바탕글"><text:span text:style-name="p1548-1-1">있다 </text:span><text:span text:style-name="p1548-1-2">➡ </text:span><text:span text:style-name="p1548-1-3">없다.</text:span></text:p>
      <text:p text:style-name="바탕글"><text:span text:style-name="p1549-1-1">2. 가</text:span></text:p>
      <text:p text:style-name="바탕글"><text:span text:style-name="p1550-1-1">제심청구 할 수 없다.</text:span></text:p>
      <text:p text:style-name="바탕글"><text:span text:style-name="p1551-1-1">3. 나</text:span></text:p>
      <text:p text:style-name="바탕글"><text:span text:style-name="p1552-1-1">4. 가</text:span></text:p>
      <text:p text:style-name="바탕글"><text:span text:style-name="p1553-1-1">전문대학 </text:span><text:span text:style-name="p1553-1-2">➡ </text:span><text:span text:style-name="p1553-1-3">정규대학</text:span></text:p>
      <text:p text:style-name="바탕글"><text:span text:style-name="p1554-1-1">5. 다</text:span></text:p>
      <text:p text:style-name="바탕글"><text:span text:style-name="p1555-1-1">6. 라</text:span></text:p>
      <text:p text:style-name="바탕글"><text:span text:style-name="p1556-1-1">7. 라</text:span></text:p>
      <text:p text:style-name="바탕글"><text:span text:style-name="p1557-1-1">당해 직무분야에 1년이상의 현장실무 경험이 있는 자 </text:span><text:span text:style-name="p1557-1-2">➡ </text:span><text:span text:style-name="p1557-1-3">기타 출제위원으로서 능력이 있다고 인정되는 자</text:span></text:p>
      <text:p text:style-name="바탕글"><text:span text:style-name="p1558-1-1">8. 다</text:span></text:p>
      <text:p text:style-name="바탕글"><text:span text:style-name="p1559-1-1">인사담당이사 </text:span><text:span text:style-name="p1559-1-2">➡ </text:span><text:span text:style-name="p1559-1-3">인사위원회 위원장</text:span></text:p>
      <text:p text:style-name="바탕글"><text:span text:style-name="p1560-1-1">9. 가</text:span></text:p>
      <text:p text:style-name="바탕글"><text:span text:style-name="p1561-1-1">인사위원회 위원장 </text:span><text:span text:style-name="p1561-1-2">➡ </text:span><text:span text:style-name="p1561-1-3">이사장</text:span></text:p>
      <text:p text:style-name="바탕글"><text:span text:style-name="p1562-1-1">10. 나</text:span></text:p>
      <text:p text:style-name="바탕글"><text:span text:style-name="p1563-1-1">5일 </text:span><text:span text:style-name="p1563-1-2">➡ 3</text:span><text:span text:style-name="p1563-1-3">일</text:span></text:p>
      <text:p text:style-name="바탕글"><text:span text:style-name="p1564-1-1">11. 나</text:span></text:p>
      <text:p text:style-name="바탕글"><text:span text:style-name="p1565-1-1">사망한 날 </text:span><text:span text:style-name="p1565-1-2">➡ </text:span><text:span text:style-name="p1565-1-3">사망한 다음 날</text:span></text:p>
      <text:p text:style-name="바탕글"><text:span text:style-name="p1566-1-1">12. 라</text:span></text:p>
      <text:p text:style-name="바탕글"><text:span text:style-name="p1567-1-1">복직 </text:span><text:span text:style-name="p1567-1-2">➡ </text:span><text:span text:style-name="p1567-1-3">인사발령통지서 교부</text:span></text:p>
      <text:p text:style-name="바탕글"><text:span text:style-name="p1568-1-1">13. 라</text:span></text:p>
      <text:p text:style-name="바탕글"><text:span text:style-name="p1569-1-1">겸임, 직무대리 </text:span><text:span text:style-name="p1569-1-2">➡ </text:span><text:span text:style-name="p1569-1-3">임용장 교부사항</text:span></text:p>
      <text:p text:style-name="바탕글"><text:span text:style-name="p1570-1-1">14. 나</text:span></text:p>
      <text:p text:style-name="바탕글"><text:span text:style-name="p1571-1-1">15. 나</text:span></text:p>
      <text:p text:style-name="바탕글"><text:span text:style-name="p1572-1-1">16. 나</text:span></text:p>
      <text:p text:style-name="바탕글"><text:span text:style-name="p1573-1-1">둘째자리 이하는 절사한다 </text:span><text:span text:style-name="p1573-1-2">➡ </text:span><text:span text:style-name="p1573-1-3">셋째자리에서 사사오입 한다.</text:span></text:p>
      <text:p text:style-name="바탕글"><text:span text:style-name="p1574-1-1">17. 50, 30, 20</text:span></text:p>
      <text:p text:style-name="바탕글"><text:span text:style-name="p1575-1-1">18. 60, 40</text:span></text:p>
      <text:p text:style-name="바탕글"><text:span text:style-name="p1576-1-1">19. 다</text:span></text:p>
      <text:p text:style-name="바탕글"><text:span text:style-name="p1577-1-1">20. 다</text:span></text:p>
      <text:p text:style-name="바탕글"><text:span text:style-name="p1578-1-1">2, 3급도 동일함</text:span></text:p>
      <text:p text:style-name="바탕글"><text:span text:style-name="p1579-1-1">21. 나</text:span></text:p>
      <text:p text:style-name="바탕글"><text:span text:style-name="p1580-1-1">3, 4급도 동일함</text:span></text:p>
      <text:p text:style-name="바탕글"><text:span text:style-name="p1581-1-1">22. 가</text:span></text:p>
      <text:p text:style-name="바탕글"><text:span text:style-name="p1582-1-1">5급도 동일함</text:span></text:p>
      <text:p text:style-name="바탕글"><text:span text:style-name="p1583-1-1">23. 나</text:span></text:p>
      <text:p text:style-name="바탕글"><text:span text:style-name="p1584-1-1">24. 라</text:span></text:p>
      <text:p text:style-name="바탕글"><text:span text:style-name="p1585-1-1">연장자가 2순위이다 </text:span><text:span text:style-name="p1585-1-2">➡ </text:span><text:span text:style-name="p1585-1-3">연장자는 3순위이고 당해직급에 장기근무한 자가 2순위이다.</text:span></text:p>
      <text:p text:style-name="바탕글"><text:span text:style-name="p1586-1-1">25. 나</text:span></text:p>
      <text:p text:style-name="바탕글"><text:span text:style-name="p1587-1-1">승진소요 최고기간 </text:span><text:span text:style-name="p1587-1-2">➡ </text:span><text:span text:style-name="p1587-1-3">승진소요 최저기간</text:span></text:p>
      <text:p text:style-name="바탕글"><text:span text:style-name="p1588-1-1">26. 라</text:span></text:p>
      <text:p text:style-name="바탕글"><text:span text:style-name="p1589-1-1">정기평정일 현재를 기준으로하여 평정한다.</text:span></text:p>
      <text:p text:style-name="바탕글"><text:span text:style-name="p1590-1-1">27. 가</text:span></text:p>
      <text:p text:style-name="바탕글"><text:span text:style-name="p1591-1-1">1차 35%, 2차 35%, 3차 30%</text:span></text:p>
      <text:p text:style-name="바탕글"><text:span text:style-name="p1592-1-1">28. 나</text:span></text:p>
      <text:p text:style-name="바탕글"><text:span text:style-name="p1593-1-1">1차 및 2차 평정은 근무성적 평정서 및 근무평정 총괄표</text:span></text:p>
      <text:p text:style-name="바탕글"><text:span text:style-name="p1594-1-1">29. 라</text:span></text:p>
      <text:p text:style-name="바탕글"><text:span text:style-name="p1595-1-1">40/100 ➡ 60/100</text:span></text:p>
      <text:p text:style-name="바탕글"><text:span text:style-name="p1596-1-1">30. 라</text:span></text:p>
      <text:p text:style-name="바탕글"><text:span text:style-name="p1597-1-1">평정자가 평정서에 평정대상직원의 -- 기록하여야 한다 </text:span><text:span text:style-name="p1597-1-2">➡ </text:span><text:span text:style-name="p1597-1-3">평정대상직원으로 하여금 평정서에 본인의 -- 기록하도록 하여야 한다.</text:span></text:p>
      <text:p text:style-name="바탕글"><text:span text:style-name="p1598-1-1">31. 다</text:span></text:p>
      <text:p text:style-name="바탕글"><text:span text:style-name="p1599-1-1">직원의 상벌사항 </text:span><text:span text:style-name="p1599-1-2">➡ </text:span><text:span text:style-name="p1599-1-3">기타 근무성적평정의 신뢰성과 타당성을 제고하기 위하여 필요한 사항</text:span></text:p>
      <text:p text:style-name="바탕글"><text:span text:style-name="p1600-1-1">32. 다</text:span></text:p>
      <text:p text:style-name="바탕글"><text:span text:style-name="p1601-1-1">6개월 이하 </text:span><text:span text:style-name="p1601-1-2">➡ 3</text:span><text:span text:style-name="p1601-1-3">개월 이하</text:span></text:p>
      <text:p text:style-name="바탕글"><text:span text:style-name="p1602-1-1">33. 다</text:span></text:p>
      <text:p text:style-name="바탕글"><text:span text:style-name="p1603-1-1">만점에 이를 때까지 합산한다 </text:span><text:span text:style-name="p1603-1-2">➡ </text:span><text:span text:style-name="p1603-1-3">그중 유리한 성적을 평정한다.</text:span></text:p>
      <text:p text:style-name="바탕글"><text:span text:style-name="p1604-1-1">34. 나</text:span></text:p>
      <text:p text:style-name="바탕글"><text:span text:style-name="p1605-1-1">가. (70, 20), 다.(50, 40), 라. (40, 50)</text:span></text:p>
      <text:p text:style-name="바탕글"><text:span text:style-name="p1606-1-1">35. 라 </text:span></text:p>
      <text:p text:style-name="바탕글"><text:span text:style-name="p1607-1-1">2차 : 본사담당처장 </text:span><text:span text:style-name="p1607-1-2">➡ 2</text:span><text:span text:style-name="p1607-1-3">차 : 소장</text:span></text:p>
      <text:p text:style-name="바탕글"><text:span text:style-name="p1608-1-1">36. 나</text:span></text:p>
      <text:p text:style-name="바탕글"><text:span text:style-name="p1609-1-1">2차 : 담당이사 </text:span><text:span text:style-name="p1609-1-2">➡ 2</text:span><text:span text:style-name="p1609-1-3">차 : 담당처장</text:span></text:p>
      <text:p text:style-name="바탕글"><text:span text:style-name="p1610-1-1">37. 나</text:span></text:p>
      <text:p text:style-name="바탕글"><text:span text:style-name="p1611-1-1">2차 : 담당이사 </text:span><text:span text:style-name="p1611-1-2">➡ 2</text:span><text:span text:style-name="p1611-1-3">차 : 담당처장</text:span></text:p>
      <text:p text:style-name="바탕글"><text:span text:style-name="p1612-1-1">38. 가</text:span></text:p>
      <text:p text:style-name="바탕글"><text:span text:style-name="p1613-1-1">39. 가</text:span></text:p>
      <text:p text:style-name="바탕글"><text:span text:style-name="p1614-1-1">4월 말일 </text:span><text:span text:style-name="p1614-1-2">➡ 3</text:span><text:span text:style-name="p1614-1-3">월 말일</text:span></text:p>
      <text:p text:style-name="바탕글"><text:span text:style-name="p1615-1-1">40. 라 </text:span></text:p>
      <text:p text:style-name="바탕글"><text:span text:style-name="p1616-1-1">50점</text:span></text:p>
      <text:p text:style-name="바탕글"><text:span text:style-name="p1617-1-1">41. 가</text:span></text:p>
      <text:p text:style-name="바탕글"><text:span text:style-name="p1618-1-1">다. 현직급 재직경력 </text:span><text:span text:style-name="p1618-1-2">➡ </text:span><text:span text:style-name="p1618-1-3">바로하위직급 재직경력</text:span></text:p>
      <text:p text:style-name="바탕글"><text:span text:style-name="p1619-1-1">42. 라</text:span></text:p>
      <text:p text:style-name="바탕글"><text:span text:style-name="p1620-1-1">43. 라</text:span></text:p>
      <text:p text:style-name="바탕글"><text:span text:style-name="p1621-1-1">7할 </text:span><text:span text:style-name="p1621-1-2">➡ 5</text:span><text:span text:style-name="p1621-1-3">할</text:span></text:p>
      <text:p text:style-name="바탕글"><text:span text:style-name="p1622-1-1">44. 나</text:span></text:p>
      <text:p text:style-name="바탕글"><text:span text:style-name="p1623-1-1">평정점 (연수성적 - 50)</text:span><text:span text:style-name="p1623-1-2">x0.1, 5</text:span><text:span text:style-name="p1623-1-3">점 만점</text:span></text:p>
      <text:p text:style-name="바탕글"><text:span text:style-name="p1624-1-1">45. 라</text:span></text:p>
      <text:p text:style-name="바탕글"><text:span text:style-name="p1625-1-1">결력에서 제외한다 </text:span><text:span text:style-name="p1625-1-2">➡ </text:span><text:span text:style-name="p1625-1-3">경력으로 본다.</text:span></text:p>
      <text:p text:style-name="바탕글"><text:span text:style-name="p1626-1-1">46. 라</text:span></text:p>
      <text:p text:style-name="바탕글"><text:span text:style-name="p1627-1-1">가. 4급-9급</text:span></text:p>
      <text:p text:style-name="바탕글"><text:span text:style-name="p1628-1-1">나. 5등급-10등급</text:span></text:p>
      <text:p text:style-name="바탕글"><text:span text:style-name="p1629-1-1">47. 라</text:span></text:p>
      <text:p text:style-name="바탕글"><text:span text:style-name="p1630-1-1">48. 라</text:span></text:p>
      <text:p text:style-name="바탕글"><text:span text:style-name="p1631-1-1">49. 가</text:span></text:p>
      <text:p text:style-name="바탕글"><text:span text:style-name="p1632-1-1">50. 나</text:span></text:p>
      <text:p text:style-name="바탕글"><text:span text:style-name="p1633-1-1">51. 나</text:span></text:p>
      <text:p text:style-name="바탕글"><text:span text:style-name="p1634-1-1">52. 라</text:span></text:p>
      <text:p text:style-name="바탕글"><text:span text:style-name="p1635-1-1">53. 다</text:span></text:p>
      <text:p text:style-name="바탕글"><text:span text:style-name="p1636-1-1">54. 나</text:span></text:p>
      <text:p text:style-name="바탕글"><text:span text:style-name="p1637-1-1">55. 라</text:span></text:p>
      <text:p text:style-name="바탕글"><text:span text:style-name="p1638-1-1">56. 나</text:span></text:p>
      <text:p text:style-name="바탕글"><text:span text:style-name="p1639-1-1">57. 가</text:span></text:p>
      <text:p text:style-name="바탕글"><text:span text:style-name="p1640-1-1">58. 나</text:span></text:p>
      <text:p text:style-name="바탕글"><text:span text:style-name="p1641-1-1">59. 라</text:span></text:p>
      <text:p text:style-name="바탕글"><text:span text:style-name="p1642-1-1">3회 이상 </text:span><text:span text:style-name="p1642-1-2">➡ 2</text:span><text:span text:style-name="p1642-1-3">회 이상</text:span></text:p>
      <text:p text:style-name="바탕글"><text:span text:style-name="p1643-1-1">60. 다</text:span></text:p>
      <text:p text:style-name="바탕글"><text:span text:style-name="p1644-1-1">1년이내에 2회이상 </text:span><text:span text:style-name="p1644-1-2">➡ 1</text:span><text:span text:style-name="p1644-1-3">년이내에 3회이상</text:span></text:p>
      <text:p text:style-name="바탕글"><text:span text:style-name="p1645-1-1">61. 나</text:span></text:p>
      <text:p text:style-name="바탕글"><text:span text:style-name="p1646-1-1">62. 라</text:span></text:p>
      <text:p text:style-name="바탕글"><text:span text:style-name="p1647-1-1">2년이내 </text:span><text:span text:style-name="p1647-1-2">➡ 1</text:span><text:span text:style-name="p1647-1-3">년이내</text:span></text:p>
      <text:p text:style-name="바탕글"><text:span text:style-name="p1648-1-1">63. 나</text:span></text:p>
      <text:p text:style-name="바탕글"><text:span text:style-name="p1649-1-1">64. 가</text:span></text:p>
      <text:p text:style-name="바탕글"><text:span text:style-name="p1650-1-1">65. 나</text:span></text:p>
      <text:p text:style-name="바탕글"><text:span text:style-name="p1651-1-1">66. 나</text:span></text:p>
      <text:p text:style-name="바탕글"><text:span text:style-name="p1652-1-1">67. 나</text:span></text:p>
      <text:p text:style-name="바탕글"><text:span text:style-name="p1653-1-1">68. 다</text:span></text:p>
      <text:p text:style-name="바탕글"><text:span text:style-name="p1654-1-1">69. 가</text:span></text:p>
      <text:p text:style-name="바탕글"><text:span text:style-name="p1655-1-1">70. 다</text:span></text:p>
      <text:p text:style-name="바탕글"><text:span text:style-name="p1656-1-1">20일 이내에 </text:span><text:span text:style-name="p1656-1-2">➡ 14</text:span><text:span text:style-name="p1656-1-3">일 이내에</text:span></text:p>
      <text:p text:style-name="바탕글"><text:span text:style-name="p1657-1-1">71. 다</text:span></text:p>
      <text:p text:style-name="바탕글"><text:span text:style-name="p1658-1-1">인사위원회 위원장이 결재를 받아야 한다 </text:span><text:span text:style-name="p1658-1-2">➡ </text:span><text:span text:style-name="p1658-1-3">이사장의 결재</text:span></text:p>
      <text:p text:style-name="바탕글"><text:span text:style-name="p1659-1-1">가. 휴직기간은 포함된다 </text:span><text:span text:style-name="p1659-1-2">➡ </text:span><text:span text:style-name="p1659-1-3">직원의 신분을 보유하면서 직무에 종사한 기간으로 한다</text:span></text:p>
      <text:p text:style-name="바탕글"><text:span text:style-name="p1660-1-1">72. 나</text:span></text:p>
      <text:p text:style-name="바탕글"><text:span text:style-name="p1661-1-1">73. 나</text:span></text:p>
      <text:p text:style-name="바탕글"><text:span text:style-name="p1662-1-1">가족과 친지( </text:span><text:span text:style-name="p1662-1-2">x )</text:span></text:p>
      <text:p text:style-name="바탕글"><text:span text:style-name="p1663-1-1">74. 라</text:span></text:p>
      <text:p text:style-name="바탕글"><text:span text:style-name="p1664-1-1">75. 다</text:span></text:p>
      <text:p text:style-name="바탕글"><text:span text:style-name="p1665-1-1">76. 나</text:span></text:p>
      <text:p text:style-name="바탕글"><text:span text:style-name="p1666-1-1">77. 라</text:span></text:p>
      <text:p text:style-name="바탕글"><text:span text:style-name="p1667-1-1">78. 다</text:span></text:p>
      <text:p text:style-name="바탕글"><text:span text:style-name="p1668-1-1">담당직무의 특수성, 직무수행능력</text:span></text:p>
      <text:p text:style-name="바탕글"><text:span text:style-name="p1669-1-1">79. 가</text:span></text:p>
      <text:p text:style-name="바탕글"><text:span text:style-name="p1670-1-1">5년이상 10년 이내 </text:span><text:span text:style-name="p1670-1-2">➡ 1</text:span><text:span text:style-name="p1670-1-3">년이상 10년이내</text:span></text:p>
      <text:p text:style-name="바탕글"><text:span text:style-name="p1671-1-1">80. 라</text:span></text:p>
      <text:p text:style-name="바탕글"><text:span text:style-name="p1672-1-1">81. 다</text:span></text:p>
      <text:p text:style-name="바탕글"><text:span text:style-name="p1673-1-1">82. 가</text:span></text:p>
      <text:p text:style-name="바탕글"><text:span text:style-name="p1674-1-1">11월 20일까지 </text:span><text:span text:style-name="p1674-1-2">➡ 11</text:span><text:span text:style-name="p1674-1-3">월 10일까지</text:span></text:p>
      <text:p text:style-name="바탕글"><text:span text:style-name="p1675-1-1">83. 라</text:span></text:p>
      <text:p text:style-name="바탕글"><text:span text:style-name="p1676-1-1">개인별 발령을 원칙으로 하며 임용장을 교부 하여야 한다 </text:span><text:span text:style-name="p1676-1-2">➡ </text:span><text:span text:style-name="p1676-1-3">일괄발령을 원칙으로 하며 필요에 따라 임용장 교부를 생략할 수 있다.</text:span></text:p>
      <text:p text:style-name="바탕글"><text:span text:style-name="p1677-1-1">84. 라</text:span></text:p>
      <text:p text:style-name="바탕글"><text:span text:style-name="p1678-1-1">85. 라</text:span></text:p>
      <text:p text:style-name="바탕글"><text:span text:style-name="p1679-1-1">86. 라</text:span></text:p>
      <text:p text:style-name="바탕글"><text:span text:style-name="p1680-1-1">87. 나</text:span></text:p>
      <text:p text:style-name="바탕글"><text:span text:style-name="p1681-1-1">88. 라</text:span></text:p>
      <text:p text:style-name="바탕글"/>
      <text:p text:style-name="Paragraph-1683"/>
      <text:p text:style-name="Paragraph-1684"/>
      <text:p text:style-name="Paragraph-1685"/>
      <text:p text:style-name="Paragraph-1686"/>
      <text:p text:style-name="Paragraph-1687"/>
      <text:p text:style-name="Paragraph-1688"/>
      <text:p text:style-name="Paragraph-1689"/>
      <text:p text:style-name="Paragraph-1690"><text:span text:style-name="p1690-1-1">[</text:span><text:span text:style-name="p1690-1-2">전기관련규정정답</text:span><text:span text:style-name="p1690-1-3">]</text:span></text:p>
      <text:p text:style-name="바탕글"><text:span text:style-name="p1691-1-1">1. 다</text:span></text:p>
      <text:p text:style-name="바탕글"><text:span text:style-name="p1692-1-1">2. 나</text:span></text:p>
      <text:p text:style-name="바탕글"><text:span text:style-name="p1693-1-1">3. 가</text:span></text:p>
      <text:p text:style-name="바탕글"><text:span text:style-name="p1694-1-1">4. 나</text:span></text:p>
      <text:p text:style-name="바탕글"><text:span text:style-name="p1695-1-1">5. 가</text:span></text:p>
      <text:p text:style-name="바탕글"><text:span text:style-name="p1696-1-1">6. 가</text:span></text:p>
      <text:p text:style-name="바탕글"><text:span text:style-name="p1697-1-1">발.변전설비 </text:span><text:span text:style-name="p1697-1-2">➡ </text:span><text:span text:style-name="p1697-1-3">변.배전설비</text:span></text:p>
      <text:p text:style-name="바탕글"><text:span text:style-name="p1698-1-1">7. 다</text:span></text:p>
      <text:p text:style-name="바탕글"><text:span text:style-name="p1699-1-1">전력통제과장 </text:span><text:span text:style-name="p1699-1-2">➡ </text:span><text:span text:style-name="p1699-1-3">전력통제원</text:span></text:p>
      <text:p text:style-name="바탕글"><text:span text:style-name="p1700-1-1">8. 라</text:span></text:p>
      <text:p text:style-name="바탕글"><text:span text:style-name="p1701-1-1">9. 나</text:span></text:p>
      <text:p text:style-name="바탕글"><text:span text:style-name="p1702-1-1">10. 가</text:span></text:p>
      <text:p text:style-name="바탕글"><text:span text:style-name="p1703-1-1">현장감시 </text:span><text:span text:style-name="p1703-1-2">➡ </text:span><text:span text:style-name="p1703-1-3">원방감시</text:span></text:p>
      <text:p text:style-name="바탕글"><text:span text:style-name="p1704-1-1">11. 라</text:span></text:p>
      <text:p text:style-name="바탕글"><text:span text:style-name="p1705-1-1">12. 나</text:span></text:p>
      <text:p text:style-name="바탕글"><text:span text:style-name="p1706-1-1">13. 가</text:span></text:p>
      <text:p text:style-name="바탕글"><text:span text:style-name="p1707-1-1">전력통제과장의 </text:span><text:span text:style-name="p1707-1-2">➡ </text:span><text:span text:style-name="p1707-1-3">전력통제과장과 충분한 협의를 거쳐 이사장의</text:span></text:p>
      <text:p text:style-name="바탕글"><text:span text:style-name="p1708-1-1">14. 나</text:span></text:p>
      <text:p text:style-name="바탕글"><text:span text:style-name="p1709-1-1">15. 가</text:span></text:p>
      <text:p text:style-name="바탕글"><text:span text:style-name="p1710-1-1">16. 다</text:span></text:p>
      <text:p text:style-name="바탕글"><text:span text:style-name="p1711-1-1">17. 다</text:span><text:span text:style-name="p1711-1-2"> </text:span></text:p>
      <text:p text:style-name="바탕글"><text:span text:style-name="p1712-1-1">이사장 </text:span><text:span text:style-name="p1712-1-2">➡ </text:span><text:span text:style-name="p1712-1-3">전기사무소장</text:span></text:p>
      <text:p text:style-name="바탕글"><text:span text:style-name="p1713-1-1">18.다</text:span></text:p>
      <text:p text:style-name="바탕글"><text:span text:style-name="p1714-1-1">가. 전기안전관리 담당자는 </text:span><text:span text:style-name="p1714-1-2">➡ </text:span><text:span text:style-name="p1714-1-3">전기사무소장은</text:span></text:p>
      <text:p text:style-name="바탕글"><text:span text:style-name="p1715-1-1">나. 임명의 권한은 소장이 </text:span><text:span text:style-name="p1715-1-2">➡ </text:span><text:span text:style-name="p1715-1-3">임명의 권한은 이사장이</text:span></text:p>
      <text:p text:style-name="바탕글"><text:span text:style-name="p1716-1-1">19. 라</text:span></text:p>
      <text:p text:style-name="바탕글"><text:span text:style-name="p1717-1-1">20. 라</text:span></text:p>
      <text:p text:style-name="바탕글"><text:span text:style-name="p1718-1-1">전기사무소장의 담당업무</text:span></text:p>
      <text:p text:style-name="바탕글"><text:span text:style-name="p1719-1-1">21. 라</text:span></text:p>
      <text:p text:style-name="바탕글"><text:span text:style-name="p1720-1-1">22. 다</text:span></text:p>
      <text:p text:style-name="바탕글"><text:span text:style-name="p1721-1-1">23. 라</text:span></text:p>
      <text:p text:style-name="바탕글"><text:span text:style-name="p1722-1-1">24. 다</text:span></text:p>
      <text:p text:style-name="바탕글"><text:span text:style-name="p1723-1-1">가. 분기1회이상 </text:span><text:span text:style-name="p1723-1-2">➡ </text:span><text:span text:style-name="p1723-1-3">월1회이상</text:span></text:p>
      <text:p text:style-name="바탕글"><text:span text:style-name="p1724-1-1">나. 월1회이상 </text:span><text:span text:style-name="p1724-1-2">➡ </text:span><text:span text:style-name="p1724-1-3">주1회이상</text:span></text:p>
      <text:p text:style-name="바탕글"><text:span text:style-name="p1725-1-1">25. 다</text:span></text:p>
      <text:p text:style-name="바탕글"><text:span text:style-name="p1726-1-1">전차선로 순회점검사항</text:span></text:p>
      <text:p text:style-name="바탕글"><text:span text:style-name="p1727-1-1">26. 라</text:span></text:p>
      <text:p text:style-name="바탕글"><text:span text:style-name="p1728-1-1">27. 라</text:span></text:p>
      <text:p text:style-name="바탕글"><text:span text:style-name="p1729-1-1">전차선로 순회점검사항</text:span></text:p>
      <text:p text:style-name="바탕글"><text:span text:style-name="p1730-1-1">28. 라</text:span></text:p>
      <text:p text:style-name="바탕글"><text:span text:style-name="p1731-1-1">변압기 순회점검사항</text:span></text:p>
      <text:p text:style-name="바탕글"><text:span text:style-name="p1732-1-1">29. 나</text:span></text:p>
      <text:p text:style-name="바탕글"><text:span text:style-name="p1733-1-1">특별검사( </text:span><text:span text:style-name="p1733-1-2">x )</text:span></text:p>
      <text:p text:style-name="바탕글"><text:span text:style-name="p1734-1-1">30. 다</text:span></text:p>
      <text:p text:style-name="바탕글"><text:span text:style-name="p1735-1-1">31. 다</text:span></text:p>
      <text:p text:style-name="바탕글"><text:span text:style-name="p1736-1-1">32. 다</text:span></text:p>
      <text:p text:style-name="바탕글"><text:span text:style-name="p1737-1-1">33. 다</text:span></text:p>
      <text:p text:style-name="바탕글"><text:span text:style-name="p1738-1-1">가. 매일 </text:span><text:span text:style-name="p1738-1-2">➡ </text:span><text:span text:style-name="p1738-1-3">수시</text:span></text:p>
      <text:p text:style-name="바탕글"><text:span text:style-name="p1739-1-1">나. 6개월 </text:span><text:span text:style-name="p1739-1-2">➡ 1</text:span><text:span text:style-name="p1739-1-3">년</text:span></text:p>
      <text:p text:style-name="바탕글"><text:span text:style-name="p1740-1-1">라. 6개월 </text:span><text:span text:style-name="p1740-1-2">➡ </text:span><text:span text:style-name="p1740-1-3">수시</text:span></text:p>
      <text:p text:style-name="바탕글"><text:span text:style-name="p1741-1-1">34. 나</text:span></text:p>
      <text:p text:style-name="바탕글"><text:span text:style-name="p1742-1-1">1,000v</text:span><text:span text:style-name="p1742-1-2">메가로 측정, 1년주기</text:span></text:p>
      <text:p text:style-name="바탕글"><text:span text:style-name="p1743-1-1">35. 라</text:span></text:p>
      <text:p text:style-name="바탕글"><text:span text:style-name="p1744-1-1">가. 25,000 </text:span><text:span text:style-name="p1744-1-2">➡ 28,750</text:span></text:p>
      <text:p text:style-name="바탕글"><text:span text:style-name="p1745-1-1">나. 10,500 </text:span><text:span text:style-name="p1745-1-2">➡ 10,350</text:span></text:p>
      <text:p text:style-name="바탕글"><text:span text:style-name="p1746-1-1">다. 27,500 </text:span><text:span text:style-name="p1746-1-2">➡ 28,750</text:span></text:p>
      <text:p text:style-name="바탕글"><text:span text:style-name="p1747-1-1">36. 나</text:span></text:p>
      <text:p text:style-name="바탕글"><text:span text:style-name="p1748-1-1">37. 가</text:span></text:p>
      <text:p text:style-name="바탕글"><text:span text:style-name="p1749-1-1">검사주기 1년</text:span></text:p>
      <text:p text:style-name="바탕글"><text:span text:style-name="p1750-1-1">38. 다</text:span></text:p>
      <text:p text:style-name="바탕글"><text:span text:style-name="p1751-1-1">검사주기 1년</text:span></text:p>
      <text:p text:style-name="바탕글"><text:span text:style-name="p1752-1-1">39. 가</text:span></text:p>
      <text:p text:style-name="바탕글"><text:span text:style-name="p1753-1-1">10Ω ➡ 100Ω, 1</text:span><text:span text:style-name="p1753-1-2">종접지 </text:span><text:span text:style-name="p1753-1-3">➡ </text:span><text:span text:style-name="p1753-1-4">제 3종접지</text:span></text:p>
      <text:p text:style-name="바탕글"><text:span text:style-name="p1754-1-1">40. 라</text:span></text:p>
      <text:p text:style-name="바탕글"><text:span text:style-name="p1755-1-1">1년 </text:span><text:span text:style-name="p1755-1-2">➡ 2</text:span><text:span text:style-name="p1755-1-3">년 </text:span></text:p>
      <text:p text:style-name="바탕글"><text:span text:style-name="p1756-1-1">가. 고.저압배전선로의 경우도 동일함</text:span></text:p>
      <text:p text:style-name="바탕글"><text:span text:style-name="p1757-1-1">나. 고.저압배전선로의 경우도 동일함</text:span></text:p>
      <text:p text:style-name="바탕글"><text:span text:style-name="p1758-1-1">다. 고.저압배전선로의 경우에는 검사주기가 2년이다.</text:span></text:p>
      <text:p text:style-name="바탕글"><text:span text:style-name="p1759-1-1">41. 나</text:span></text:p>
      <text:p text:style-name="바탕글"><text:span text:style-name="p1760-1-1">1년주기</text:span></text:p>
      <text:p text:style-name="바탕글"><text:span text:style-name="p1761-1-1">42. 다</text:span></text:p>
      <text:p text:style-name="바탕글"><text:span text:style-name="p1762-1-1">1년주기</text:span></text:p>
      <text:p text:style-name="바탕글"><text:span text:style-name="p1763-1-1">43. 라</text:span></text:p>
      <text:p text:style-name="바탕글"><text:span text:style-name="p1764-1-1">44. 라</text:span></text:p>
      <text:p text:style-name="바탕글"><text:span text:style-name="p1765-1-1">10M</text:span><text:span text:style-name="p1765-1-2">Ω ➡ 0.2</text:span><text:span text:style-name="p1765-1-3">M</text:span><text:span text:style-name="p1765-1-4">Ω</text:span></text:p>
      <text:p text:style-name="바탕글"><text:span text:style-name="p1766-1-1">45. 다</text:span></text:p>
      <text:p text:style-name="바탕글"><text:span text:style-name="p1767-1-1">검사주기 1년</text:span></text:p>
      <text:p text:style-name="바탕글"><text:span text:style-name="p1768-1-1">46. 나</text:span></text:p>
      <text:p text:style-name="바탕글"><text:span text:style-name="p1769-1-1">1년 </text:span><text:span text:style-name="p1769-1-2">➡ 2</text:span><text:span text:style-name="p1769-1-3">년</text:span></text:p>
      <text:p text:style-name="바탕글"><text:span text:style-name="p1770-1-1">47. 나</text:span></text:p>
      <text:p text:style-name="바탕글"><text:span text:style-name="p1771-1-1">0.2M</text:span><text:span text:style-name="p1771-1-2">Ω ➡ 0.15</text:span><text:span text:style-name="p1771-1-3">M</text:span><text:span text:style-name="p1771-1-4">Ω</text:span></text:p>
      <text:p text:style-name="바탕글"><text:span text:style-name="p1772-1-1">48. 가</text:span></text:p>
      <text:p text:style-name="바탕글"><text:span text:style-name="p1773-1-1">49. 다</text:span></text:p>
      <text:p text:style-name="바탕글"><text:span text:style-name="p1774-1-1">카테너리전차선의 경우도 동일함</text:span></text:p>
      <text:p text:style-name="바탕글"><text:span text:style-name="p1775-1-1">50. 나</text:span></text:p>
      <text:p text:style-name="바탕글"><text:span text:style-name="p1776-1-1">51. 나</text:span></text:p>
      <text:p text:style-name="바탕글"><text:span text:style-name="p1777-1-1">52. 가</text:span></text:p>
      <text:p text:style-name="바탕글"><text:span text:style-name="p1778-1-1">최소한 4,400</text:span><text:span text:style-name="p1778-1-2">mm</text:span><text:span text:style-name="p1778-1-3">이상 </text:span><text:span text:style-name="p1778-1-4">➡ 4,700</text:span><text:span text:style-name="p1778-1-5">mm - 5,050mm</text:span></text:p>
      <text:p text:style-name="바탕글"><text:span text:style-name="p1779-1-1">53. 가</text:span></text:p>
      <text:p text:style-name="바탕글"><text:span text:style-name="p1780-1-1">4,700mm - 5,050mm</text:span><text:span text:style-name="p1780-1-2">이내 </text:span><text:span text:style-name="p1780-1-3">➡ 4,400</text:span><text:span text:style-name="p1780-1-4">mm</text:span><text:span text:style-name="p1780-1-5">이상</text:span></text:p>
      <text:p text:style-name="바탕글"><text:span text:style-name="p1781-1-1">54. 가</text:span></text:p>
      <text:p text:style-name="바탕글"><text:span text:style-name="p1782-1-1">6개월 </text:span><text:span text:style-name="p1782-1-2">➡ 3</text:span><text:span text:style-name="p1782-1-3">개월</text:span></text:p>
      <text:p text:style-name="바탕글"><text:span text:style-name="p1783-1-1">55. 나 </text:span></text:p>
      <text:p text:style-name="바탕글"><text:span text:style-name="p1784-1-1">1년 </text:span><text:span text:style-name="p1784-1-2">➡ 6</text:span><text:span text:style-name="p1784-1-3">개월</text:span></text:p>
      <text:p text:style-name="바탕글"><text:span text:style-name="p1785-1-1">56. 나</text:span></text:p>
      <text:p text:style-name="바탕글"><text:span text:style-name="p1786-1-1">57. 다</text:span></text:p>
      <text:p text:style-name="바탕글"><text:span text:style-name="p1787-1-1">1년 </text:span><text:span text:style-name="p1787-1-2">➡ 6</text:span><text:span text:style-name="p1787-1-3">개월</text:span></text:p>
      <text:p text:style-name="바탕글"><text:span text:style-name="p1788-1-1">58. 다</text:span></text:p>
      <text:p text:style-name="바탕글"><text:span text:style-name="p1789-1-1">59. 다</text:span></text:p>
      <text:p text:style-name="바탕글"><text:span text:style-name="p1790-1-1">60. 다</text:span></text:p>
      <text:p text:style-name="바탕글"><text:span text:style-name="p1791-1-1">가. 지상구간 </text:span><text:span text:style-name="p1791-1-2">➡ </text:span><text:span text:style-name="p1791-1-3">지하구간</text:span></text:p>
      <text:p text:style-name="바탕글"><text:span text:style-name="p1792-1-1">61. 다</text:span></text:p>
      <text:p text:style-name="바탕글"><text:span text:style-name="p1793-1-1">62. 라</text:span></text:p>
      <text:p text:style-name="바탕글"><text:span text:style-name="p1794-1-1">63. 다</text:span></text:p>
      <text:p text:style-name="바탕글"><text:span text:style-name="p1795-1-1">64. 라</text:span></text:p>
      <text:p text:style-name="바탕글"><text:span text:style-name="p1796-1-1">65. 나</text:span></text:p>
      <text:p text:style-name="바탕글"><text:span text:style-name="p1797-1-1">66. 나</text:span></text:p>
      <text:p text:style-name="바탕글"><text:span text:style-name="p1798-1-1">67. 나</text:span></text:p>
      <text:p text:style-name="바탕글"><text:span text:style-name="p1799-1-1">68. 나</text:span></text:p>
      <text:p text:style-name="바탕글"><text:span text:style-name="p1800-1-1">69. 다</text:span></text:p>
      <text:p text:style-name="바탕글"><text:span text:style-name="p1801-1-1">70. 다</text:span></text:p>
      <text:p text:style-name="바탕글"><text:span text:style-name="p1802-1-1">6개월 </text:span><text:span text:style-name="p1802-1-2">➡ 1</text:span><text:span text:style-name="p1802-1-3">개월</text:span></text:p>
      <text:p text:style-name="바탕글"><text:span text:style-name="p1803-1-1">71. 나</text:span></text:p>
      <text:p text:style-name="바탕글"><text:span text:style-name="p1804-1-1">72. 다</text:span></text:p>
      <text:p text:style-name="바탕글"><text:span text:style-name="p1805-1-1">73. 나</text:span></text:p>
      <text:p text:style-name="바탕글"><text:span text:style-name="p1806-1-1">74. 라</text:span></text:p>
      <text:p text:style-name="바탕글"><text:span text:style-name="p1807-1-1">75. 다</text:span></text:p>
      <text:p text:style-name="바탕글"><text:span text:style-name="p1808-1-1">검사주기는 1년</text:span></text:p>
      <text:p text:style-name="바탕글"><text:span text:style-name="p1809-1-1">가. 모선상호간</text:span></text:p>
      <text:p text:style-name="바탕글"><text:span text:style-name="p1810-1-1">76. 다</text:span></text:p>
      <text:p text:style-name="바탕글"><text:span text:style-name="p1811-1-1">6개월 </text:span><text:span text:style-name="p1811-1-2">➡ 1</text:span><text:span text:style-name="p1811-1-3">년</text:span></text:p>
      <text:p text:style-name="바탕글"><text:span text:style-name="p1812-1-1">77. 라</text:span></text:p>
      <text:p text:style-name="바탕글"><text:span text:style-name="p1813-1-1">3개월 </text:span><text:span text:style-name="p1813-1-2">➡ 6</text:span><text:span text:style-name="p1813-1-3">개월</text:span></text:p>
      <text:p text:style-name="바탕글"><text:span text:style-name="p1814-1-1">78. 나</text:span></text:p>
      <text:p text:style-name="바탕글"><text:span text:style-name="p1815-1-1">79. 다</text:span></text:p>
      <text:p text:style-name="바탕글"><text:span text:style-name="p1816-1-1">80. 다</text:span></text:p>
      <text:p text:style-name="바탕글"><text:span text:style-name="p1817-1-1">81. 가</text:span></text:p>
      <text:p text:style-name="바탕글"><text:span text:style-name="p1818-1-1">6개월 </text:span><text:span text:style-name="p1818-1-2">➡ 1</text:span><text:span text:style-name="p1818-1-3">년</text:span></text:p>
      <text:p text:style-name="바탕글"><text:span text:style-name="p1819-1-1">82. 가</text:span></text:p>
      <text:p text:style-name="바탕글"><text:span text:style-name="p1820-1-1">2.5M</text:span><text:span text:style-name="p1820-1-2">Ω ➡ 5</text:span><text:span text:style-name="p1820-1-3">M</text:span><text:span text:style-name="p1820-1-4">Ω</text:span></text:p>
      <text:p text:style-name="바탕글"><text:span text:style-name="p1821-1-1">⌈</text:span></text:p>
      <text:p text:style-name="바탕글"><text:span text:style-name="p1822-1-1">83. 나</text:span></text:p>
      <text:p text:style-name="바탕글"><text:span text:style-name="p1823-1-1">6개월 </text:span><text:span text:style-name="p1823-1-2">➡ 3</text:span><text:span text:style-name="p1823-1-3">개월</text:span></text:p>
      <text:p text:style-name="바탕글"><text:span text:style-name="p1824-1-1">84. 다</text:span></text:p>
      <text:p text:style-name="바탕글"><text:span text:style-name="p1825-1-1">3개월 </text:span><text:span text:style-name="p1825-1-2">➡ 6</text:span><text:span text:style-name="p1825-1-3">개월</text:span></text:p>
      <text:p text:style-name="바탕글"><text:span text:style-name="p1826-1-1">85. 라</text:span></text:p>
      <text:p text:style-name="바탕글"><text:span text:style-name="p1827-1-1">3개월 </text:span><text:span text:style-name="p1827-1-2">➡ 1</text:span><text:span text:style-name="p1827-1-3">개월</text:span></text:p>
      <text:p text:style-name="바탕글"><text:span text:style-name="p1828-1-1">86. 다</text:span></text:p>
      <text:p text:style-name="바탕글"><text:span text:style-name="p1829-1-1">1개월 </text:span><text:span text:style-name="p1829-1-2">➡ 1</text:span><text:span text:style-name="p1829-1-3">년</text:span></text:p>
      <text:p text:style-name="바탕글"><text:span text:style-name="p1830-1-1">87. 라</text:span></text:p>
      <text:p text:style-name="바탕글"><text:span text:style-name="p1831-1-1">1년 </text:span><text:span text:style-name="p1831-1-2">➡ 1</text:span><text:span text:style-name="p1831-1-3">개월</text:span></text:p>
      <text:p text:style-name="바탕글"><text:span text:style-name="p1832-1-1">88. 다</text:span></text:p>
      <text:p text:style-name="바탕글"><text:span text:style-name="p1833-1-1">3개월 </text:span><text:span text:style-name="p1833-1-2">➡ 6</text:span><text:span text:style-name="p1833-1-3">개월</text:span></text:p>
      <text:p text:style-name="바탕글"><text:span text:style-name="p1834-1-1">89. 나</text:span></text:p>
      <text:p text:style-name="바탕글"><text:span text:style-name="p1835-1-1">6개월 </text:span><text:span text:style-name="p1835-1-2">➡ 3</text:span><text:span text:style-name="p1835-1-3">개월</text:span></text:p>
      <text:p text:style-name="바탕글"><text:span text:style-name="p1836-1-1">90. 나</text:span></text:p>
      <text:p text:style-name="바탕글"><text:span text:style-name="p1837-1-1">3개월 </text:span><text:span text:style-name="p1837-1-2">➡ 1</text:span><text:span text:style-name="p1837-1-3">개월</text:span></text:p>
      <text:p text:style-name="바탕글"><text:span text:style-name="p1838-1-1">91. 나</text:span></text:p>
      <text:p text:style-name="바탕글"><text:span text:style-name="p1839-1-1">3개월 </text:span><text:span text:style-name="p1839-1-2">➡ 6</text:span><text:span text:style-name="p1839-1-3">개월</text:span></text:p>
      <text:p text:style-name="바탕글"><text:span text:style-name="p1840-1-1">92. 라</text:span></text:p>
      <text:p text:style-name="바탕글"><text:span text:style-name="p1841-1-1">6개월 </text:span><text:span text:style-name="p1841-1-2">➡ 1</text:span><text:span text:style-name="p1841-1-3">개월</text:span></text:p>
      <text:p text:style-name="바탕글"><text:span text:style-name="p1842-1-1">93. 다</text:span></text:p>
      <text:p text:style-name="바탕글"><text:span text:style-name="p1843-1-1">3개월 </text:span><text:span text:style-name="p1843-1-2">➡ 6</text:span><text:span text:style-name="p1843-1-3">개월</text:span></text:p>
      <text:p text:style-name="바탕글"><text:span text:style-name="p1844-1-1">94. 다</text:span></text:p>
      <text:p text:style-name="바탕글"><text:span text:style-name="p1845-1-1">6개월 </text:span><text:span text:style-name="p1845-1-2">➡ 3</text:span><text:span text:style-name="p1845-1-3">개월</text:span></text:p>
      <text:p text:style-name="바탕글"><text:span text:style-name="p1846-1-1">95. 다</text:span></text:p>
      <text:p text:style-name="바탕글"><text:span text:style-name="p1847-1-1">6개월 </text:span><text:span text:style-name="p1847-1-2">➡ 1</text:span><text:span text:style-name="p1847-1-3">년</text:span></text:p>
      <text:p text:style-name="바탕글"><text:span text:style-name="p1848-1-1">96. 나</text:span></text:p>
      <text:p text:style-name="바탕글"><text:span text:style-name="p1849-1-1">1년 </text:span><text:span text:style-name="p1849-1-2">➡ 6</text:span><text:span text:style-name="p1849-1-3">개월</text:span></text:p>
      <text:p text:style-name="바탕글"><text:span text:style-name="p1850-1-1">97. 라</text:span></text:p>
      <text:p text:style-name="바탕글"><text:span text:style-name="p1851-1-1">1개월 </text:span><text:span text:style-name="p1851-1-2">➡ 3</text:span><text:span text:style-name="p1851-1-3">개월</text:span></text:p>
      <text:p text:style-name="바탕글"><text:span text:style-name="p1852-1-1">98. 나</text:span></text:p>
      <text:p text:style-name="바탕글"><text:span text:style-name="p1853-1-1">3개월 </text:span><text:span text:style-name="p1853-1-2">➡ 6</text:span><text:span text:style-name="p1853-1-3">개월</text:span></text:p>
      <text:p text:style-name="바탕글"><text:span text:style-name="p1854-1-1">99. 나</text:span></text:p>
      <text:p text:style-name="바탕글"><text:span text:style-name="p1855-1-1">3개월 </text:span><text:span text:style-name="p1855-1-2">➡ 6</text:span><text:span text:style-name="p1855-1-3">개월</text:span></text:p>
      <text:p text:style-name="바탕글"><text:span text:style-name="p1856-1-1">100. 다</text:span></text:p>
      <text:p text:style-name="바탕글"><text:span text:style-name="p1857-1-1">6개월 </text:span><text:span text:style-name="p1857-1-2">➡ 3</text:span><text:span text:style-name="p1857-1-3">개월</text:span></text:p>
      <text:p text:style-name="바탕글"><text:span text:style-name="p1858-1-1">101. 가</text:span></text:p>
      <text:p text:style-name="바탕글"><text:span text:style-name="p1859-1-1">3개월 </text:span><text:span text:style-name="p1859-1-2">➡ 1</text:span><text:span text:style-name="p1859-1-3">개월</text:span></text:p>
      <text:p text:style-name="바탕글"><text:span text:style-name="p1860-1-1">102. 다</text:span></text:p>
      <text:p text:style-name="바탕글"><text:span text:style-name="p1861-1-1">6개월 </text:span><text:span text:style-name="p1861-1-2">➡ 1</text:span><text:span text:style-name="p1861-1-3">년</text:span></text:p>
      <text:p text:style-name="바탕글"><text:span text:style-name="p1862-1-1">⌊</text:span></text:p>
      <text:p text:style-name="바탕글"><text:span text:style-name="p1863-1-1">103. 가</text:span></text:p>
      <text:p text:style-name="바탕글"><text:span text:style-name="p1864-1-1">배전규정 </text:span><text:span text:style-name="p1864-1-2">➡ </text:span><text:span text:style-name="p1864-1-3">내선규정</text:span></text:p>
      <text:p text:style-name="바탕글"><text:span text:style-name="p1865-1-1">104. 다</text:span></text:p>
      <text:p text:style-name="바탕글"><text:span text:style-name="p1866-1-1">105. 나</text:span></text:p>
      <text:p text:style-name="바탕글"><text:span text:style-name="p1867-1-1">둘째자리 </text:span><text:span text:style-name="p1867-1-2">➡ </text:span><text:span text:style-name="p1867-1-3">첫째자리</text:span></text:p>
      <text:p text:style-name="바탕글"><text:span text:style-name="p1868-1-1">106. 다</text:span></text:p>
      <text:p text:style-name="바탕글"><text:span text:style-name="p1869-1-1">115% ➡ 100%</text:span></text:p>
      <text:p text:style-name="바탕글"><text:span text:style-name="p1870-1-1">107. 다</text:span></text:p>
      <text:p text:style-name="바탕글"><text:span text:style-name="p1871-1-1">108. 나</text:span></text:p>
      <text:p text:style-name="바탕글"><text:span text:style-name="p1872-1-1">109. 가</text:span></text:p>
      <text:p text:style-name="바탕글"><text:span text:style-name="p1873-1-1">110. 라</text:span></text:p>
      <text:p text:style-name="바탕글"><text:span text:style-name="p1874-1-1">14일 이내에 </text:span><text:span text:style-name="p1874-1-2">➡ 7</text:span><text:span text:style-name="p1874-1-3">일 이내에</text:span></text:p>
      <text:p text:style-name="바탕글"><text:span text:style-name="p1875-1-1">111. 가</text:span></text:p>
      <text:p text:style-name="바탕글"><text:span text:style-name="p1876-1-1">공급전력량 </text:span><text:span text:style-name="p1876-1-2">➡ </text:span><text:span text:style-name="p1876-1-3">지시전력량</text:span></text:p>
      <text:p text:style-name="바탕글"><text:span text:style-name="p1877-1-1">나. 계량기, 차단기, 붙박이조명, 붙박이 콘센트등</text:span></text:p>
      <text:p text:style-name="바탕글"><text:span text:style-name="p1878-1-1">112. 나</text:span></text:p>
      <text:p text:style-name="바탕글"><text:span text:style-name="p1879-1-1">그 사유를 시정할 것을 요청하여도 7일 이내에 그 사유를 해소하지 않을 때</text:span></text:p>
      <text:p text:style-name="바탕글"><text:span text:style-name="p1880-1-1">113. 다</text:span></text:p>
      <text:p text:style-name="바탕글"><text:span text:style-name="p1881-1-1">그 사유를 시정할 것을 요청하여도 7일 이내에 그 사유를 해소하지 이니할 때</text:span></text:p>
      <text:p text:style-name="바탕글"><text:span text:style-name="p1882-1-1">114. 라</text:span></text:p>
      <text:p text:style-name="바탕글"><text:span text:style-name="p1883-1-1">전기공급을 즉시정지할 수 있는 사항임</text:span></text:p>
      <text:p text:style-name="바탕글"><text:span text:style-name="p1884-1-1">115. 다</text:span></text:p>
      <text:p text:style-name="바탕글"><text:span text:style-name="p1885-1-1">분기1회 </text:span><text:span text:style-name="p1885-1-2">➡ </text:span><text:span text:style-name="p1885-1-3">월1회</text:span></text:p>
      <text:p text:style-name="바탕글"><text:span text:style-name="p1886-1-1">116. 라</text:span></text:p>
      <text:p text:style-name="바탕글"><text:span text:style-name="p1887-1-1">117. 다</text:span></text:p>
      <text:p text:style-name="바탕글"><text:span text:style-name="p1888-1-1">118. 다</text:span></text:p>
      <text:p text:style-name="바탕글"><text:span text:style-name="p1889-1-1">20Km</text:span><text:span text:style-name="p1889-1-2">미만일 경우에도 20</text:span><text:span text:style-name="p1889-1-3">Km</text:span><text:span text:style-name="p1889-1-4">로 간주함</text:span></text:p>
      <text:p text:style-name="바탕글"><text:span text:style-name="p1890-1-1">119. 라</text:span></text:p>
      <text:p text:style-name="바탕글"><text:span text:style-name="p1891-1-1">120. 다</text:span></text:p>
      <text:p text:style-name="바탕글"><text:span text:style-name="p1892-1-1">1Km</text:span><text:span text:style-name="p1892-1-2">미만은 1</text:span><text:span text:style-name="p1892-1-3">Km</text:span><text:span text:style-name="p1892-1-4">로 한다.</text:span></text:p>
      <text:p text:style-name="바탕글"><text:span text:style-name="p1893-1-1">121. 나</text:span></text:p>
      <text:p text:style-name="바탕글"><text:span text:style-name="p1894-1-1">250Wx115%</text:span></text:p>
      <text:p text:style-name="바탕글"><text:span text:style-name="p1895-1-1">122. 가</text:span></text:p>
      <text:p text:style-name="바탕글"><text:span text:style-name="p1896-1-1">소형기기는 100% - 2</text:span><text:span text:style-name="p1896-1-2">KWx100%=2KW</text:span></text:p>
      <text:p text:style-name="바탕글"><text:span text:style-name="p1897-1-1">123. 다</text:span></text:p>
      <text:p text:style-name="바탕글"><text:span text:style-name="p1898-1-1">출력용량의 </text:span><text:span text:style-name="p1898-1-2">➡ </text:span><text:span text:style-name="p1898-1-3">입력치의</text:span></text:p>
      <text:p text:style-name="바탕글"><text:span text:style-name="p1899-1-1">124. 다</text:span></text:p>
      <text:p text:style-name="바탕글"><text:span text:style-name="p1900-1-1">125. 라</text:span></text:p>
      <text:p text:style-name="바탕글"><text:span text:style-name="p1901-1-1">공단이 한국전력공사에 납부한 해당월 전기요금단가를 적용하여 전기요금을 </text:span><text:span text:style-name="p1901-1-2">➡ </text:span><text:span text:style-name="p1901-1-3">계약별로 일반용전기(저압)요금을 적용하여</text:span></text:p>
      <text:p text:style-name="바탕글"><text:span text:style-name="p1902-1-1">126. 나</text:span></text:p>
      <text:p text:style-name="바탕글"><text:span text:style-name="p1903-1-1">6개월 </text:span><text:span text:style-name="p1903-1-2">➡ </text:span><text:span text:style-name="p1903-1-3">월</text:span></text:p>
      <text:p text:style-name="바탕글"><text:span text:style-name="p1904-1-1">127. 나</text:span></text:p>
      <text:p text:style-name="바탕글"><text:span text:style-name="p1905-1-1">정액제 </text:span><text:span text:style-name="p1905-1-2">➡ </text:span><text:span text:style-name="p1905-1-3">종량제</text:span></text:p>
      <text:p text:style-name="바탕글"><text:span text:style-name="p1906-1-1">128. 다</text:span></text:p>
      <text:p text:style-name="바탕글"><text:span text:style-name="p1907-1-1">7일 이내 </text:span><text:span text:style-name="p1907-1-2">➡ 5</text:span><text:span text:style-name="p1907-1-3">일 이내, 당월에 정산처리한다 </text:span><text:span text:style-name="p1907-1-4">➡ </text:span><text:span text:style-name="p1907-1-5">익월전기요금단가에 가감처리한다.</text:span></text:p>
      <text:p text:style-name="바탕글"><text:span text:style-name="p1908-1-1">129. 나</text:span></text:p>
      <text:p text:style-name="바탕글"><text:span text:style-name="p1909-1-1">전월의 </text:span><text:span text:style-name="p1909-1-2">➡ </text:span><text:span text:style-name="p1909-1-3">전월 3개월간의</text:span></text:p>
      <text:p text:style-name="Paragraph-19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1.5cm" fo:margin-right="1.5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